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BC00000028528D527BBE195F6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6mm"/>
    </style:style>
    <style:style style:name="co2" style:family="table-column">
      <style:table-column-properties fo:break-before="auto" style:column-width="26.02mm"/>
    </style:style>
    <style:style style:name="co3" style:family="table-column">
      <style:table-column-properties fo:break-before="auto" style:column-width="17.74mm"/>
    </style:style>
    <style:style style:name="co4" style:family="table-column">
      <style:table-column-properties fo:break-before="auto" style:column-width="15.1mm"/>
    </style:style>
    <style:style style:name="co5" style:family="table-column">
      <style:table-column-properties fo:break-before="auto" style:column-width="14.53mm"/>
    </style:style>
    <style:style style:name="co6" style:family="table-column">
      <style:table-column-properties fo:break-before="auto" style:column-width="9.23mm"/>
    </style:style>
    <style:style style:name="co7" style:family="table-column">
      <style:table-column-properties fo:break-before="auto" style:column-width="11.47mm"/>
    </style:style>
    <style:style style:name="co8" style:family="table-column">
      <style:table-column-properties fo:break-before="auto" style:column-width="6.99mm"/>
    </style:style>
    <style:style style:name="co9" style:family="table-column">
      <style:table-column-properties fo:break-before="auto" style:column-width="5.31mm"/>
    </style:style>
    <style:style style:name="co10" style:family="table-column">
      <style:table-column-properties fo:break-before="auto" style:column-width="1.02mm"/>
    </style:style>
    <style:style style:name="co11" style:family="table-column">
      <style:table-column-properties fo:break-before="auto" style:column-width="17.9mm"/>
    </style:style>
    <style:style style:name="co12" style:family="table-column">
      <style:table-column-properties fo:break-before="auto" style:column-width="22.58mm"/>
    </style:style>
    <style:style style:name="ro1" style:family="table-row">
      <style:table-row-properties style:row-height="7.7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28.58mm" fo:break-before="auto" style:use-optimal-row-height="false"/>
    </style:style>
    <style:style style:name="ro5" style:family="table-row">
      <style:table-row-properties style:row-height="6.84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12.42mm" fo:break-before="auto" style:use-optimal-row-height="true"/>
    </style:style>
    <style:style style:name="ro8" style:family="table-row">
      <style:table-row-properties style:row-height="10mm" fo:break-before="auto" style:use-optimal-row-height="true"/>
    </style:style>
    <style:style style:name="ro9" style:family="table-row">
      <style:table-row-properties style:row-height="8.45mm" fo:break-before="auto" style:use-optimal-row-height="true"/>
    </style:style>
    <style:style style:name="ta1" style:family="table" style:master-page-name="PageStyle_5f_GanttChar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mm" style:writing-mode="page"/>
      <style:text-properties fo:color="#003366" style:text-outline="false" style:text-line-through-style="none" style:text-line-through-typ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2.49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mm" style:writing-mode="page"/>
      <style:text-properties style:use-window-font-color="true" style:text-outline="false" style:text-line-through-style="none" style:text-line-through-typ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99pt solid #eaeaea" fo:background-color="#eaeaea"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start"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99pt solid #eaeaea"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start"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mm" style:writing-mode="page"/>
      <style:text-properties fo:color="#8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mm" style:writing-mode="page"/>
    </style:style>
    <style:style style:name="ce11"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text-line-through-typ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99pt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99pt solid #eaeaea" style:vertical-align="automatic"/>
      <style:paragraph-properties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99pt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99pt solid #eaeaea" style:vertical-align="automatic"/>
      <style:paragraph-properties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99pt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99pt solid #eaeaea" style:vertical-align="automatic"/>
      <style:paragraph-properties fo:margin-left="0mm" style:writing-mode="page"/>
      <style:text-properties fo:color="#ff6600"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10121">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0121">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mm" style:writing-mode="page"/>
      <style:text-properties style:use-window-font-color="true" style:text-outline="false" style:text-line-through-style="none" style:text-line-through-typ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 style:family="table-cell" style:parent-style-name="Default">
      <style:table-cell-properties fo:border-bottom="0.99pt solid #eaeaea" fo:background-color="#eaeaea" style:diagonal-bl-tr="none" style:diagonal-tl-br="none" fo:border-left="none" fo:border-right="none" fo:border-top="0.99pt solid #eaeaea"/>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57">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42">
      <style:table-cell-properties style:glyph-orientation-vertical="0" fo:border-bottom="0.99pt solid #eaeaea" fo:background-color="#99ff99"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end"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data-style-name="N142">
      <style:table-cell-properties style:glyph-orientation-vertical="0" fo:border-bottom="0.99pt solid #eaeaea" fo:background-color="#ccffcc"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end"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1012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mm" style:writing-mode="page"/>
    </style:style>
    <style:style style:name="ce29"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2">
      <style:table-cell-properties style:glyph-orientation-vertical="0" fo:border-bottom="0.99pt solid #eaeaea" fo:background-color="#eaeaea"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end"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142">
      <style:table-cell-properties style:glyph-orientation-vertical="0" fo:border-bottom="0.99pt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eaeaea" style:vertical-align="automatic"/>
      <style:paragraph-properties fo:text-align="end"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142">
      <style:table-cell-properties style:glyph-orientation-vertical="0" fo:border-bottom="0.99pt solid #eaeaea" fo:background-color="#eaeaea"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end"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1012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2.49pt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mm" style:writing-mode="page"/>
    </style:style>
    <style:style style:name="ce35" style:family="table-cell" style:parent-style-name="Default" style:data-style-name="N1">
      <style:table-cell-properties style:glyph-orientation-vertical="0" fo:border-bottom="0.99pt solid #eaeaea" fo:background-color="#99ff99"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99pt solid #eaeaea" fo:background-color="#ccffcc"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mm" style:writing-mode="page"/>
    </style:style>
    <style:style style:name="ce38" style:family="table-cell" style:parent-style-name="Excel_5f_BuiltIn_5f_Percent">
      <style:table-cell-properties style:glyph-orientation-vertical="0" fo:border-bottom="0.99pt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99pt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text-line-through-typ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99pt solid #eaeaea" fo:background-color="#eaeaea"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99pt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99pt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99pt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eaeaea" style:vertical-align="automatic"/>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m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mm" style:writing-mode="page"/>
      <style:text-properties style:use-window-font-color="true" style:text-outline="false" style:text-line-through-style="none" style:text-line-through-typ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mm" style:writing-mode="page"/>
      <style:text-properties fo:color="#c0c0c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mm" style:writing-mode="page"/>
      <style:text-properties fo:color="#0000ff"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mm" style:writing-mode="page"/>
    </style:style>
    <style:style style:name="ce50" style:family="table-cell" style:parent-style-name="Default">
      <style:table-cell-properties style:glyph-orientation-vertical="0"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mm" style:writing-mode="page"/>
    </style:style>
    <style:style style:name="ce51" style:family="table-cell" style:parent-style-name="Default">
      <style:table-cell-properties fo:border-bottom="0.99pt solid #eaeaea" fo:background-color="#eaeaea" style:diagonal-bl-tr="none" style:diagonal-tl-br="none"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10121">
      <style:table-cell-properties fo:background-color="transparent"/>
      <style:text-properties fo:color="#ffffff" style:text-outline="false" style:text-line-through-style="none" style:text-line-through-typ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8">
      <style:table-cell-properties style:glyph-orientation-vertical="0" fo:border-bottom="2.49pt solid #000000" style:diagonal-bl-tr="none" style:diagonal-tl-br="none" style:text-align-source="fix" style:repeat-content="false" fo:wrap-option="no-wrap" fo:border-left="0.99pt solid #c0c0c0" style:direction="ltr" fo:border-right="0.99pt solid #c0c0c0" style:rotation-angle="9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99pt solid #eaeaea" fo:background-color="#eaeaea" style:diagonal-bl-tr="none" style:diagonal-tl-br="none"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6"/>
      <style:map style:condition="is-true-formula(AND([GanttChart.L$8]&gt;=[GanttChart.$D16];[GanttChart.L$8]&lt;[GanttChart.$D16]+[GanttChart.$I16]))" style:apply-style-name="Excel_5f_CondFormat_5f_1_5f_1_5f_2" style:base-cell-address="GanttChart.L16"/>
      <style:map style:condition="is-true-formula(AND([GanttChart.L$8]&gt;=[GanttChart.$D16];[GanttChart.L$8]&lt;=[GanttChart.$D16]+[GanttChart.$F16]-1))" style:apply-style-name="Excel_5f_CondFormat_5f_1_5f_1_5f_3" style:base-cell-address="GanttChart.L16"/>
    </style:style>
    <style:style style:name="ce58" style:family="table-cell" style:parent-style-name="Default">
      <style:table-cell-properties fo:border-bottom="0.99pt solid #eaeaea" fo:background-color="#eaeaea" style:diagonal-bl-tr="none" style:diagonal-tl-br="none"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8"/>
      <style:map style:condition="is-true-formula(AND([GanttChart.L$8]&gt;=[GanttChart.$D18];[GanttChart.L$8]&lt;[GanttChart.$D18]+[GanttChart.$I18]))" style:apply-style-name="Excel_5f_CondFormat_5f_1_5f_2_5f_2" style:base-cell-address="GanttChart.L18"/>
      <style:map style:condition="is-true-formula(AND([GanttChart.L$8]&gt;=[GanttChart.$D18];[GanttChart.L$8]&lt;=[GanttChart.$D18]+[GanttChart.$F18]-1))" style:apply-style-name="Excel_5f_CondFormat_5f_1_5f_2_5f_3" style:base-cell-address="GanttChart.L18"/>
    </style:style>
    <style:style style:name="ce59"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9"/>
      <style:map style:condition="is-true-formula(AND([GanttChart.L$8]&gt;=[GanttChart.$D19];[GanttChart.L$8]&lt;[GanttChart.$D19]+[GanttChart.$I19]))" style:apply-style-name="Excel_5f_CondFormat_5f_1_5f_1_5f_2" style:base-cell-address="GanttChart.L19"/>
      <style:map style:condition="is-true-formula(AND([GanttChart.L$8]&gt;=[GanttChart.$D19];[GanttChart.L$8]&lt;=[GanttChart.$D19]+[GanttChart.$F19]-1))" style:apply-style-name="Excel_5f_CondFormat_5f_1_5f_1_5f_3" style:base-cell-address="GanttChart.L19"/>
    </style:style>
    <style:style style:name="ce60"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20"/>
      <style:map style:condition="is-true-formula(AND([GanttChart.L$8]&gt;=[GanttChart.$D20];[GanttChart.L$8]&lt;[GanttChart.$D20]+[GanttChart.$I20]))" style:apply-style-name="Excel_5f_CondFormat_5f_1_5f_1_5f_2" style:base-cell-address="GanttChart.L20"/>
      <style:map style:condition="is-true-formula(AND([GanttChart.L$8]&gt;=[GanttChart.$D20];[GanttChart.L$8]&lt;=[GanttChart.$D20]+[GanttChart.$F20]-1))" style:apply-style-name="Excel_5f_CondFormat_5f_1_5f_1_5f_3" style:base-cell-address="GanttChart.L20"/>
    </style:style>
    <style:style style:name="ce61"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21"/>
      <style:map style:condition="is-true-formula(AND([GanttChart.L$8]&gt;=[GanttChart.$D21];[GanttChart.L$8]&lt;[GanttChart.$D21]+[GanttChart.$I21]))" style:apply-style-name="Excel_5f_CondFormat_5f_1_5f_1_5f_2" style:base-cell-address="GanttChart.L21"/>
      <style:map style:condition="is-true-formula(AND([GanttChart.L$8]&gt;=[GanttChart.$D21];[GanttChart.L$8]&lt;=[GanttChart.$D21]+[GanttChart.$F21]-1))" style:apply-style-name="Excel_5f_CondFormat_5f_1_5f_1_5f_3" style:base-cell-address="GanttChart.L21"/>
    </style:style>
    <style:style style:name="ce62" style:family="table-cell" style:parent-style-name="Default">
      <style:table-cell-properties fo:border-bottom="0.99pt solid #eaeaea" fo:background-color="#eaeaea" style:diagonal-bl-tr="none" style:diagonal-tl-br="none"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22"/>
      <style:map style:condition="is-true-formula(AND([GanttChart.L$8]&gt;=[GanttChart.$D22];[GanttChart.L$8]&lt;[GanttChart.$D22]+[GanttChart.$I22]))" style:apply-style-name="Excel_5f_CondFormat_5f_1_5f_2_5f_2" style:base-cell-address="GanttChart.L22"/>
      <style:map style:condition="is-true-formula(AND([GanttChart.L$8]&gt;=[GanttChart.$D22];[GanttChart.L$8]&lt;=[GanttChart.$D22]+[GanttChart.$F22]-1))" style:apply-style-name="Excel_5f_CondFormat_5f_1_5f_2_5f_3" style:base-cell-address="GanttChart.L22"/>
    </style:style>
    <style:style style:name="ce63"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23"/>
      <style:map style:condition="is-true-formula(AND([GanttChart.L$8]&gt;=[GanttChart.$D23];[GanttChart.L$8]&lt;[GanttChart.$D23]+[GanttChart.$I23]))" style:apply-style-name="Excel_5f_CondFormat_5f_1_5f_1_5f_2" style:base-cell-address="GanttChart.L23"/>
      <style:map style:condition="is-true-formula(AND([GanttChart.L$8]&gt;=[GanttChart.$D23];[GanttChart.L$8]&lt;=[GanttChart.$D23]+[GanttChart.$F23]-1))" style:apply-style-name="Excel_5f_CondFormat_5f_1_5f_1_5f_3" style:base-cell-address="GanttChart.L23"/>
    </style:style>
    <style:style style:name="ce64"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24"/>
      <style:map style:condition="is-true-formula(AND([GanttChart.L$8]&gt;=[GanttChart.$D24];[GanttChart.L$8]&lt;[GanttChart.$D24]+[GanttChart.$I24]))" style:apply-style-name="Excel_5f_CondFormat_5f_1_5f_1_5f_2" style:base-cell-address="GanttChart.L24"/>
      <style:map style:condition="is-true-formula(AND([GanttChart.L$8]&gt;=[GanttChart.$D24];[GanttChart.L$8]&lt;=[GanttChart.$D24]+[GanttChart.$F24]-1))" style:apply-style-name="Excel_5f_CondFormat_5f_1_5f_1_5f_3" style:base-cell-address="GanttChart.L24"/>
    </style:style>
    <style:style style:name="ce65"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25"/>
      <style:map style:condition="is-true-formula(AND([GanttChart.L$8]&gt;=[GanttChart.$D25];[GanttChart.L$8]&lt;[GanttChart.$D25]+[GanttChart.$I25]))" style:apply-style-name="Excel_5f_CondFormat_5f_1_5f_1_5f_2" style:base-cell-address="GanttChart.L25"/>
      <style:map style:condition="is-true-formula(AND([GanttChart.L$8]&gt;=[GanttChart.$D25];[GanttChart.L$8]&lt;=[GanttChart.$D25]+[GanttChart.$F25]-1))" style:apply-style-name="Excel_5f_CondFormat_5f_1_5f_1_5f_3" style:base-cell-address="GanttChart.L25"/>
    </style:style>
    <style:style style:name="ce66"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27"/>
      <style:map style:condition="is-true-formula(AND([GanttChart.L$8]&gt;=[GanttChart.$D27];[GanttChart.L$8]&lt;[GanttChart.$D27]+[GanttChart.$I27]))" style:apply-style-name="Excel_5f_CondFormat_5f_1_5f_1_5f_2" style:base-cell-address="GanttChart.L27"/>
      <style:map style:condition="is-true-formula(AND([GanttChart.L$8]&gt;=[GanttChart.$D27];[GanttChart.L$8]&lt;=[GanttChart.$D27]+[GanttChart.$F27]-1))" style:apply-style-name="Excel_5f_CondFormat_5f_1_5f_1_5f_3" style:base-cell-address="GanttChart.L27"/>
    </style:style>
    <style:style style:name="ce67" style:family="table-cell" style:parent-style-name="Default">
      <style:table-cell-properties fo:border-bottom="0.99pt solid #eaeaea" fo:background-color="#eaeaea" style:diagonal-bl-tr="none" style:diagonal-tl-br="none"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28"/>
      <style:map style:condition="is-true-formula(AND([GanttChart.L$8]&gt;=[GanttChart.$D28];[GanttChart.L$8]&lt;[GanttChart.$D28]+[GanttChart.$I28]))" style:apply-style-name="Excel_5f_CondFormat_5f_1_5f_2_5f_2" style:base-cell-address="GanttChart.L28"/>
      <style:map style:condition="is-true-formula(AND([GanttChart.L$8]&gt;=[GanttChart.$D28];[GanttChart.L$8]&lt;=[GanttChart.$D28]+[GanttChart.$F28]-1))" style:apply-style-name="Excel_5f_CondFormat_5f_1_5f_2_5f_3" style:base-cell-address="GanttChart.L28"/>
    </style:style>
    <style:style style:name="ce68"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29"/>
      <style:map style:condition="is-true-formula(AND([GanttChart.L$8]&gt;=[GanttChart.$D29];[GanttChart.L$8]&lt;[GanttChart.$D29]+[GanttChart.$I29]))" style:apply-style-name="Excel_5f_CondFormat_5f_1_5f_1_5f_2" style:base-cell-address="GanttChart.L29"/>
      <style:map style:condition="is-true-formula(AND([GanttChart.L$8]&gt;=[GanttChart.$D29];[GanttChart.L$8]&lt;=[GanttChart.$D29]+[GanttChart.$F29]-1))" style:apply-style-name="Excel_5f_CondFormat_5f_1_5f_1_5f_3" style:base-cell-address="GanttChart.L29"/>
    </style:style>
    <style:style style:name="ce69"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0"/>
      <style:map style:condition="is-true-formula(AND([GanttChart.L$8]&gt;=[GanttChart.$D30];[GanttChart.L$8]&lt;[GanttChart.$D30]+[GanttChart.$I30]))" style:apply-style-name="Excel_5f_CondFormat_5f_1_5f_1_5f_2" style:base-cell-address="GanttChart.L30"/>
      <style:map style:condition="is-true-formula(AND([GanttChart.L$8]&gt;=[GanttChart.$D30];[GanttChart.L$8]&lt;=[GanttChart.$D30]+[GanttChart.$F30]-1))" style:apply-style-name="Excel_5f_CondFormat_5f_1_5f_1_5f_3" style:base-cell-address="GanttChart.L30"/>
    </style:style>
    <style:style style:name="ce70"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1"/>
      <style:map style:condition="is-true-formula(AND([GanttChart.L$8]&gt;=[GanttChart.$D31];[GanttChart.L$8]&lt;[GanttChart.$D31]+[GanttChart.$I31]))" style:apply-style-name="Excel_5f_CondFormat_5f_1_5f_1_5f_2" style:base-cell-address="GanttChart.L31"/>
      <style:map style:condition="is-true-formula(AND([GanttChart.L$8]&gt;=[GanttChart.$D31];[GanttChart.L$8]&lt;=[GanttChart.$D31]+[GanttChart.$F31]-1))" style:apply-style-name="Excel_5f_CondFormat_5f_1_5f_1_5f_3" style:base-cell-address="GanttChart.L31"/>
    </style:style>
    <style:style style:name="ce71" style:family="table-cell" style:parent-style-name="Default">
      <style:table-cell-properties fo:border-bottom="0.99pt solid #eaeaea" fo:background-color="#eaeaea" style:diagonal-bl-tr="none" style:diagonal-tl-br="none"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32"/>
      <style:map style:condition="is-true-formula(AND([GanttChart.L$8]&gt;=[GanttChart.$D32];[GanttChart.L$8]&lt;[GanttChart.$D32]+[GanttChart.$I32]))" style:apply-style-name="Excel_5f_CondFormat_5f_1_5f_2_5f_2" style:base-cell-address="GanttChart.L32"/>
      <style:map style:condition="is-true-formula(AND([GanttChart.L$8]&gt;=[GanttChart.$D32];[GanttChart.L$8]&lt;=[GanttChart.$D32]+[GanttChart.$F32]-1))" style:apply-style-name="Excel_5f_CondFormat_5f_1_5f_2_5f_3" style:base-cell-address="GanttChart.L32"/>
    </style:style>
    <style:style style:name="ce72"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3"/>
      <style:map style:condition="is-true-formula(AND([GanttChart.L$8]&gt;=[GanttChart.$D33];[GanttChart.L$8]&lt;[GanttChart.$D33]+[GanttChart.$I33]))" style:apply-style-name="Excel_5f_CondFormat_5f_1_5f_1_5f_2" style:base-cell-address="GanttChart.L33"/>
      <style:map style:condition="is-true-formula(AND([GanttChart.L$8]&gt;=[GanttChart.$D33];[GanttChart.L$8]&lt;=[GanttChart.$D33]+[GanttChart.$F33]-1))" style:apply-style-name="Excel_5f_CondFormat_5f_1_5f_1_5f_3" style:base-cell-address="GanttChart.L33"/>
    </style:style>
    <style:style style:name="ce73"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4"/>
      <style:map style:condition="is-true-formula(AND([GanttChart.L$8]&gt;=[GanttChart.$D34];[GanttChart.L$8]&lt;[GanttChart.$D34]+[GanttChart.$I34]))" style:apply-style-name="Excel_5f_CondFormat_5f_1_5f_1_5f_2" style:base-cell-address="GanttChart.L34"/>
      <style:map style:condition="is-true-formula(AND([GanttChart.L$8]&gt;=[GanttChart.$D34];[GanttChart.L$8]&lt;=[GanttChart.$D34]+[GanttChart.$F34]-1))" style:apply-style-name="Excel_5f_CondFormat_5f_1_5f_1_5f_3" style:base-cell-address="GanttChart.L34"/>
    </style:style>
    <style:style style:name="ce74"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5"/>
      <style:map style:condition="is-true-formula(AND([GanttChart.L$8]&gt;=[GanttChart.$D35];[GanttChart.L$8]&lt;[GanttChart.$D35]+[GanttChart.$I35]))" style:apply-style-name="Excel_5f_CondFormat_5f_1_5f_1_5f_2" style:base-cell-address="GanttChart.L35"/>
      <style:map style:condition="is-true-formula(AND([GanttChart.L$8]&gt;=[GanttChart.$D35];[GanttChart.L$8]&lt;=[GanttChart.$D35]+[GanttChart.$F35]-1))" style:apply-style-name="Excel_5f_CondFormat_5f_1_5f_1_5f_3" style:base-cell-address="GanttChart.L35"/>
    </style:style>
    <style:style style:name="ce75"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6"/>
      <style:map style:condition="is-true-formula(AND([GanttChart.L$8]&gt;=[GanttChart.$D36];[GanttChart.L$8]&lt;[GanttChart.$D36]+[GanttChart.$I36]))" style:apply-style-name="Excel_5f_CondFormat_5f_1_5f_1_5f_2" style:base-cell-address="GanttChart.L36"/>
      <style:map style:condition="is-true-formula(AND([GanttChart.L$8]&gt;=[GanttChart.$D36];[GanttChart.L$8]&lt;=[GanttChart.$D36]+[GanttChart.$F36]-1))" style:apply-style-name="Excel_5f_CondFormat_5f_1_5f_1_5f_3" style:base-cell-address="GanttChart.L36"/>
    </style:style>
    <style:style style:name="ce76"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7"/>
      <style:map style:condition="is-true-formula(AND([GanttChart.L$8]&gt;=[GanttChart.$D37];[GanttChart.L$8]&lt;[GanttChart.$D37]+[GanttChart.$I37]))" style:apply-style-name="Excel_5f_CondFormat_5f_1_5f_1_5f_2" style:base-cell-address="GanttChart.L37"/>
      <style:map style:condition="is-true-formula(AND([GanttChart.L$8]&gt;=[GanttChart.$D37];[GanttChart.L$8]&lt;=[GanttChart.$D37]+[GanttChart.$F37]-1))" style:apply-style-name="Excel_5f_CondFormat_5f_1_5f_1_5f_3" style:base-cell-address="GanttChart.L37"/>
    </style:style>
    <style:style style:name="ce77"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8"/>
      <style:map style:condition="is-true-formula(AND([GanttChart.L$8]&gt;=[GanttChart.$D38];[GanttChart.L$8]&lt;[GanttChart.$D38]+[GanttChart.$I38]))" style:apply-style-name="Excel_5f_CondFormat_5f_1_5f_1_5f_2" style:base-cell-address="GanttChart.L38"/>
      <style:map style:condition="is-true-formula(AND([GanttChart.L$8]&gt;=[GanttChart.$D38];[GanttChart.L$8]&lt;=[GanttChart.$D38]+[GanttChart.$F38]-1))" style:apply-style-name="Excel_5f_CondFormat_5f_1_5f_1_5f_3" style:base-cell-address="GanttChart.L38"/>
    </style:style>
    <style:style style:name="ce78"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39"/>
      <style:map style:condition="is-true-formula(AND([GanttChart.L$8]&gt;=[GanttChart.$D39];[GanttChart.L$8]&lt;[GanttChart.$D39]+[GanttChart.$I39]))" style:apply-style-name="Excel_5f_CondFormat_5f_1_5f_1_5f_2" style:base-cell-address="GanttChart.L39"/>
      <style:map style:condition="is-true-formula(AND([GanttChart.L$8]&gt;=[GanttChart.$D39];[GanttChart.L$8]&lt;=[GanttChart.$D39]+[GanttChart.$F39]-1))" style:apply-style-name="Excel_5f_CondFormat_5f_1_5f_1_5f_3" style:base-cell-address="GanttChart.L39"/>
    </style:style>
    <style:style style:name="ce79"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0"/>
      <style:map style:condition="is-true-formula(AND([GanttChart.L$8]&gt;=[GanttChart.$D40];[GanttChart.L$8]&lt;[GanttChart.$D40]+[GanttChart.$I40]))" style:apply-style-name="Excel_5f_CondFormat_5f_1_5f_1_5f_2" style:base-cell-address="GanttChart.L40"/>
      <style:map style:condition="is-true-formula(AND([GanttChart.L$8]&gt;=[GanttChart.$D40];[GanttChart.L$8]&lt;=[GanttChart.$D40]+[GanttChart.$F40]-1))" style:apply-style-name="Excel_5f_CondFormat_5f_1_5f_1_5f_3" style:base-cell-address="GanttChart.L40"/>
    </style:style>
    <style:style style:name="ce80"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1"/>
      <style:map style:condition="is-true-formula(AND([GanttChart.L$8]&gt;=[GanttChart.$D41];[GanttChart.L$8]&lt;[GanttChart.$D41]+[GanttChart.$I41]))" style:apply-style-name="Excel_5f_CondFormat_5f_1_5f_1_5f_2" style:base-cell-address="GanttChart.L41"/>
      <style:map style:condition="is-true-formula(AND([GanttChart.L$8]&gt;=[GanttChart.$D41];[GanttChart.L$8]&lt;=[GanttChart.$D41]+[GanttChart.$F41]-1))" style:apply-style-name="Excel_5f_CondFormat_5f_1_5f_1_5f_3" style:base-cell-address="GanttChart.L41"/>
    </style:style>
    <style:style style:name="ce81"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2"/>
      <style:map style:condition="is-true-formula(AND([GanttChart.L$8]&gt;=[GanttChart.$D42];[GanttChart.L$8]&lt;[GanttChart.$D42]+[GanttChart.$I42]))" style:apply-style-name="Excel_5f_CondFormat_5f_1_5f_1_5f_2" style:base-cell-address="GanttChart.L42"/>
      <style:map style:condition="is-true-formula(AND([GanttChart.L$8]&gt;=[GanttChart.$D42];[GanttChart.L$8]&lt;=[GanttChart.$D42]+[GanttChart.$F42]-1))" style:apply-style-name="Excel_5f_CondFormat_5f_1_5f_1_5f_3" style:base-cell-address="GanttChart.L42"/>
    </style:style>
    <style:style style:name="ce82"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3"/>
      <style:map style:condition="is-true-formula(AND([GanttChart.L$8]&gt;=[GanttChart.$D43];[GanttChart.L$8]&lt;[GanttChart.$D43]+[GanttChart.$I43]))" style:apply-style-name="Excel_5f_CondFormat_5f_1_5f_1_5f_2" style:base-cell-address="GanttChart.L43"/>
      <style:map style:condition="is-true-formula(AND([GanttChart.L$8]&gt;=[GanttChart.$D43];[GanttChart.L$8]&lt;=[GanttChart.$D43]+[GanttChart.$F43]-1))" style:apply-style-name="Excel_5f_CondFormat_5f_1_5f_1_5f_3" style:base-cell-address="GanttChart.L43"/>
    </style:style>
    <style:style style:name="ce83"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4"/>
      <style:map style:condition="is-true-formula(AND([GanttChart.L$8]&gt;=[GanttChart.$D44];[GanttChart.L$8]&lt;[GanttChart.$D44]+[GanttChart.$I44]))" style:apply-style-name="Excel_5f_CondFormat_5f_1_5f_1_5f_2" style:base-cell-address="GanttChart.L44"/>
      <style:map style:condition="is-true-formula(AND([GanttChart.L$8]&gt;=[GanttChart.$D44];[GanttChart.L$8]&lt;=[GanttChart.$D44]+[GanttChart.$F44]-1))" style:apply-style-name="Excel_5f_CondFormat_5f_1_5f_1_5f_3" style:base-cell-address="GanttChart.L44"/>
    </style:style>
    <style:style style:name="ce84"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5"/>
      <style:map style:condition="is-true-formula(AND([GanttChart.L$8]&gt;=[GanttChart.$D45];[GanttChart.L$8]&lt;[GanttChart.$D45]+[GanttChart.$I45]))" style:apply-style-name="Excel_5f_CondFormat_5f_1_5f_1_5f_2" style:base-cell-address="GanttChart.L45"/>
      <style:map style:condition="is-true-formula(AND([GanttChart.L$8]&gt;=[GanttChart.$D45];[GanttChart.L$8]&lt;=[GanttChart.$D45]+[GanttChart.$F45]-1))" style:apply-style-name="Excel_5f_CondFormat_5f_1_5f_1_5f_3" style:base-cell-address="GanttChart.L45"/>
    </style:style>
    <style:style style:name="ce85"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6"/>
      <style:map style:condition="is-true-formula(AND([GanttChart.L$8]&gt;=[GanttChart.$D46];[GanttChart.L$8]&lt;[GanttChart.$D46]+[GanttChart.$I46]))" style:apply-style-name="Excel_5f_CondFormat_5f_1_5f_1_5f_2" style:base-cell-address="GanttChart.L46"/>
      <style:map style:condition="is-true-formula(AND([GanttChart.L$8]&gt;=[GanttChart.$D46];[GanttChart.L$8]&lt;=[GanttChart.$D46]+[GanttChart.$F46]-1))" style:apply-style-name="Excel_5f_CondFormat_5f_1_5f_1_5f_3" style:base-cell-address="GanttChart.L46"/>
    </style:style>
    <style:style style:name="ce86"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7"/>
      <style:map style:condition="is-true-formula(AND([GanttChart.L$8]&gt;=[GanttChart.$D47];[GanttChart.L$8]&lt;[GanttChart.$D47]+[GanttChart.$I47]))" style:apply-style-name="Excel_5f_CondFormat_5f_1_5f_1_5f_2" style:base-cell-address="GanttChart.L47"/>
      <style:map style:condition="is-true-formula(AND([GanttChart.L$8]&gt;=[GanttChart.$D47];[GanttChart.L$8]&lt;=[GanttChart.$D47]+[GanttChart.$F47]-1))" style:apply-style-name="Excel_5f_CondFormat_5f_1_5f_1_5f_3" style:base-cell-address="GanttChart.L47"/>
    </style:style>
    <style:style style:name="ce87"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8"/>
      <style:map style:condition="is-true-formula(AND([GanttChart.L$8]&gt;=[GanttChart.$D48];[GanttChart.L$8]&lt;[GanttChart.$D48]+[GanttChart.$I48]))" style:apply-style-name="Excel_5f_CondFormat_5f_1_5f_1_5f_2" style:base-cell-address="GanttChart.L48"/>
      <style:map style:condition="is-true-formula(AND([GanttChart.L$8]&gt;=[GanttChart.$D48];[GanttChart.L$8]&lt;=[GanttChart.$D48]+[GanttChart.$F48]-1))" style:apply-style-name="Excel_5f_CondFormat_5f_1_5f_1_5f_3" style:base-cell-address="GanttChart.L48"/>
    </style:style>
    <style:style style:name="ce88"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8"/>
      <style:map style:condition="is-true-formula(AND([GanttChart.L$8]&gt;=[GanttChart.$D48];[GanttChart.L$8]&lt;[GanttChart.$D48]+[GanttChart.$I48]))" style:apply-style-name="Excel_5f_CondFormat_5f_1_5f_1_5f_2" style:base-cell-address="GanttChart.L48"/>
      <style:map style:condition="is-true-formula(AND([GanttChart.L$8]&gt;=[GanttChart.$D48];[GanttChart.L$8]&lt;=[GanttChart.$D48]+[GanttChart.$F48]-1))" style:apply-style-name="Excel_5f_CondFormat_5f_1_5f_1_5f_3" style:base-cell-address="GanttChart.L48"/>
    </style:style>
    <style:style style:name="ce89"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48"/>
      <style:map style:condition="is-true-formula(AND([GanttChart.L$8]&gt;=[GanttChart.$D48];[GanttChart.L$8]&lt;[GanttChart.$D48]+[GanttChart.$I48]))" style:apply-style-name="Excel_5f_CondFormat_5f_1_5f_1_5f_2" style:base-cell-address="GanttChart.L48"/>
      <style:map style:condition="is-true-formula(AND([GanttChart.L$8]&gt;=[GanttChart.$D48];[GanttChart.L$8]&lt;=[GanttChart.$D48]+[GanttChart.$F48]-1))" style:apply-style-name="Excel_5f_CondFormat_5f_1_5f_1_5f_3" style:base-cell-address="GanttChart.L48"/>
    </style:style>
    <style:style style:name="ce90" style:family="table-cell" style:parent-style-name="Default" style:data-style-name="N10121">
      <style:table-cell-properties fo:background-color="transparent"/>
      <style:text-properties fo:color="#ffffff"/>
    </style:style>
    <style:style style:name="ce91" style:family="table-cell" style:parent-style-name="Default" style:data-style-name="N158">
      <style:table-cell-properties style:glyph-orientation-vertical="0" fo:border-bottom="2.49pt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mm" style:writing-mode="page"/>
    </style:style>
    <style:style style:name="ce92" style:family="table-cell" style:parent-style-name="Default" style:data-style-name="N158">
      <style:table-cell-properties style:glyph-orientation-vertical="0" fo:border-bottom="2.49pt solid #000000" style:diagonal-bl-tr="none" style:diagonal-tl-br="none" style:text-align-source="fix" style:repeat-content="false" fo:wrap-option="no-wrap" fo:border-left="none" style:direction="ltr" fo:border-right="0.99pt solid #c0c0c0" style:rotation-angle="90" style:rotation-align="none" style:shrink-to-fit="false" fo:border-top="none" style:vertical-align="middle"/>
      <style:paragraph-properties fo:text-align="center" fo:margin-left="0mm" style:writing-mode="page"/>
    </style:style>
    <style:style style:name="ce93"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GU$8]=[GanttChart.$C$7])" style:apply-style-name="Excel_5f_CondFormat_5f_1_5f_1_5f_1" style:base-cell-address="GanttChart.GU15"/>
      <style:map style:condition="is-true-formula(AND([GanttChart.GU$8]&gt;=[GanttChart.$D15];[GanttChart.GU$8]&lt;[GanttChart.$D15]+[GanttChart.$I15]))" style:apply-style-name="Excel_5f_CondFormat_5f_1_5f_1_5f_2" style:base-cell-address="GanttChart.GU15"/>
      <style:map style:condition="is-true-formula(AND([GanttChart.GU$8]&gt;=[GanttChart.$D15];[GanttChart.GU$8]&lt;=[GanttChart.$D15]+[GanttChart.$F15]-1))" style:apply-style-name="Excel_5f_CondFormat_5f_1_5f_1_5f_3" style:base-cell-address="GanttChart.GU15"/>
    </style:style>
    <style:style style:name="ce94" style:family="table-cell" style:parent-style-name="Default">
      <style:table-cell-properties fo:border-bottom="0.99pt solid #eaeaea" style:diagonal-bl-tr="none" style:diagonal-tl-br="none" fo:background-color="transparent" fo:border-left="none" fo:border-right="none" fo:border-top="0.99pt solid #eaeaea"/>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GU$8]=[GanttChart.$C$7])" style:apply-style-name="Excel_5f_CondFormat_5f_1_5f_1_5f_1" style:base-cell-address="GanttChart.GU16"/>
      <style:map style:condition="is-true-formula(AND([GanttChart.GU$8]&gt;=[GanttChart.$D16];[GanttChart.GU$8]&lt;[GanttChart.$D16]+[GanttChart.$I16]))" style:apply-style-name="Excel_5f_CondFormat_5f_1_5f_1_5f_2" style:base-cell-address="GanttChart.GU16"/>
      <style:map style:condition="is-true-formula(AND([GanttChart.GU$8]&gt;=[GanttChart.$D16];[GanttChart.GU$8]&lt;=[GanttChart.$D16]+[GanttChart.$F16]-1))" style:apply-style-name="Excel_5f_CondFormat_5f_1_5f_1_5f_3" style:base-cell-address="GanttChart.GU16"/>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hidden" draw:color-mode="standard" draw:luminance="0%" draw:contrast="0%" draw:gamma="100%" draw:red="0%" draw:green="0%" draw:blue="0%" fo:clip="rect(0mm, 0mm, 0mm, 0mm)" draw:image-opacity="100%" style:mirror="none"/>
    </style:style>
    <style:style style:name="gr2" style:family="graphic">
      <style:graphic-properties fo:border="none #000000"/>
    </style:style>
    <style:style style:name="gr3" style:family="graphic">
      <style:graphic-properties draw:stroke="solid" svg:stroke-width="0.26mm" svg:stroke-color="#000000" draw:stroke-linejoin="miter" draw:fill="solid" draw:fill-color="#eaeaea" draw:textarea-horizontal-align="justify" draw:textarea-vertical-align="top" draw:auto-grow-height="false" fo:min-height="156.98mm" fo:min-width="294.48mm" fo:padding-top="0.56mm" fo:padding-bottom="0.56mm" fo:padding-left="0.56mm" fo:padding-right="0.56mm" fo:wrap-option="wrap" draw:shadow="hidden"/>
    </style:style>
    <style:style style:name="gr4" style:family="graphic">
      <style:graphic-properties draw:stroke="solid" svg:stroke-width="0.26mm" svg:stroke-color="#000000" draw:marker-start="Arrowheads_20_1" draw:marker-start-width="2mm" draw:marker-start-center="false" draw:stroke-linejoin="miter" draw:fill="solid" draw:fill-color="#ffffe1" draw:textarea-horizontal-align="justify" draw:textarea-vertical-align="top" draw:auto-grow-height="false" draw:auto-grow-width="false"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draw:fill-color="#ffffff"/>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loext:graphic-properties draw:fill="solid" draw:fill-color="#eaeaea"/>
      <style:paragraph-properties fo:text-align="start"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line-through-typ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line-through-typ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line-through-typ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line-through-typ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line-through-typ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line-through-typ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line-through-typ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line-through-typ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style:country-complex="none" style:font-name="Arial" fo:font-size="8pt" fo:font-weight="normal" style:text-underline-style="solid" style:text-underline-width="auto" style:text-underline-color="font-color" style:text-line-through-type="none" fo:font-style="normal" style:text-outline="false" fo:text-shadow="none" style:text-line-through-mode="continuous" fo:country="none" fo:color="#0000ff" style:country-asian="none" style:font-name-asian="Lucida Sans Unicode" style:font-name-complex="Arial" style:font-size-asian="8pt" style:font-size-complex="8pt" style:font-weight-asian="normal" style:font-weight-complex="normal" style:font-style-asian="normal" style:font-style-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9">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value-range form:name="ScrollBar" form:control-implementation="ooo:com.sun.star.form.component.ScrollBar" xml:id="control1" form:id="control1" form:printable="false" form:value="0" form:linked-cell="GanttChart.K1" form:page-step-size="4" form:delay-for-repeat="PT0.50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column table:style-name="co12" table:number-columns-repeated="768" table:default-cell-style-name="Default"/>
        <table:table-row table:style-name="ro1">
          <table:table-cell table:style-name="ce1" office:value-type="string" calcext:value-type="string">
            <text:p>Gantt Chart</text:p>
          </table:table-cell>
          <table:table-cell table:style-name="ce9" table:number-columns-repeated="6"/>
          <table:table-cell table:style-name="ce40" table:number-columns-repeated="2"/>
          <table:table-cell table:style-name="ce45" office:value-type="string" calcext:value-type="string">
            <office:annotation draw:style-name="gr4" draw:text-style-name="P6" svg:width="131.29mm" svg:height="149.87mm" svg:x="127.41mm" svg:y="0.52mm" draw:caption-point-x="-3.81mm" draw:caption-point-y="-0.42mm">
              <dc:creator>JWW</dc:creator>
              <dc:date>2009-03-02T00:00:00</dc:date>
              <text:p text:style-name="P5"><text:span text:style-name="T10">Limited Use Policy</text:span></text:p>
              <text:p text:style-name="P5"><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5"><text:span text:style-name="T11"/></text:p>
              <text:p text:style-name="P5"><text:span text:style-name="T12">You may not remove or alter any logo, trademark, copyright, hyperlinks, disclaimers, terms of use, or other proprietary notices</text:span><text:span text:style-name="T11"> within the Software.</text:span></text:p>
              <text:p text:style-name="P5"><text:span text:style-name="T11"/></text:p>
              <text:p text:style-name="P5"><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5"><text:span text:style-name="T11"/></text:p>
              <text:p text:style-name="P5"><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5"><text:span text:style-name="T11"/></text:p>
              <text:p text:style-name="P5"><text:span text:style-name="T10"/></text:p>
              <text:p text:style-name="P5"><text:span text:style-name="T10">No Warranties</text:span></text:p>
              <text:p text:style-name="P5"><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5"><text:span text:style-name="T11"/></text:p>
              <text:p text:style-name="P5"><text:span text:style-name="T10">Limitation of Liability</text:span></text:p>
              <text:p text:style-name="P5"><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5"><text:span text:style-name="T11"/></text:p>
              <text:p text:style-name="P5"><text:span text:style-name="T11">Somes states do not allow the limitation or exclusion of liability for incidental or consequential damages, so the above limitation may not apply to you.</text:span></text:p>
              <text:p text:style-name="P5"><text:span text:style-name="T11"/></text:p>
              <text:p text:style-name="P5"><text:span text:style-name="T11"/></text:p>
            </office:annotation>
            <text:p>© 2008 Vertex42 LLC</text:p>
          </table:table-cell>
          <table:table-cell table:style-name="ce47" office:value-type="float" office:value="0" calcext:value-type="float">
            <text:p>0</text:p>
          </table:table-cell>
          <table:table-cell table:number-columns-repeated="11"/>
          <table:table-cell>
            <draw:frame table:end-cell-address="GanttChart.BQ1" table:end-x="0.45mm" table:end-y="7.69mm" draw:z-index="2" draw:name="vertex42_logo_40px" draw:style-name="gr1" draw:text-style-name="P1" svg:width="47.13mm" svg:height="7.42mm" svg:x="0.4mm" svg:y="0.27mm">
              <draw:image xlink:href="Pictures/10000200000000BC00000028528D527BBE195F6C.png" xlink:type="simple" xlink:show="embed" xlink:actuate="onLoad">
                <text:p/>
              </draw:image>
            </draw:frame>
          </table:table-cell>
          <table:table-cell table:number-columns-repeated="204"/>
          <table:table-cell table:style-name="Default" table:number-columns-repeated="22"/>
          <table:table-cell table:number-columns-repeated="775"/>
        </table:table-row>
        <table:table-row table:style-name="ro2">
          <table:table-cell table:number-columns-repeated="10"/>
          <table:table-cell table:style-name="ce48" office:value-type="string" calcext:value-type="string">
            <text:p><text:span text:style-name="T15"><text:a xlink:href="http://www.vertex42.com/ExcelTemplates/excel-gantt-chart.html" xlink:type="simple">Download Professional Version for Excel</text:a></text:span></text:p>
          </table:table-cell>
          <table:table-cell table:number-columns-repeated="1013"/>
        </table:table-row>
        <table:table-row table:style-name="ro3">
          <table:table-cell table:style-name="ce3" office:value-type="string" calcext:value-type="string">
            <text:p>[Project Name]</text:p>
          </table:table-cell>
          <table:table-cell table:number-columns-repeated="1023"/>
        </table:table-row>
        <table:table-row table:style-name="ro2">
          <table:table-cell table:style-name="Default" office:value-type="string" calcext:value-type="string">
            <text:p>[Company Name]</text:p>
          </table:table-cell>
          <table:table-cell table:number-columns-repeated="1023"/>
        </table:table-row>
        <table:table-row table:style-name="ro2">
          <table:table-cell table:number-columns-repeated="1024"/>
        </table:table-row>
        <table:table-row table:style-name="ro2">
          <table:table-cell/>
          <table:table-cell table:style-name="ce10" office:value-type="string" calcext:value-type="string">
            <text:p>Project Lead:</text:p>
          </table:table-cell>
          <table:table-cell table:style-name="ce16" office:value-type="string" calcext:value-type="string">
            <text:p>John Doe</text:p>
          </table:table-cell>
          <table:table-cell table:style-name="ce16"/>
          <table:table-cell table:style-name="ce26"/>
          <table:table-cell table:style-name="ce28" table:number-columns-repeated="2"/>
          <table:table-cell table:number-columns-repeated="1017"/>
        </table:table-row>
        <table:table-row table:style-name="ro2">
          <table:table-cell/>
          <table:table-cell table:style-name="ce10" office:value-type="string" calcext:value-type="string">
            <text:p>Today's Date:</text:p>
          </table:table-cell>
          <table:table-cell table:style-name="ce17" table:formula="of:=TODAY()" office:value-type="date" office:date-value="2017-03-27" calcext:value-type="date">
            <text:p>3/27/2017</text:p>
          </table:table-cell>
          <table:table-cell table:style-name="ce22" table:formula="of:=[.C7]" office:value-type="date" office:date-value="2017-03-27" calcext:value-type="date">
            <text:p>(Pzt)</text:p>
          </table:table-cell>
          <table:table-cell table:style-name="ce27" office:value-type="string" calcext:value-type="string">
            <text:p>(vertical red line)</text:p>
          </table:table-cell>
          <table:table-cell table:style-name="ce28" table:number-columns-repeated="2"/>
          <table:table-cell table:number-columns-repeated="34"/>
          <table:table-cell>
            <draw:control table:end-cell-address="GanttChart.ED9" table:end-x="0.31mm" table:end-y="3.47mm" draw:z-index="0" draw:style-name="gr2" draw:text-style-name="P2" svg:width="94.13mm" svg:height="9.33mm" svg:x="0.3mm" svg:y="3.17mm" draw:control="control1"/>
          </table:table-cell>
          <table:table-cell table:number-columns-repeated="982"/>
        </table:table-row>
        <table:table-row table:style-name="ro2">
          <table:table-cell table:style-name="ce4" office:value-type="string" calcext:value-type="string">
            <text:p>[42]</text:p>
          </table:table-cell>
          <table:table-cell table:style-name="ce10" office:value-type="string" calcext:value-type="string">
            <text:p>Start Date:</text:p>
          </table:table-cell>
          <table:table-cell table:style-name="ce18" office:value-type="date" office:date-value="2017-01-02" calcext:value-type="date">
            <text:p>1/2/2017</text:p>
          </table:table-cell>
          <table:table-cell table:style-name="ce22" table:formula="of:=[.C8]" office:value-type="date" office:date-value="2017-01-02" calcext:value-type="date">
            <text:p>(Pzt)</text:p>
          </table:table-cell>
          <table:table-cell table:style-name="ce28"/>
          <table:table-cell table:style-name="ce33"/>
          <table:table-cell table:style-name="ce28"/>
          <table:table-cell/>
          <table:table-cell table:style-name="ce28"/>
          <table:table-cell table:style-name="ce46" office:value-type="string" calcext:value-type="string">
            <text:p>First Day of Week (Sun=1):</text:p>
          </table:table-cell>
          <table:table-cell table:style-name="ce49" office:value-type="float" office:value="2" calcext:value-type="float">
            <text:p>2</text:p>
          </table:table-cell>
          <table:table-cell table:style-name="ce53" table:formula="of:=([.C8]-WEEKDAY([.C8];1)+[.K8])+7*[.K1]" office:value-type="date" office:date-value="2017-01-02" calcext:value-type="date">
            <text:p>1/2/2017</text:p>
          </table:table-cell>
          <table:table-cell table:style-name="ce90" table:formula="of:=[.L8]+1" office:value-type="date" office:date-value="2017-01-03" calcext:value-type="date">
            <text:p>1/3/2017</text:p>
          </table:table-cell>
          <table:table-cell table:style-name="ce90" table:formula="of:=[.M8]+1" office:value-type="date" office:date-value="2017-01-04" calcext:value-type="date">
            <text:p>1/4/2017</text:p>
          </table:table-cell>
          <table:table-cell table:style-name="ce90" table:formula="of:=[.N8]+1" office:value-type="date" office:date-value="2017-01-05" calcext:value-type="date">
            <text:p>1/5/2017</text:p>
          </table:table-cell>
          <table:table-cell table:style-name="ce90" table:formula="of:=[.O8]+1" office:value-type="date" office:date-value="2017-01-06" calcext:value-type="date">
            <text:p>1/6/2017</text:p>
          </table:table-cell>
          <table:table-cell table:style-name="ce90" table:formula="of:=[.P8]+1" office:value-type="date" office:date-value="2017-01-07" calcext:value-type="date">
            <text:p>1/7/2017</text:p>
          </table:table-cell>
          <table:table-cell table:style-name="ce90" table:formula="of:=[.Q8]+1" office:value-type="date" office:date-value="2017-01-08" calcext:value-type="date">
            <text:p>1/8/2017</text:p>
          </table:table-cell>
          <table:table-cell table:style-name="ce90" table:formula="of:=[.R8]+1" office:value-type="date" office:date-value="2017-01-09" calcext:value-type="date">
            <text:p>1/9/2017</text:p>
          </table:table-cell>
          <table:table-cell table:style-name="ce90" table:formula="of:=[.S8]+1" office:value-type="date" office:date-value="2017-01-10" calcext:value-type="date">
            <text:p>1/10/2017</text:p>
          </table:table-cell>
          <table:table-cell table:style-name="ce90" table:formula="of:=[.T8]+1" office:value-type="date" office:date-value="2017-01-11" calcext:value-type="date">
            <text:p>1/11/2017</text:p>
          </table:table-cell>
          <table:table-cell table:style-name="ce90" table:formula="of:=[.U8]+1" office:value-type="date" office:date-value="2017-01-12" calcext:value-type="date">
            <text:p>1/12/2017</text:p>
          </table:table-cell>
          <table:table-cell table:style-name="ce90" table:formula="of:=[.V8]+1" office:value-type="date" office:date-value="2017-01-13" calcext:value-type="date">
            <text:p>1/13/2017</text:p>
          </table:table-cell>
          <table:table-cell table:style-name="ce90" table:formula="of:=[.W8]+1" office:value-type="date" office:date-value="2017-01-14" calcext:value-type="date">
            <text:p>1/14/2017</text:p>
          </table:table-cell>
          <table:table-cell table:style-name="ce90" table:formula="of:=[.X8]+1" office:value-type="date" office:date-value="2017-01-15" calcext:value-type="date">
            <text:p>1/15/2017</text:p>
          </table:table-cell>
          <table:table-cell table:style-name="ce90" table:formula="of:=[.Y8]+1" office:value-type="date" office:date-value="2017-01-16" calcext:value-type="date">
            <text:p>1/16/2017</text:p>
          </table:table-cell>
          <table:table-cell table:style-name="ce90" table:formula="of:=[.Z8]+1" office:value-type="date" office:date-value="2017-01-17" calcext:value-type="date">
            <text:p>1/17/2017</text:p>
          </table:table-cell>
          <table:table-cell table:style-name="ce90" table:formula="of:=[.AA8]+1" office:value-type="date" office:date-value="2017-01-18" calcext:value-type="date">
            <text:p>1/18/2017</text:p>
          </table:table-cell>
          <table:table-cell table:style-name="ce90" table:formula="of:=[.AB8]+1" office:value-type="date" office:date-value="2017-01-19" calcext:value-type="date">
            <text:p>1/19/2017</text:p>
          </table:table-cell>
          <table:table-cell table:style-name="ce90" table:formula="of:=[.AC8]+1" office:value-type="date" office:date-value="2017-01-20" calcext:value-type="date">
            <text:p>1/20/2017</text:p>
          </table:table-cell>
          <table:table-cell table:style-name="ce90" table:formula="of:=[.AD8]+1" office:value-type="date" office:date-value="2017-01-21" calcext:value-type="date">
            <text:p>1/21/2017</text:p>
          </table:table-cell>
          <table:table-cell table:style-name="ce90" table:formula="of:=[.AE8]+1" office:value-type="date" office:date-value="2017-01-22" calcext:value-type="date">
            <text:p>1/22/2017</text:p>
          </table:table-cell>
          <table:table-cell table:style-name="ce90" table:formula="of:=[.AF8]+1" office:value-type="date" office:date-value="2017-01-23" calcext:value-type="date">
            <text:p>1/23/2017</text:p>
          </table:table-cell>
          <table:table-cell table:style-name="ce90" table:formula="of:=[.AG8]+1" office:value-type="date" office:date-value="2017-01-24" calcext:value-type="date">
            <text:p>1/24/2017</text:p>
          </table:table-cell>
          <table:table-cell table:style-name="ce90" table:formula="of:=[.AH8]+1" office:value-type="date" office:date-value="2017-01-25" calcext:value-type="date">
            <text:p>1/25/2017</text:p>
          </table:table-cell>
          <table:table-cell table:style-name="ce90" table:formula="of:=[.AI8]+1" office:value-type="date" office:date-value="2017-01-26" calcext:value-type="date">
            <text:p>1/26/2017</text:p>
          </table:table-cell>
          <table:table-cell table:style-name="ce90" table:formula="of:=[.AJ8]+1" office:value-type="date" office:date-value="2017-01-27" calcext:value-type="date">
            <text:p>1/27/2017</text:p>
          </table:table-cell>
          <table:table-cell table:style-name="ce90" table:formula="of:=[.AK8]+1" office:value-type="date" office:date-value="2017-01-28" calcext:value-type="date">
            <text:p>1/28/2017</text:p>
          </table:table-cell>
          <table:table-cell table:style-name="ce90" table:formula="of:=[.AL8]+1" office:value-type="date" office:date-value="2017-01-29" calcext:value-type="date">
            <text:p>1/29/2017</text:p>
          </table:table-cell>
          <table:table-cell table:style-name="ce90" table:formula="of:=[.AM8]+1" office:value-type="date" office:date-value="2017-01-30" calcext:value-type="date">
            <text:p>1/30/2017</text:p>
          </table:table-cell>
          <table:table-cell table:style-name="ce90" table:formula="of:=[.AN8]+1" office:value-type="date" office:date-value="2017-01-31" calcext:value-type="date">
            <text:p>1/31/2017</text:p>
          </table:table-cell>
          <table:table-cell table:style-name="ce90" table:formula="of:=[.AO8]+1" office:value-type="date" office:date-value="2017-02-01" calcext:value-type="date">
            <text:p>2/1/2017</text:p>
          </table:table-cell>
          <table:table-cell table:style-name="ce90" table:formula="of:=[.AP8]+1" office:value-type="date" office:date-value="2017-02-02" calcext:value-type="date">
            <text:p>2/2/2017</text:p>
          </table:table-cell>
          <table:table-cell table:style-name="ce90" table:formula="of:=[.AQ8]+1" office:value-type="date" office:date-value="2017-02-03" calcext:value-type="date">
            <text:p>2/3/2017</text:p>
          </table:table-cell>
          <table:table-cell table:style-name="ce90" table:formula="of:=[.AR8]+1" office:value-type="date" office:date-value="2017-02-04" calcext:value-type="date">
            <text:p>2/4/2017</text:p>
          </table:table-cell>
          <table:table-cell table:style-name="ce90" table:formula="of:=[.AS8]+1" office:value-type="date" office:date-value="2017-02-05" calcext:value-type="date">
            <text:p>2/5/2017</text:p>
          </table:table-cell>
          <table:table-cell table:style-name="ce90" table:formula="of:=[.AT8]+1" office:value-type="date" office:date-value="2017-02-06" calcext:value-type="date">
            <text:p>2/6/2017</text:p>
          </table:table-cell>
          <table:table-cell table:style-name="ce90" table:formula="of:=[.AU8]+1" office:value-type="date" office:date-value="2017-02-07" calcext:value-type="date">
            <text:p>2/7/2017</text:p>
          </table:table-cell>
          <table:table-cell table:style-name="ce90" table:formula="of:=[.AV8]+1" office:value-type="date" office:date-value="2017-02-08" calcext:value-type="date">
            <text:p>2/8/2017</text:p>
          </table:table-cell>
          <table:table-cell table:style-name="ce90" table:formula="of:=[.AW8]+1" office:value-type="date" office:date-value="2017-02-09" calcext:value-type="date">
            <text:p>2/9/2017</text:p>
          </table:table-cell>
          <table:table-cell table:style-name="ce90" table:formula="of:=[.AX8]+1" office:value-type="date" office:date-value="2017-02-10" calcext:value-type="date">
            <text:p>2/10/2017</text:p>
          </table:table-cell>
          <table:table-cell table:style-name="ce90" table:formula="of:=[.AY8]+1" office:value-type="date" office:date-value="2017-02-11" calcext:value-type="date">
            <text:p>2/11/2017</text:p>
          </table:table-cell>
          <table:table-cell table:style-name="ce90" table:formula="of:=[.AZ8]+1" office:value-type="date" office:date-value="2017-02-12" calcext:value-type="date">
            <text:p>2/12/2017</text:p>
          </table:table-cell>
          <table:table-cell table:style-name="ce90" table:formula="of:=[.BA8]+1" office:value-type="date" office:date-value="2017-02-13" calcext:value-type="date">
            <text:p>2/13/2017</text:p>
          </table:table-cell>
          <table:table-cell table:style-name="ce90" table:formula="of:=[.BB8]+1" office:value-type="date" office:date-value="2017-02-14" calcext:value-type="date">
            <text:p>2/14/2017</text:p>
          </table:table-cell>
          <table:table-cell table:style-name="ce90" table:formula="of:=[.BC8]+1" office:value-type="date" office:date-value="2017-02-15" calcext:value-type="date">
            <text:p>2/15/2017</text:p>
          </table:table-cell>
          <table:table-cell table:style-name="ce90" table:formula="of:=[.BD8]+1" office:value-type="date" office:date-value="2017-02-16" calcext:value-type="date">
            <text:p>2/16/2017</text:p>
          </table:table-cell>
          <table:table-cell table:style-name="ce90" table:formula="of:=[.BE8]+1" office:value-type="date" office:date-value="2017-02-17" calcext:value-type="date">
            <text:p>2/17/2017</text:p>
          </table:table-cell>
          <table:table-cell table:style-name="ce90" table:formula="of:=[.BF8]+1" office:value-type="date" office:date-value="2017-02-18" calcext:value-type="date">
            <text:p>2/18/2017</text:p>
          </table:table-cell>
          <table:table-cell table:style-name="ce90" table:formula="of:=[.BG8]+1" office:value-type="date" office:date-value="2017-02-19" calcext:value-type="date">
            <text:p>2/19/2017</text:p>
          </table:table-cell>
          <table:table-cell table:style-name="ce90" table:formula="of:=[.BH8]+1" office:value-type="date" office:date-value="2017-02-20" calcext:value-type="date">
            <text:p>2/20/2017</text:p>
          </table:table-cell>
          <table:table-cell table:style-name="ce90" table:formula="of:=[.BI8]+1" office:value-type="date" office:date-value="2017-02-21" calcext:value-type="date">
            <text:p>2/21/2017</text:p>
          </table:table-cell>
          <table:table-cell table:style-name="ce90" table:formula="of:=[.BJ8]+1" office:value-type="date" office:date-value="2017-02-22" calcext:value-type="date">
            <text:p>2/22/2017</text:p>
          </table:table-cell>
          <table:table-cell table:style-name="ce90" table:formula="of:=[.BK8]+1" office:value-type="date" office:date-value="2017-02-23" calcext:value-type="date">
            <text:p>2/23/2017</text:p>
          </table:table-cell>
          <table:table-cell table:style-name="ce90" table:formula="of:=[.BL8]+1" office:value-type="date" office:date-value="2017-02-24" calcext:value-type="date">
            <text:p>2/24/2017</text:p>
          </table:table-cell>
          <table:table-cell table:style-name="ce90" table:formula="of:=[.BM8]+1" office:value-type="date" office:date-value="2017-02-25" calcext:value-type="date">
            <text:p>2/25/2017</text:p>
          </table:table-cell>
          <table:table-cell table:style-name="ce90" table:formula="of:=[.BN8]+1" office:value-type="date" office:date-value="2017-02-26" calcext:value-type="date">
            <text:p>2/26/2017</text:p>
          </table:table-cell>
          <table:table-cell table:style-name="ce90" table:formula="of:=[.BO8]+1" office:value-type="date" office:date-value="2017-02-27" calcext:value-type="date">
            <text:p>2/27/2017</text:p>
          </table:table-cell>
          <table:table-cell table:style-name="ce90" table:formula="of:=[.BP8]+1" office:value-type="date" office:date-value="2017-02-28" calcext:value-type="date">
            <text:p>2/28/2017</text:p>
          </table:table-cell>
          <table:table-cell table:style-name="ce90" table:formula="of:=[.BQ8]+1" office:value-type="date" office:date-value="2017-03-01" calcext:value-type="date">
            <text:p>3/1/2017</text:p>
          </table:table-cell>
          <table:table-cell table:style-name="ce90" table:formula="of:=[.BR8]+1" office:value-type="date" office:date-value="2017-03-02" calcext:value-type="date">
            <text:p>3/2/2017</text:p>
          </table:table-cell>
          <table:table-cell table:style-name="ce90" table:formula="of:=[.BS8]+1" office:value-type="date" office:date-value="2017-03-03" calcext:value-type="date">
            <text:p>3/3/2017</text:p>
          </table:table-cell>
          <table:table-cell table:style-name="ce90" table:formula="of:=[.BT8]+1" office:value-type="date" office:date-value="2017-03-04" calcext:value-type="date">
            <text:p>3/4/2017</text:p>
          </table:table-cell>
          <table:table-cell table:style-name="ce90" table:formula="of:=[.BU8]+1" office:value-type="date" office:date-value="2017-03-05" calcext:value-type="date">
            <text:p>3/5/2017</text:p>
          </table:table-cell>
          <table:table-cell table:style-name="ce90" table:formula="of:=[.BV8]+1" office:value-type="date" office:date-value="2017-03-06" calcext:value-type="date">
            <text:p>3/6/2017</text:p>
          </table:table-cell>
          <table:table-cell table:style-name="ce90" table:formula="of:=[.BW8]+1" office:value-type="date" office:date-value="2017-03-07" calcext:value-type="date">
            <text:p>3/7/2017</text:p>
          </table:table-cell>
          <table:table-cell table:style-name="ce90" table:formula="of:=[.BX8]+1" office:value-type="date" office:date-value="2017-03-08" calcext:value-type="date">
            <text:p>3/8/2017</text:p>
          </table:table-cell>
          <table:table-cell table:style-name="ce90" table:formula="of:=[.BY8]+1" office:value-type="date" office:date-value="2017-03-09" calcext:value-type="date">
            <text:p>3/9/2017</text:p>
          </table:table-cell>
          <table:table-cell table:style-name="ce90" table:formula="of:=[.BZ8]+1" office:value-type="date" office:date-value="2017-03-10" calcext:value-type="date">
            <text:p>3/10/2017</text:p>
          </table:table-cell>
          <table:table-cell table:style-name="ce90" table:formula="of:=[.CA8]+1" office:value-type="date" office:date-value="2017-03-11" calcext:value-type="date">
            <text:p>3/11/2017</text:p>
          </table:table-cell>
          <table:table-cell table:style-name="ce90" table:formula="of:=[.CB8]+1" office:value-type="date" office:date-value="2017-03-12" calcext:value-type="date">
            <text:p>3/12/2017</text:p>
          </table:table-cell>
          <table:table-cell table:style-name="ce90" table:formula="of:=[.CC8]+1" office:value-type="date" office:date-value="2017-03-13" calcext:value-type="date">
            <text:p>3/13/2017</text:p>
          </table:table-cell>
          <table:table-cell table:style-name="ce90" table:formula="of:=[.CD8]+1" office:value-type="date" office:date-value="2017-03-14" calcext:value-type="date">
            <text:p>3/14/2017</text:p>
          </table:table-cell>
          <table:table-cell table:style-name="ce90" table:formula="of:=[.CE8]+1" office:value-type="date" office:date-value="2017-03-15" calcext:value-type="date">
            <text:p>3/15/2017</text:p>
          </table:table-cell>
          <table:table-cell table:style-name="ce90" table:formula="of:=[.CF8]+1" office:value-type="date" office:date-value="2017-03-16" calcext:value-type="date">
            <text:p>3/16/2017</text:p>
          </table:table-cell>
          <table:table-cell table:style-name="ce90" table:formula="of:=[.CG8]+1" office:value-type="date" office:date-value="2017-03-17" calcext:value-type="date">
            <text:p>3/17/2017</text:p>
          </table:table-cell>
          <table:table-cell table:style-name="ce90" table:formula="of:=[.CH8]+1" office:value-type="date" office:date-value="2017-03-18" calcext:value-type="date">
            <text:p>3/18/2017</text:p>
          </table:table-cell>
          <table:table-cell table:style-name="ce90" table:formula="of:=[.CI8]+1" office:value-type="date" office:date-value="2017-03-19" calcext:value-type="date">
            <text:p>3/19/2017</text:p>
          </table:table-cell>
          <table:table-cell table:style-name="ce90" table:formula="of:=[.CJ8]+1" office:value-type="date" office:date-value="2017-03-20" calcext:value-type="date">
            <text:p>3/20/2017</text:p>
          </table:table-cell>
          <table:table-cell table:style-name="ce90" table:formula="of:=[.CK8]+1" office:value-type="date" office:date-value="2017-03-21" calcext:value-type="date">
            <text:p>3/21/2017</text:p>
          </table:table-cell>
          <table:table-cell table:style-name="ce90" table:formula="of:=[.CL8]+1" office:value-type="date" office:date-value="2017-03-22" calcext:value-type="date">
            <text:p>3/22/2017</text:p>
          </table:table-cell>
          <table:table-cell table:style-name="ce90" table:formula="of:=[.CM8]+1" office:value-type="date" office:date-value="2017-03-23" calcext:value-type="date">
            <text:p>3/23/2017</text:p>
          </table:table-cell>
          <table:table-cell table:style-name="ce90" table:formula="of:=[.CN8]+1" office:value-type="date" office:date-value="2017-03-24" calcext:value-type="date">
            <text:p>3/24/2017</text:p>
          </table:table-cell>
          <table:table-cell table:style-name="ce90" table:formula="of:=[.CO8]+1" office:value-type="date" office:date-value="2017-03-25" calcext:value-type="date">
            <text:p>3/25/2017</text:p>
          </table:table-cell>
          <table:table-cell table:style-name="ce90" table:formula="of:=[.CP8]+1" office:value-type="date" office:date-value="2017-03-26" calcext:value-type="date">
            <text:p>3/26/2017</text:p>
          </table:table-cell>
          <table:table-cell table:style-name="ce90" table:formula="of:=[.CQ8]+1" office:value-type="date" office:date-value="2017-03-27" calcext:value-type="date">
            <text:p>3/27/2017</text:p>
          </table:table-cell>
          <table:table-cell table:style-name="ce90" table:formula="of:=[.CR8]+1" office:value-type="date" office:date-value="2017-03-28" calcext:value-type="date">
            <text:p>3/28/2017</text:p>
          </table:table-cell>
          <table:table-cell table:style-name="ce90" table:formula="of:=[.CS8]+1" office:value-type="date" office:date-value="2017-03-29" calcext:value-type="date">
            <text:p>3/29/2017</text:p>
          </table:table-cell>
          <table:table-cell table:style-name="ce90" table:formula="of:=[.CT8]+1" office:value-type="date" office:date-value="2017-03-30" calcext:value-type="date">
            <text:p>3/30/2017</text:p>
          </table:table-cell>
          <table:table-cell table:style-name="ce90" table:formula="of:=[.CU8]+1" office:value-type="date" office:date-value="2017-03-31" calcext:value-type="date">
            <text:p>3/31/2017</text:p>
          </table:table-cell>
          <table:table-cell table:style-name="ce90" table:formula="of:=[.CV8]+1" office:value-type="date" office:date-value="2017-04-01" calcext:value-type="date">
            <text:p>4/1/2017</text:p>
          </table:table-cell>
          <table:table-cell table:style-name="ce90" table:formula="of:=[.CW8]+1" office:value-type="date" office:date-value="2017-04-02" calcext:value-type="date">
            <text:p>4/2/2017</text:p>
          </table:table-cell>
          <table:table-cell table:style-name="ce90" table:formula="of:=[.CX8]+1" office:value-type="date" office:date-value="2017-04-03" calcext:value-type="date">
            <text:p>4/3/2017</text:p>
          </table:table-cell>
          <table:table-cell table:style-name="ce90" table:formula="of:=[.CY8]+1" office:value-type="date" office:date-value="2017-04-04" calcext:value-type="date">
            <text:p>4/4/2017</text:p>
          </table:table-cell>
          <table:table-cell table:style-name="ce90" table:formula="of:=[.CZ8]+1" office:value-type="date" office:date-value="2017-04-05" calcext:value-type="date">
            <text:p>4/5/2017</text:p>
          </table:table-cell>
          <table:table-cell table:style-name="ce90" table:formula="of:=[.DA8]+1" office:value-type="date" office:date-value="2017-04-06" calcext:value-type="date">
            <text:p>4/6/2017</text:p>
          </table:table-cell>
          <table:table-cell table:style-name="ce90" table:formula="of:=[.DB8]+1" office:value-type="date" office:date-value="2017-04-07" calcext:value-type="date">
            <text:p>4/7/2017</text:p>
          </table:table-cell>
          <table:table-cell table:style-name="ce90" table:formula="of:=[.DC8]+1" office:value-type="date" office:date-value="2017-04-08" calcext:value-type="date">
            <text:p>4/8/2017</text:p>
          </table:table-cell>
          <table:table-cell table:style-name="ce90" table:formula="of:=[.DD8]+1" office:value-type="date" office:date-value="2017-04-09" calcext:value-type="date">
            <text:p>4/9/2017</text:p>
          </table:table-cell>
          <table:table-cell table:style-name="ce90" table:formula="of:=[.DE8]+1" office:value-type="date" office:date-value="2017-04-10" calcext:value-type="date">
            <text:p>4/10/2017</text:p>
          </table:table-cell>
          <table:table-cell table:style-name="ce90" table:formula="of:=[.DF8]+1" office:value-type="date" office:date-value="2017-04-11" calcext:value-type="date">
            <text:p>4/11/2017</text:p>
          </table:table-cell>
          <table:table-cell table:style-name="ce90" table:formula="of:=[.DG8]+1" office:value-type="date" office:date-value="2017-04-12" calcext:value-type="date">
            <text:p>4/12/2017</text:p>
          </table:table-cell>
          <table:table-cell table:style-name="ce90" table:formula="of:=[.DH8]+1" office:value-type="date" office:date-value="2017-04-13" calcext:value-type="date">
            <text:p>4/13/2017</text:p>
          </table:table-cell>
          <table:table-cell table:style-name="ce90" table:formula="of:=[.DI8]+1" office:value-type="date" office:date-value="2017-04-14" calcext:value-type="date">
            <text:p>4/14/2017</text:p>
          </table:table-cell>
          <table:table-cell table:style-name="ce90" table:formula="of:=[.DJ8]+1" office:value-type="date" office:date-value="2017-04-15" calcext:value-type="date">
            <text:p>4/15/2017</text:p>
          </table:table-cell>
          <table:table-cell table:style-name="ce90" table:formula="of:=[.DK8]+1" office:value-type="date" office:date-value="2017-04-16" calcext:value-type="date">
            <text:p>4/16/2017</text:p>
          </table:table-cell>
          <table:table-cell table:style-name="ce90" table:formula="of:=[.DL8]+1" office:value-type="date" office:date-value="2017-04-17" calcext:value-type="date">
            <text:p>4/17/2017</text:p>
          </table:table-cell>
          <table:table-cell table:style-name="ce90" table:formula="of:=[.DM8]+1" office:value-type="date" office:date-value="2017-04-18" calcext:value-type="date">
            <text:p>4/18/2017</text:p>
          </table:table-cell>
          <table:table-cell table:style-name="ce90" table:formula="of:=[.DN8]+1" office:value-type="date" office:date-value="2017-04-19" calcext:value-type="date">
            <text:p>4/19/2017</text:p>
          </table:table-cell>
          <table:table-cell table:style-name="ce90" table:formula="of:=[.DO8]+1" office:value-type="date" office:date-value="2017-04-20" calcext:value-type="date">
            <text:p>4/20/2017</text:p>
          </table:table-cell>
          <table:table-cell table:style-name="ce90" table:formula="of:=[.DP8]+1" office:value-type="date" office:date-value="2017-04-21" calcext:value-type="date">
            <text:p>4/21/2017</text:p>
          </table:table-cell>
          <table:table-cell table:style-name="ce90" table:formula="of:=[.DQ8]+1" office:value-type="date" office:date-value="2017-04-22" calcext:value-type="date">
            <text:p>4/22/2017</text:p>
          </table:table-cell>
          <table:table-cell table:style-name="ce90" table:formula="of:=[.DR8]+1" office:value-type="date" office:date-value="2017-04-23" calcext:value-type="date">
            <text:p>4/23/2017</text:p>
          </table:table-cell>
          <table:table-cell table:style-name="ce90" table:formula="of:=[.DS8]+1" office:value-type="date" office:date-value="2017-04-24" calcext:value-type="date">
            <text:p>4/24/2017</text:p>
          </table:table-cell>
          <table:table-cell table:style-name="ce90" table:formula="of:=[.DT8]+1" office:value-type="date" office:date-value="2017-04-25" calcext:value-type="date">
            <text:p>4/25/2017</text:p>
          </table:table-cell>
          <table:table-cell table:style-name="ce90" table:formula="of:=[.DU8]+1" office:value-type="date" office:date-value="2017-04-26" calcext:value-type="date">
            <text:p>4/26/2017</text:p>
          </table:table-cell>
          <table:table-cell table:style-name="ce90" table:formula="of:=[.DV8]+1" office:value-type="date" office:date-value="2017-04-27" calcext:value-type="date">
            <text:p>4/27/2017</text:p>
          </table:table-cell>
          <table:table-cell table:style-name="ce90" table:formula="of:=[.DW8]+1" office:value-type="date" office:date-value="2017-04-28" calcext:value-type="date">
            <text:p>4/28/2017</text:p>
          </table:table-cell>
          <table:table-cell table:style-name="ce90" table:formula="of:=[.DX8]+1" office:value-type="date" office:date-value="2017-04-29" calcext:value-type="date">
            <text:p>4/29/2017</text:p>
          </table:table-cell>
          <table:table-cell table:style-name="ce90" table:formula="of:=[.DY8]+1" office:value-type="date" office:date-value="2017-04-30" calcext:value-type="date">
            <text:p>4/30/2017</text:p>
          </table:table-cell>
          <table:table-cell table:style-name="ce90" table:formula="of:=[.DZ8]+1" office:value-type="date" office:date-value="2017-05-01" calcext:value-type="date">
            <text:p>5/1/2017</text:p>
          </table:table-cell>
          <table:table-cell table:style-name="ce90" table:formula="of:=[.EA8]+1" office:value-type="date" office:date-value="2017-05-02" calcext:value-type="date">
            <text:p>5/2/2017</text:p>
          </table:table-cell>
          <table:table-cell table:style-name="ce90" table:formula="of:=[.EB8]+1" office:value-type="date" office:date-value="2017-05-03" calcext:value-type="date">
            <text:p>5/3/2017</text:p>
          </table:table-cell>
          <table:table-cell table:style-name="ce90" table:formula="of:=[.EC8]+1" office:value-type="date" office:date-value="2017-05-04" calcext:value-type="date">
            <text:p>5/4/2017</text:p>
          </table:table-cell>
          <table:table-cell table:style-name="ce90" table:formula="of:=[.ED8]+1" office:value-type="date" office:date-value="2017-05-05" calcext:value-type="date">
            <text:p>5/5/2017</text:p>
          </table:table-cell>
          <table:table-cell table:style-name="ce90" table:formula="of:=[.EE8]+1" office:value-type="date" office:date-value="2017-05-06" calcext:value-type="date">
            <text:p>5/6/2017</text:p>
          </table:table-cell>
          <table:table-cell table:style-name="ce90" table:formula="of:=[.EF8]+1" office:value-type="date" office:date-value="2017-05-07" calcext:value-type="date">
            <text:p>5/7/2017</text:p>
          </table:table-cell>
          <table:table-cell table:style-name="ce90" table:formula="of:=[.EG8]+1" office:value-type="date" office:date-value="2017-05-08" calcext:value-type="date">
            <text:p>5/8/2017</text:p>
          </table:table-cell>
          <table:table-cell table:style-name="ce90" table:formula="of:=[.EH8]+1" office:value-type="date" office:date-value="2017-05-09" calcext:value-type="date">
            <text:p>5/9/2017</text:p>
          </table:table-cell>
          <table:table-cell table:style-name="ce90" table:formula="of:=[.EI8]+1" office:value-type="date" office:date-value="2017-05-10" calcext:value-type="date">
            <text:p>5/10/2017</text:p>
          </table:table-cell>
          <table:table-cell table:style-name="ce90" table:formula="of:=[.EJ8]+1" office:value-type="date" office:date-value="2017-05-11" calcext:value-type="date">
            <text:p>5/11/2017</text:p>
          </table:table-cell>
          <table:table-cell table:style-name="ce90" table:formula="of:=[.EK8]+1" office:value-type="date" office:date-value="2017-05-12" calcext:value-type="date">
            <text:p>5/12/2017</text:p>
          </table:table-cell>
          <table:table-cell table:style-name="ce90" table:formula="of:=[.EL8]+1" office:value-type="date" office:date-value="2017-05-13" calcext:value-type="date">
            <text:p>5/13/2017</text:p>
          </table:table-cell>
          <table:table-cell table:style-name="ce90" table:formula="of:=[.EM8]+1" office:value-type="date" office:date-value="2017-05-14" calcext:value-type="date">
            <text:p>5/14/2017</text:p>
          </table:table-cell>
          <table:table-cell table:style-name="ce90" table:formula="of:=[.EN8]+1" office:value-type="date" office:date-value="2017-05-15" calcext:value-type="date">
            <text:p>5/15/2017</text:p>
          </table:table-cell>
          <table:table-cell table:style-name="ce90" table:formula="of:=[.EO8]+1" office:value-type="date" office:date-value="2017-05-16" calcext:value-type="date">
            <text:p>5/16/2017</text:p>
          </table:table-cell>
          <table:table-cell table:style-name="ce90" table:formula="of:=[.EP8]+1" office:value-type="date" office:date-value="2017-05-17" calcext:value-type="date">
            <text:p>5/17/2017</text:p>
          </table:table-cell>
          <table:table-cell table:style-name="ce90" table:formula="of:=[.EQ8]+1" office:value-type="date" office:date-value="2017-05-18" calcext:value-type="date">
            <text:p>5/18/2017</text:p>
          </table:table-cell>
          <table:table-cell table:style-name="ce90" table:formula="of:=[.ER8]+1" office:value-type="date" office:date-value="2017-05-19" calcext:value-type="date">
            <text:p>5/19/2017</text:p>
          </table:table-cell>
          <table:table-cell table:style-name="ce90" table:formula="of:=[.ES8]+1" office:value-type="date" office:date-value="2017-05-20" calcext:value-type="date">
            <text:p>5/20/2017</text:p>
          </table:table-cell>
          <table:table-cell table:style-name="ce90" table:formula="of:=[.ET8]+1" office:value-type="date" office:date-value="2017-05-21" calcext:value-type="date">
            <text:p>5/21/2017</text:p>
          </table:table-cell>
          <table:table-cell table:style-name="ce90" table:formula="of:=[.EU8]+1" office:value-type="date" office:date-value="2017-05-22" calcext:value-type="date">
            <text:p>5/22/2017</text:p>
          </table:table-cell>
          <table:table-cell table:style-name="ce90" table:formula="of:=[.EV8]+1" office:value-type="date" office:date-value="2017-05-23" calcext:value-type="date">
            <text:p>5/23/2017</text:p>
          </table:table-cell>
          <table:table-cell table:style-name="ce90" table:formula="of:=[.EW8]+1" office:value-type="date" office:date-value="2017-05-24" calcext:value-type="date">
            <text:p>5/24/2017</text:p>
          </table:table-cell>
          <table:table-cell table:style-name="ce90" table:formula="of:=[.EX8]+1" office:value-type="date" office:date-value="2017-05-25" calcext:value-type="date">
            <text:p>5/25/2017</text:p>
          </table:table-cell>
          <table:table-cell table:style-name="ce90" table:formula="of:=[.EY8]+1" office:value-type="date" office:date-value="2017-05-26" calcext:value-type="date">
            <text:p>5/26/2017</text:p>
          </table:table-cell>
          <table:table-cell table:style-name="ce90" table:formula="of:=[.EZ8]+1" office:value-type="date" office:date-value="2017-05-27" calcext:value-type="date">
            <text:p>5/27/2017</text:p>
          </table:table-cell>
          <table:table-cell table:style-name="ce90" table:formula="of:=[.FA8]+1" office:value-type="date" office:date-value="2017-05-28" calcext:value-type="date">
            <text:p>5/28/2017</text:p>
          </table:table-cell>
          <table:table-cell table:style-name="ce90" table:formula="of:=[.FB8]+1" office:value-type="date" office:date-value="2017-05-29" calcext:value-type="date">
            <text:p>5/29/2017</text:p>
          </table:table-cell>
          <table:table-cell table:style-name="ce90" table:formula="of:=[.FC8]+1" office:value-type="date" office:date-value="2017-05-30" calcext:value-type="date">
            <text:p>5/30/2017</text:p>
          </table:table-cell>
          <table:table-cell table:style-name="ce90" table:formula="of:=[.FD8]+1" office:value-type="date" office:date-value="2017-05-31" calcext:value-type="date">
            <text:p>5/31/2017</text:p>
          </table:table-cell>
          <table:table-cell table:style-name="ce90" table:formula="of:=[.FE8]+1" office:value-type="date" office:date-value="2017-06-01" calcext:value-type="date">
            <text:p>6/1/2017</text:p>
          </table:table-cell>
          <table:table-cell table:style-name="ce90" table:formula="of:=[.FF8]+1" office:value-type="date" office:date-value="2017-06-02" calcext:value-type="date">
            <text:p>6/2/2017</text:p>
          </table:table-cell>
          <table:table-cell table:style-name="ce90" table:formula="of:=[.FG8]+1" office:value-type="date" office:date-value="2017-06-03" calcext:value-type="date">
            <text:p>6/3/2017</text:p>
          </table:table-cell>
          <table:table-cell table:style-name="ce90" table:formula="of:=[.FH8]+1" office:value-type="date" office:date-value="2017-06-04" calcext:value-type="date">
            <text:p>6/4/2017</text:p>
          </table:table-cell>
          <table:table-cell table:style-name="ce90" table:formula="of:=[.FI8]+1" office:value-type="date" office:date-value="2017-06-05" calcext:value-type="date">
            <text:p>6/5/2017</text:p>
          </table:table-cell>
          <table:table-cell table:style-name="ce90" table:formula="of:=[.FJ8]+1" office:value-type="date" office:date-value="2017-06-06" calcext:value-type="date">
            <text:p>6/6/2017</text:p>
          </table:table-cell>
          <table:table-cell table:style-name="ce90" table:formula="of:=[.FK8]+1" office:value-type="date" office:date-value="2017-06-07" calcext:value-type="date">
            <text:p>6/7/2017</text:p>
          </table:table-cell>
          <table:table-cell table:style-name="ce90" table:formula="of:=[.FL8]+1" office:value-type="date" office:date-value="2017-06-08" calcext:value-type="date">
            <text:p>6/8/2017</text:p>
          </table:table-cell>
          <table:table-cell table:style-name="ce90" table:formula="of:=[.FM8]+1" office:value-type="date" office:date-value="2017-06-09" calcext:value-type="date">
            <text:p>6/9/2017</text:p>
          </table:table-cell>
          <table:table-cell table:style-name="ce90" table:formula="of:=[.FN8]+1" office:value-type="date" office:date-value="2017-06-10" calcext:value-type="date">
            <text:p>6/10/2017</text:p>
          </table:table-cell>
          <table:table-cell table:style-name="ce90" table:formula="of:=[.FO8]+1" office:value-type="date" office:date-value="2017-06-11" calcext:value-type="date">
            <text:p>6/11/2017</text:p>
          </table:table-cell>
          <table:table-cell table:style-name="ce90" table:formula="of:=[.FP8]+1" office:value-type="date" office:date-value="2017-06-12" calcext:value-type="date">
            <text:p>6/12/2017</text:p>
          </table:table-cell>
          <table:table-cell table:style-name="ce90" table:formula="of:=[.FQ8]+1" office:value-type="date" office:date-value="2017-06-13" calcext:value-type="date">
            <text:p>6/13/2017</text:p>
          </table:table-cell>
          <table:table-cell table:style-name="ce90" table:formula="of:=[.FR8]+1" office:value-type="date" office:date-value="2017-06-14" calcext:value-type="date">
            <text:p>6/14/2017</text:p>
          </table:table-cell>
          <table:table-cell table:style-name="ce90" table:formula="of:=[.FS8]+1" office:value-type="date" office:date-value="2017-06-15" calcext:value-type="date">
            <text:p>6/15/2017</text:p>
          </table:table-cell>
          <table:table-cell table:style-name="ce90" table:formula="of:=[.FT8]+1" office:value-type="date" office:date-value="2017-06-16" calcext:value-type="date">
            <text:p>6/16/2017</text:p>
          </table:table-cell>
          <table:table-cell table:style-name="ce90" table:formula="of:=[.FU8]+1" office:value-type="date" office:date-value="2017-06-17" calcext:value-type="date">
            <text:p>6/17/2017</text:p>
          </table:table-cell>
          <table:table-cell table:style-name="ce90" table:formula="of:=[.FV8]+1" office:value-type="date" office:date-value="2017-06-18" calcext:value-type="date">
            <text:p>6/18/2017</text:p>
          </table:table-cell>
          <table:table-cell table:style-name="ce90" table:formula="of:=[.FW8]+1" office:value-type="date" office:date-value="2017-06-19" calcext:value-type="date">
            <text:p>6/19/2017</text:p>
          </table:table-cell>
          <table:table-cell table:style-name="ce90" table:formula="of:=[.FX8]+1" office:value-type="date" office:date-value="2017-06-20" calcext:value-type="date">
            <text:p>6/20/2017</text:p>
          </table:table-cell>
          <table:table-cell table:style-name="ce90" table:formula="of:=[.FY8]+1" office:value-type="date" office:date-value="2017-06-21" calcext:value-type="date">
            <text:p>6/21/2017</text:p>
          </table:table-cell>
          <table:table-cell table:style-name="ce90" table:formula="of:=[.FZ8]+1" office:value-type="date" office:date-value="2017-06-22" calcext:value-type="date">
            <text:p>6/22/2017</text:p>
          </table:table-cell>
          <table:table-cell table:style-name="ce90" table:formula="of:=[.GA8]+1" office:value-type="date" office:date-value="2017-06-23" calcext:value-type="date">
            <text:p>6/23/2017</text:p>
          </table:table-cell>
          <table:table-cell table:style-name="ce90" table:formula="of:=[.GB8]+1" office:value-type="date" office:date-value="2017-06-24" calcext:value-type="date">
            <text:p>6/24/2017</text:p>
          </table:table-cell>
          <table:table-cell table:style-name="ce90" table:formula="of:=[.GC8]+1" office:value-type="date" office:date-value="2017-06-25" calcext:value-type="date">
            <text:p>6/25/2017</text:p>
          </table:table-cell>
          <table:table-cell table:style-name="ce90" table:formula="of:=[.GD8]+1" office:value-type="date" office:date-value="2017-06-26" calcext:value-type="date">
            <text:p>6/26/2017</text:p>
          </table:table-cell>
          <table:table-cell table:style-name="ce90" table:formula="of:=[.GE8]+1" office:value-type="date" office:date-value="2017-06-27" calcext:value-type="date">
            <text:p>6/27/2017</text:p>
          </table:table-cell>
          <table:table-cell table:style-name="ce90" table:formula="of:=[.GF8]+1" office:value-type="date" office:date-value="2017-06-28" calcext:value-type="date">
            <text:p>6/28/2017</text:p>
          </table:table-cell>
          <table:table-cell table:style-name="ce90" table:formula="of:=[.GG8]+1" office:value-type="date" office:date-value="2017-06-29" calcext:value-type="date">
            <text:p>6/29/2017</text:p>
          </table:table-cell>
          <table:table-cell table:style-name="ce90" table:formula="of:=[.GH8]+1" office:value-type="date" office:date-value="2017-06-30" calcext:value-type="date">
            <text:p>6/30/2017</text:p>
          </table:table-cell>
          <table:table-cell table:style-name="ce90" table:formula="of:=[.GI8]+1" office:value-type="date" office:date-value="2017-07-01" calcext:value-type="date">
            <text:p>7/1/2017</text:p>
          </table:table-cell>
          <table:table-cell table:style-name="ce90" table:formula="of:=[.GJ8]+1" office:value-type="date" office:date-value="2017-07-02" calcext:value-type="date">
            <text:p>7/2/2017</text:p>
          </table:table-cell>
          <table:table-cell table:style-name="ce90" table:formula="of:=[.GK8]+1" office:value-type="date" office:date-value="2017-07-03" calcext:value-type="date">
            <text:p>7/3/2017</text:p>
          </table:table-cell>
          <table:table-cell table:style-name="ce90" table:formula="of:=[.GL8]+1" office:value-type="date" office:date-value="2017-07-04" calcext:value-type="date">
            <text:p>7/4/2017</text:p>
          </table:table-cell>
          <table:table-cell table:style-name="ce90" table:formula="of:=[.GM8]+1" office:value-type="date" office:date-value="2017-07-05" calcext:value-type="date">
            <text:p>7/5/2017</text:p>
          </table:table-cell>
          <table:table-cell table:style-name="ce90" table:formula="of:=[.GN8]+1" office:value-type="date" office:date-value="2017-07-06" calcext:value-type="date">
            <text:p>7/6/2017</text:p>
          </table:table-cell>
          <table:table-cell table:style-name="ce90" table:formula="of:=[.GO8]+1" office:value-type="date" office:date-value="2017-07-07" calcext:value-type="date">
            <text:p>7/7/2017</text:p>
          </table:table-cell>
          <table:table-cell table:style-name="ce90" table:formula="of:=[.GP8]+1" office:value-type="date" office:date-value="2017-07-08" calcext:value-type="date">
            <text:p>7/8/2017</text:p>
          </table:table-cell>
          <table:table-cell table:style-name="ce90" table:formula="of:=[.GQ8]+1" office:value-type="date" office:date-value="2017-07-09" calcext:value-type="date">
            <text:p>7/9/2017</text:p>
          </table:table-cell>
          <table:table-cell table:style-name="ce90" table:formula="of:=[.GR8]+1" office:value-type="date" office:date-value="2017-07-10" calcext:value-type="date">
            <text:p>7/10/2017</text:p>
          </table:table-cell>
          <table:table-cell table:style-name="ce90" table:formula="of:=[.GS8]+1" office:value-type="date" office:date-value="2017-07-11" calcext:value-type="date">
            <text:p>7/11/2017</text:p>
          </table:table-cell>
          <table:table-cell table:style-name="ce90" table:formula="of:=[.GT8]+1" office:value-type="date" office:date-value="2017-07-12" calcext:value-type="date">
            <text:p>7/12/2017</text:p>
          </table:table-cell>
          <table:table-cell table:style-name="ce90" table:formula="of:=[.GU8]+1" office:value-type="date" office:date-value="2017-07-13" calcext:value-type="date">
            <text:p>7/13/2017</text:p>
          </table:table-cell>
          <table:table-cell table:style-name="ce90" table:formula="of:=[.GV8]+1" office:value-type="date" office:date-value="2017-07-14" calcext:value-type="date">
            <text:p>7/14/2017</text:p>
          </table:table-cell>
          <table:table-cell table:style-name="ce90" table:formula="of:=[.GW8]+1" office:value-type="date" office:date-value="2017-07-15" calcext:value-type="date">
            <text:p>7/15/2017</text:p>
          </table:table-cell>
          <table:table-cell table:style-name="ce90" table:formula="of:=[.GX8]+1" office:value-type="date" office:date-value="2017-07-16" calcext:value-type="date">
            <text:p>7/16/2017</text:p>
          </table:table-cell>
          <table:table-cell table:style-name="ce90" table:formula="of:=[.GY8]+1" office:value-type="date" office:date-value="2017-07-17" calcext:value-type="date">
            <text:p>7/17/2017</text:p>
          </table:table-cell>
          <table:table-cell table:style-name="ce90" table:formula="of:=[.GZ8]+1" office:value-type="date" office:date-value="2017-07-18" calcext:value-type="date">
            <text:p>7/18/2017</text:p>
          </table:table-cell>
          <table:table-cell table:style-name="ce90" table:formula="of:=[.HA8]+1" office:value-type="date" office:date-value="2017-07-19" calcext:value-type="date">
            <text:p>7/19/2017</text:p>
          </table:table-cell>
          <table:table-cell table:style-name="ce90" table:formula="of:=[.HB8]+1" office:value-type="date" office:date-value="2017-07-20" calcext:value-type="date">
            <text:p>7/20/2017</text:p>
          </table:table-cell>
          <table:table-cell table:style-name="ce90" table:formula="of:=[.HC8]+1" office:value-type="date" office:date-value="2017-07-21" calcext:value-type="date">
            <text:p>7/21/2017</text:p>
          </table:table-cell>
          <table:table-cell table:style-name="ce90" table:formula="of:=[.HD8]+1" office:value-type="date" office:date-value="2017-07-22" calcext:value-type="date">
            <text:p>7/22/2017</text:p>
          </table:table-cell>
          <table:table-cell table:style-name="ce90" table:formula="of:=[.HE8]+1" office:value-type="date" office:date-value="2017-07-23" calcext:value-type="date">
            <text:p>7/23/2017</text:p>
          </table:table-cell>
          <table:table-cell table:style-name="ce90" table:formula="of:=[.HF8]+1" office:value-type="date" office:date-value="2017-07-24" calcext:value-type="date">
            <text:p>7/24/2017</text:p>
          </table:table-cell>
          <table:table-cell table:style-name="ce90" table:formula="of:=[.HG8]+1" office:value-type="date" office:date-value="2017-07-25" calcext:value-type="date">
            <text:p>7/25/2017</text:p>
          </table:table-cell>
          <table:table-cell table:style-name="ce90" table:formula="of:=[.HH8]+1" office:value-type="date" office:date-value="2017-07-26" calcext:value-type="date">
            <text:p>7/26/2017</text:p>
          </table:table-cell>
          <table:table-cell table:style-name="ce90" table:formula="of:=[.HI8]+1" office:value-type="date" office:date-value="2017-07-27" calcext:value-type="date">
            <text:p>7/27/2017</text:p>
          </table:table-cell>
          <table:table-cell table:style-name="ce90" table:formula="of:=[.HJ8]+1" office:value-type="date" office:date-value="2017-07-28" calcext:value-type="date">
            <text:p>7/28/2017</text:p>
          </table:table-cell>
          <table:table-cell table:style-name="ce90" table:formula="of:=[.HK8]+1" office:value-type="date" office:date-value="2017-07-29" calcext:value-type="date">
            <text:p>7/29/2017</text:p>
          </table:table-cell>
          <table:table-cell table:style-name="ce90" table:formula="of:=[.HL8]+1" office:value-type="date" office:date-value="2017-07-30" calcext:value-type="date">
            <text:p>7/30/2017</text:p>
          </table:table-cell>
          <table:table-cell table:style-name="ce90" table:formula="of:=[.HM8]+1" office:value-type="date" office:date-value="2017-07-31" calcext:value-type="date">
            <text:p>7/31/2017</text:p>
          </table:table-cell>
          <table:table-cell table:style-name="ce90" table:formula="of:=[.HN8]+1" office:value-type="date" office:date-value="2017-08-01" calcext:value-type="date">
            <text:p>8/1/2017</text:p>
          </table:table-cell>
          <table:table-cell table:style-name="ce90" table:formula="of:=[.HO8]+1" office:value-type="date" office:date-value="2017-08-02" calcext:value-type="date">
            <text:p>8/2/2017</text:p>
          </table:table-cell>
          <table:table-cell table:style-name="ce90" table:formula="of:=[.HP8]+1" office:value-type="date" office:date-value="2017-08-03" calcext:value-type="date">
            <text:p>8/3/2017</text:p>
          </table:table-cell>
          <table:table-cell table:style-name="ce90" table:formula="of:=[.HQ8]+1" office:value-type="date" office:date-value="2017-08-04" calcext:value-type="date">
            <text:p>8/4/2017</text:p>
          </table:table-cell>
          <table:table-cell table:style-name="ce90" table:formula="of:=[.HR8]+1" office:value-type="date" office:date-value="2017-08-05" calcext:value-type="date">
            <text:p>8/5/2017</text:p>
          </table:table-cell>
          <table:table-cell table:style-name="ce90" table:formula="of:=[.HS8]+1" office:value-type="date" office:date-value="2017-08-06" calcext:value-type="date">
            <text:p>8/6/2017</text:p>
          </table:table-cell>
          <table:table-cell table:style-name="ce90" table:formula="of:=[.HT8]+1" office:value-type="date" office:date-value="2017-08-07" calcext:value-type="date">
            <text:p>8/7/2017</text:p>
          </table:table-cell>
          <table:table-cell table:style-name="ce90" table:formula="of:=[.HU8]+1" office:value-type="date" office:date-value="2017-08-08" calcext:value-type="date">
            <text:p>8/8/2017</text:p>
          </table:table-cell>
          <table:table-cell table:style-name="ce90" table:formula="of:=[.HV8]+1" office:value-type="date" office:date-value="2017-08-09" calcext:value-type="date">
            <text:p>8/9/2017</text:p>
          </table:table-cell>
          <table:table-cell table:style-name="ce90" table:formula="of:=[.HW8]+1" office:value-type="date" office:date-value="2017-08-10" calcext:value-type="date">
            <text:p>8/10/2017</text:p>
          </table:table-cell>
          <table:table-cell table:style-name="ce90" table:formula="of:=[.HX8]+1" office:value-type="date" office:date-value="2017-08-11" calcext:value-type="date">
            <text:p>8/11/2017</text:p>
          </table:table-cell>
          <table:table-cell table:style-name="ce90" table:formula="of:=[.HY8]+1" office:value-type="date" office:date-value="2017-08-12" calcext:value-type="date">
            <text:p>8/12/2017</text:p>
          </table:table-cell>
          <table:table-cell table:style-name="ce90" table:formula="of:=[.HZ8]+1" office:value-type="date" office:date-value="2017-08-13" calcext:value-type="date">
            <text:p>8/13/2017</text:p>
          </table:table-cell>
          <table:table-cell table:style-name="ce90" table:formula="of:=[.IA8]+1" office:value-type="date" office:date-value="2017-08-14" calcext:value-type="date">
            <text:p>8/14/2017</text:p>
          </table:table-cell>
          <table:table-cell table:style-name="ce90" table:formula="of:=[.IB8]+1" office:value-type="date" office:date-value="2017-08-15" calcext:value-type="date">
            <text:p>8/15/2017</text:p>
          </table:table-cell>
          <table:table-cell table:style-name="ce90" table:formula="of:=[.IC8]+1" office:value-type="date" office:date-value="2017-08-16" calcext:value-type="date">
            <text:p>8/16/2017</text:p>
          </table:table-cell>
          <table:table-cell table:style-name="ce90" table:formula="of:=[.ID8]+1" office:value-type="date" office:date-value="2017-08-17" calcext:value-type="date">
            <text:p>8/17/2017</text:p>
          </table:table-cell>
          <table:table-cell table:style-name="ce90" table:formula="of:=[.IE8]+1" office:value-type="date" office:date-value="2017-08-18" calcext:value-type="date">
            <text:p>8/18/2017</text:p>
          </table:table-cell>
          <table:table-cell table:style-name="ce90" table:formula="of:=[.IF8]+1" office:value-type="date" office:date-value="2017-08-19" calcext:value-type="date">
            <text:p>8/19/2017</text:p>
          </table:table-cell>
          <table:table-cell table:style-name="ce90" table:formula="of:=[.IG8]+1" office:value-type="date" office:date-value="2017-08-20" calcext:value-type="date">
            <text:p>8/20/2017</text:p>
          </table:table-cell>
          <table:table-cell table:style-name="ce90" table:formula="of:=[.IH8]+1" office:value-type="date" office:date-value="2017-08-21" calcext:value-type="date">
            <text:p>8/21/2017</text:p>
          </table:table-cell>
          <table:table-cell table:style-name="ce90" table:formula="of:=[.II8]+1" office:value-type="date" office:date-value="2017-08-22" calcext:value-type="date">
            <text:p>8/22/2017</text:p>
          </table:table-cell>
          <table:table-cell table:style-name="ce90" table:formula="of:=[.IJ8]+1" office:value-type="date" office:date-value="2017-08-23" calcext:value-type="date">
            <text:p>8/23/2017</text:p>
          </table:table-cell>
          <table:table-cell table:style-name="ce90" table:formula="of:=[.IK8]+1" office:value-type="date" office:date-value="2017-08-24" calcext:value-type="date">
            <text:p>8/24/2017</text:p>
          </table:table-cell>
          <table:table-cell table:style-name="ce90" table:formula="of:=[.IL8]+1" office:value-type="date" office:date-value="2017-08-25" calcext:value-type="date">
            <text:p>8/25/2017</text:p>
          </table:table-cell>
          <table:table-cell table:style-name="ce90" table:formula="of:=[.IM8]+1" office:value-type="date" office:date-value="2017-08-26" calcext:value-type="date">
            <text:p>8/26/2017</text:p>
          </table:table-cell>
          <table:table-cell table:style-name="ce90" table:formula="of:=[.IN8]+1" office:value-type="date" office:date-value="2017-08-27" calcext:value-type="date">
            <text:p>8/27/2017</text:p>
          </table:table-cell>
          <table:table-cell table:number-columns-repeated="775"/>
        </table:table-row>
        <table:table-row table:style-name="ro4">
          <table:table-cell table:style-name="ce5" office:value-type="string" calcext:value-type="string">
            <office:annotation draw:style-name="gr4" draw:text-style-name="P6" svg:width="37.74mm" svg:height="26.08mm" svg:x="12.8mm" svg:y="40.03mm" draw:caption-point-x="-4.24mm" draw:caption-point-y="0.23mm">
              <dc:creator>JWW</dc:creator>
              <dc:date>2009-03-02T00:00:00</dc:date>
              <text:p text:style-name="P5"><text:span text:style-name="T12">Work Breakdown Structure</text:span></text:p>
              <text:p text:style-name="P5"><text:span text:style-name="T11">Enter the Task# and Subtask#</text:span></text:p>
              <text:p text:style-name="P5"><text:span text:style-name="T11">2</text:span></text:p>
              <text:p text:style-name="P5"><text:span text:style-name="T11">2.1</text:span></text:p>
              <text:p text:style-name="P5"><text:span text:style-name="T11">2.2</text:span></text:p>
              <text:p text:style-name="P5"><text:span text:style-name="T11">etc.</text:span></text:p>
            </office:annotation>
            <text:p>WBS</text:p>
          </table:table-cell>
          <table:table-cell table:style-name="ce11" office:value-type="string" calcext:value-type="string">
            <text:p>Tasks</text:p>
          </table:table-cell>
          <table:table-cell table:style-name="ce19" office:value-type="string" calcext:value-type="string">
            <text:p>Task Lead</text:p>
          </table:table-cell>
          <table:table-cell table:style-name="ce23" office:value-type="string" calcext:value-type="string">
            <office:annotation draw:style-name="gr4" draw:text-style-name="P6" svg:width="54.2mm" svg:height="26.3mm" svg:x="78.41mm" svg:y="40.03mm" draw:caption-point-x="-10.99mm" draw:caption-point-y="0.23mm">
              <dc:creator>JWW</dc:creator>
              <dc:date>2009-03-02T00:00:00</dc:date>
              <text:p text:style-name="P5"><text:span text:style-name="T12">Start Date</text:span></text:p>
              <text:p text:style-name="P5"><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3" office:value-type="string" calcext:value-type="string">
            <office:annotation draw:style-name="gr4" draw:text-style-name="P6" svg:width="71.13mm" svg:height="26.53mm" svg:x="90.94mm" svg:y="40.03mm" draw:caption-point-x="-8.99mm" draw:caption-point-y="0.23mm">
              <dc:creator>JWW</dc:creator>
              <dc:date>2009-03-02T00:00:00</dc:date>
              <text:p text:style-name="P5"><text:span text:style-name="T12">End Date</text:span></text:p>
              <text:p text:style-name="P5"><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5"><text:span text:style-name="T11"/></text:p>
            </office:annotation>
            <text:p>End</text:p>
          </table:table-cell>
          <table:table-cell table:style-name="ce34" office:value-type="string" calcext:value-type="string">
            <office:annotation draw:style-name="gr4" draw:text-style-name="P6" svg:width="75.74mm" svg:height="38.36mm" svg:x="97.34mm" svg:y="40.03mm" draw:caption-point-x="-6.16mm" draw:caption-point-y="0.23mm">
              <dc:creator>JWW</dc:creator>
              <dc:date>2009-03-02T00:00:00</dc:date>
              <text:p text:style-name="P5"><text:span text:style-name="T12">Duration (Calendar Days)</text:span></text:p>
              <text:p text:style-name="P5"><text:span text:style-name="T11">Enter the number of calendar days for the given task. Refer to the Working Days column or use a calendar to determine the corresponding working days.</text:span></text:p>
              <text:p text:style-name="P5"><text:span text:style-name="T11"/></text:p>
              <text:p text:style-name="P5"><text:span text:style-name="T11">For the main tasks, you can calculate the duration by finding the maximum End date of the sub tasks and subtracting the earliest start date. For example:</text:span></text:p>
              <text:p text:style-name="P5"><text:span text:style-name="T11">F11=MAX(E12:E15)-D11</text:span></text:p>
            </office:annotation>
            <text:p>Duration (Days)</text:p>
          </table:table-cell>
          <table:table-cell table:style-name="ce37" office:value-type="string" calcext:value-type="string">
            <office:annotation draw:style-name="gr4" draw:text-style-name="P6" svg:width="84.11mm" svg:height="35.75mm" svg:x="111.27mm" svg:y="33.92mm" draw:caption-point-x="-8.63mm" draw:caption-point-y="6.34mm">
              <dc:creator>JWW</dc:creator>
              <dc:date>2009-03-02T00:00:00</dc:date>
              <text:p text:style-name="P5"><text:span text:style-name="T12">Percent Complete</text:span></text:p>
              <text:p text:style-name="P5"><text:span text:style-name="T11">Update the status of this task by entering the percent complete (between 0% and 100%).</text:span></text:p>
              <text:p text:style-name="P5"><text:span text:style-name="T11"/></text:p>
              <text:p text:style-name="P5"><text:span text:style-name="T11">For the main tasks, you can use a weighted average of the sub tasks by adding the formula:</text:span></text:p>
              <text:p text:style-name="P5"><text:span text:style-name="T11">G11=SUMPRODUCT(F12:F15,G12:G15)/SUM(F12:F15)</text:span></text:p>
              <text:p text:style-name="P5"><text:span text:style-name="T11">Note: If you insert rows, make sure that the calculation is updated correctly.</text:span></text:p>
            </office:annotation>
            <text:p>% Complete</text:p>
          </table:table-cell>
          <table:table-cell table:style-name="ce34" office:value-type="string" calcext:value-type="string">
            <office:annotation draw:style-name="gr4" draw:text-style-name="P6" svg:width="86.01mm" svg:height="29.88mm" svg:x="114.05mm" svg:y="40.03mm" draw:caption-point-x="-4.42mm" draw:caption-point-y="0.23mm">
              <dc:creator>JWW</dc:creator>
              <dc:date>2009-03-02T00:00:00</dc:date>
              <text:p text:style-name="P5"><text:span text:style-name="T12">Working Days</text:span></text:p>
              <text:p text:style-name="P5"><text:span text:style-name="T11">Counts only Mon-Fri, using the NETWORKDAYS() formula. When planning work based upon the number of working days, adjust the Duration until the desired # of working days is reached.</text:span></text:p>
              <text:p text:style-name="P5"><text:span text:style-name="T14">Note: </text:span><text:span text:style-name="T11">If the start date is later changed, the number of working days may also change.</text:span></text:p>
            </office:annotation>
            <text:p>Working Days</text:p>
          </table:table-cell>
          <table:table-cell table:style-name="ce37" office:value-type="string" calcext:value-type="string">
            <office:annotation draw:style-name="gr4" draw:text-style-name="P6" svg:width="66.9mm" svg:height="22.08mm" svg:x="124.63mm" svg:y="40.03mm" draw:caption-point-x="-8.02mm" draw:caption-point-y="0.23mm">
              <dc:creator>JWW</dc:creator>
              <dc:date>2009-03-02T00:00:00</dc:date>
              <text:p text:style-name="P5"><text:span text:style-name="T12">Calendar Days Complete</text:span></text:p>
              <text:p text:style-name="P5"><text:span text:style-name="T11">This column is calculated by multiplying the Duration by the %Complete and rounding down to the nearest integer.</text:span></text:p>
            </office:annotation>
            <text:p>Days Complete</text:p>
          </table:table-cell>
          <table:table-cell table:style-name="ce37" office:value-type="string" calcext:value-type="string">
            <office:annotation draw:style-name="gr4" draw:text-style-name="P6" svg:width="63.89mm" svg:height="23.97mm" svg:x="121.85mm" svg:y="40.03mm" draw:caption-point-x="1.75mm" draw:caption-point-y="0.23mm">
              <dc:creator>JWW</dc:creator>
              <dc:date>2009-03-02T00:00:00</dc:date>
              <text:p text:style-name="P5"><text:span text:style-name="T12">Calendar Days Remaining</text:span></text:p>
              <text:p text:style-name="P5"><text:span text:style-name="T11">This column is calculated by subtracted the Days Complete from the Duration.</text:span></text:p>
            </office:annotation>
            <text:p>Days Remaining</text:p>
          </table:table-cell>
          <table:table-cell table:style-name="ce50"/>
          <table:table-cell table:style-name="ce54" table:formula="of:=2" office:value-type="date" office:date-value="1900-01-01" calcext:value-type="date" table:number-columns-spanned="7" table:number-rows-spanned="1">
            <text:p>01 - Oca - 00</text:p>
          </table:table-cell>
          <table:covered-table-cell table:number-columns-repeated="5" table:style-name="ce91"/>
          <table:covered-table-cell table:style-name="ce92"/>
          <table:table-cell table:style-name="ce54" table:formula="of:=[.S8]" office:value-type="date" office:date-value="2017-01-09" calcext:value-type="date" table:number-columns-spanned="7" table:number-rows-spanned="1">
            <text:p>09 - Oca - 17</text:p>
          </table:table-cell>
          <table:covered-table-cell table:number-columns-repeated="5" table:style-name="ce91"/>
          <table:covered-table-cell table:style-name="ce92"/>
          <table:table-cell table:style-name="ce54" table:formula="of:=[.Z8]" office:value-type="date" office:date-value="2017-01-16" calcext:value-type="date" table:number-columns-spanned="7" table:number-rows-spanned="1">
            <text:p>16 - Oca - 17</text:p>
          </table:table-cell>
          <table:covered-table-cell table:number-columns-repeated="5" table:style-name="ce91"/>
          <table:covered-table-cell table:style-name="ce92"/>
          <table:table-cell table:style-name="ce54" table:formula="of:=[.AG8]" office:value-type="date" office:date-value="2017-01-23" calcext:value-type="date" table:number-columns-spanned="7" table:number-rows-spanned="1">
            <text:p>23 - Oca - 17</text:p>
          </table:table-cell>
          <table:covered-table-cell table:number-columns-repeated="5" table:style-name="ce91"/>
          <table:covered-table-cell table:style-name="ce92"/>
          <table:table-cell table:style-name="ce54" table:formula="of:=[.AN8]" office:value-type="date" office:date-value="2017-01-30" calcext:value-type="date" table:number-columns-spanned="7" table:number-rows-spanned="1">
            <text:p>30 - Oca - 17</text:p>
          </table:table-cell>
          <table:covered-table-cell table:number-columns-repeated="5" table:style-name="ce91"/>
          <table:covered-table-cell table:style-name="ce92"/>
          <table:table-cell table:style-name="ce54" table:formula="of:=[.AU8]" office:value-type="date" office:date-value="2017-02-06" calcext:value-type="date" table:number-columns-spanned="7" table:number-rows-spanned="1">
            <text:p>06 - Şub - 17</text:p>
          </table:table-cell>
          <table:covered-table-cell table:number-columns-repeated="5" table:style-name="ce91"/>
          <table:covered-table-cell table:style-name="ce92"/>
          <table:table-cell table:style-name="ce54" table:formula="of:=[.BB8]" office:value-type="date" office:date-value="2017-02-13" calcext:value-type="date" table:number-columns-spanned="7" table:number-rows-spanned="1">
            <text:p>13 - Şub - 17</text:p>
          </table:table-cell>
          <table:covered-table-cell table:number-columns-repeated="5" table:style-name="ce91"/>
          <table:covered-table-cell table:style-name="ce92"/>
          <table:table-cell table:style-name="ce54" table:formula="of:=[.BI8]" office:value-type="date" office:date-value="2017-02-20" calcext:value-type="date" table:number-columns-spanned="7" table:number-rows-spanned="1">
            <text:p>20 - Şub - 17</text:p>
          </table:table-cell>
          <table:covered-table-cell table:number-columns-repeated="5" table:style-name="ce91"/>
          <table:covered-table-cell table:style-name="ce92"/>
          <table:table-cell table:style-name="ce54" table:formula="of:=[.BP8]" office:value-type="date" office:date-value="2017-02-27" calcext:value-type="date" table:number-columns-spanned="7" table:number-rows-spanned="1">
            <text:p>27 - Şub - 17</text:p>
          </table:table-cell>
          <table:covered-table-cell table:number-columns-repeated="5" table:style-name="ce91"/>
          <table:covered-table-cell table:style-name="ce92"/>
          <table:table-cell table:style-name="ce54" table:formula="of:=[.BW8]" office:value-type="date" office:date-value="2017-03-06" calcext:value-type="date" table:number-columns-spanned="7" table:number-rows-spanned="1">
            <text:p>06 - Mar - 17</text:p>
          </table:table-cell>
          <table:covered-table-cell table:number-columns-repeated="5" table:style-name="ce91"/>
          <table:covered-table-cell table:style-name="ce92"/>
          <table:table-cell table:style-name="ce54" table:formula="of:=[.CD8]" office:value-type="date" office:date-value="2017-03-13" calcext:value-type="date" table:number-columns-spanned="7" table:number-rows-spanned="1">
            <text:p>13 - Mar - 17</text:p>
          </table:table-cell>
          <table:covered-table-cell table:number-columns-repeated="5" table:style-name="ce91"/>
          <table:covered-table-cell table:style-name="ce92"/>
          <table:table-cell table:style-name="ce54" table:formula="of:=[.CK8]" office:value-type="date" office:date-value="2017-03-20" calcext:value-type="date" table:number-columns-spanned="7" table:number-rows-spanned="1">
            <text:p>20 - Mar - 17</text:p>
          </table:table-cell>
          <table:covered-table-cell table:number-columns-repeated="5" table:style-name="ce91"/>
          <table:covered-table-cell table:style-name="ce92"/>
          <table:table-cell table:style-name="ce54" table:formula="of:=[.CR8]" office:value-type="date" office:date-value="2017-03-27" calcext:value-type="date" table:number-columns-spanned="7" table:number-rows-spanned="1">
            <text:p>27 - Mar - 17</text:p>
          </table:table-cell>
          <table:covered-table-cell table:number-columns-repeated="5" table:style-name="ce91"/>
          <table:covered-table-cell table:style-name="ce92"/>
          <table:table-cell table:style-name="ce54" table:formula="of:=[.CY8]" office:value-type="date" office:date-value="2017-04-03" calcext:value-type="date" table:number-columns-spanned="7" table:number-rows-spanned="1">
            <text:p>03 - Nis - 17</text:p>
          </table:table-cell>
          <table:covered-table-cell table:number-columns-repeated="5" table:style-name="ce91"/>
          <table:covered-table-cell table:style-name="ce92"/>
          <table:table-cell table:style-name="ce54" table:formula="of:=[.DF8]" office:value-type="date" office:date-value="2017-04-10" calcext:value-type="date" table:number-columns-spanned="7" table:number-rows-spanned="1">
            <text:p>10 - Nis - 17</text:p>
          </table:table-cell>
          <table:covered-table-cell table:number-columns-repeated="5" table:style-name="ce91"/>
          <table:covered-table-cell table:style-name="ce92"/>
          <table:table-cell table:style-name="ce54" table:formula="of:=[.DM8]" office:value-type="date" office:date-value="2017-04-17" calcext:value-type="date" table:number-columns-spanned="7" table:number-rows-spanned="1">
            <text:p>17 - Nis - 17</text:p>
          </table:table-cell>
          <table:covered-table-cell table:number-columns-repeated="5" table:style-name="ce91"/>
          <table:covered-table-cell table:style-name="ce92"/>
          <table:table-cell table:style-name="ce54" table:formula="of:=[.DT8]" office:value-type="date" office:date-value="2017-04-24" calcext:value-type="date" table:number-columns-spanned="7" table:number-rows-spanned="1">
            <text:p>24 - Nis - 17</text:p>
          </table:table-cell>
          <table:covered-table-cell table:number-columns-repeated="5" table:style-name="ce91"/>
          <table:covered-table-cell table:style-name="ce92"/>
          <table:table-cell table:style-name="ce54" table:formula="of:=[.EA8]" office:value-type="date" office:date-value="2017-05-01" calcext:value-type="date" table:number-columns-spanned="7" table:number-rows-spanned="1">
            <text:p>01 - May - 17</text:p>
          </table:table-cell>
          <table:covered-table-cell table:number-columns-repeated="5" table:style-name="ce91"/>
          <table:covered-table-cell table:style-name="ce92"/>
          <table:table-cell table:style-name="ce54" table:formula="of:=[.EH8]" office:value-type="date" office:date-value="2017-05-08" calcext:value-type="date" table:number-columns-spanned="7" table:number-rows-spanned="1">
            <text:p>08 - May - 17</text:p>
          </table:table-cell>
          <table:covered-table-cell table:number-columns-repeated="5" table:style-name="ce91"/>
          <table:covered-table-cell table:style-name="ce92"/>
          <table:table-cell table:style-name="ce54" table:formula="of:=[.EO8]" office:value-type="date" office:date-value="2017-05-15" calcext:value-type="date" table:number-columns-spanned="7" table:number-rows-spanned="1">
            <text:p>15 - May - 17</text:p>
          </table:table-cell>
          <table:covered-table-cell table:number-columns-repeated="5" table:style-name="ce91"/>
          <table:covered-table-cell table:style-name="ce92"/>
          <table:table-cell table:style-name="ce54" table:formula="of:=[.EV8]" office:value-type="date" office:date-value="2017-05-22" calcext:value-type="date" table:number-columns-spanned="7" table:number-rows-spanned="1">
            <text:p>22 - May - 17</text:p>
          </table:table-cell>
          <table:covered-table-cell table:number-columns-repeated="5" table:style-name="ce91"/>
          <table:covered-table-cell table:style-name="ce92"/>
          <table:table-cell table:style-name="ce54" table:formula="of:=[.FC8]" office:value-type="date" office:date-value="2017-05-29" calcext:value-type="date" table:number-columns-spanned="7" table:number-rows-spanned="1">
            <text:p>29 - May - 17</text:p>
          </table:table-cell>
          <table:covered-table-cell table:number-columns-repeated="5" table:style-name="ce91"/>
          <table:covered-table-cell table:style-name="ce92"/>
          <table:table-cell table:style-name="ce54" table:formula="of:=[.FJ8]" office:value-type="date" office:date-value="2017-06-05" calcext:value-type="date" table:number-columns-spanned="7" table:number-rows-spanned="1">
            <text:p>05 - Haz - 17</text:p>
          </table:table-cell>
          <table:covered-table-cell table:number-columns-repeated="5" table:style-name="ce91"/>
          <table:covered-table-cell table:style-name="ce92"/>
          <table:table-cell table:style-name="ce54" table:formula="of:=[.FQ8]" office:value-type="date" office:date-value="2017-06-12" calcext:value-type="date" table:number-columns-spanned="7" table:number-rows-spanned="1">
            <text:p>12 - Haz - 17</text:p>
          </table:table-cell>
          <table:covered-table-cell table:number-columns-repeated="5" table:style-name="ce91"/>
          <table:covered-table-cell table:style-name="ce92"/>
          <table:table-cell table:style-name="ce54" table:formula="of:=[.FX8]" office:value-type="date" office:date-value="2017-06-19" calcext:value-type="date" table:number-columns-spanned="7" table:number-rows-spanned="1">
            <text:p>19 - Haz - 17</text:p>
          </table:table-cell>
          <table:covered-table-cell table:number-columns-repeated="5" table:style-name="ce91"/>
          <table:covered-table-cell table:style-name="ce92"/>
          <table:table-cell table:style-name="ce54" table:formula="of:=[.GE8]" office:value-type="date" office:date-value="2017-06-26" calcext:value-type="date" table:number-columns-spanned="7" table:number-rows-spanned="1">
            <text:p>26 - Haz - 17</text:p>
          </table:table-cell>
          <table:covered-table-cell table:number-columns-repeated="5" table:style-name="ce91"/>
          <table:covered-table-cell table:style-name="ce92"/>
          <table:table-cell table:style-name="ce54" table:formula="of:=[.GL8]" office:value-type="date" office:date-value="2017-07-03" calcext:value-type="date" table:number-columns-spanned="7" table:number-rows-spanned="1">
            <text:p>03 - Tem - 17</text:p>
          </table:table-cell>
          <table:covered-table-cell table:number-columns-repeated="5" table:style-name="ce91"/>
          <table:covered-table-cell table:style-name="ce92"/>
          <table:table-cell table:style-name="ce54" table:formula="of:=[.GS8]" office:value-type="date" office:date-value="2017-07-10" calcext:value-type="date" table:number-columns-spanned="7" table:number-rows-spanned="1">
            <text:p>10 - Tem - 17</text:p>
          </table:table-cell>
          <table:covered-table-cell table:number-columns-repeated="5" table:style-name="ce91"/>
          <table:covered-table-cell table:style-name="ce92"/>
          <table:table-cell table:style-name="ce54" table:formula="of:=[.GZ8]" office:value-type="date" office:date-value="2017-07-17" calcext:value-type="date" table:number-columns-spanned="7" table:number-rows-spanned="1">
            <text:p>17 - Tem - 17</text:p>
          </table:table-cell>
          <table:covered-table-cell table:number-columns-repeated="5" table:style-name="ce91"/>
          <table:covered-table-cell table:style-name="ce92"/>
          <table:table-cell table:style-name="ce54" table:formula="of:=[.HG8]" office:value-type="date" office:date-value="2017-07-24" calcext:value-type="date" table:number-columns-spanned="7" table:number-rows-spanned="1">
            <text:p>24 - Tem - 17</text:p>
          </table:table-cell>
          <table:covered-table-cell table:number-columns-repeated="5" table:style-name="ce91"/>
          <table:covered-table-cell table:style-name="ce92"/>
          <table:table-cell table:style-name="ce54" table:formula="of:=[.HN8]" office:value-type="date" office:date-value="2017-07-31" calcext:value-type="date" table:number-columns-spanned="7" table:number-rows-spanned="1">
            <text:p>31 - Tem - 17</text:p>
          </table:table-cell>
          <table:covered-table-cell table:number-columns-repeated="5" table:style-name="ce91"/>
          <table:covered-table-cell table:style-name="ce92"/>
          <table:table-cell table:style-name="ce54" table:formula="of:=[.HU8]" office:value-type="date" office:date-value="2017-08-07" calcext:value-type="date" table:number-columns-spanned="7" table:number-rows-spanned="1">
            <text:p>07 - Ağu - 17</text:p>
          </table:table-cell>
          <table:covered-table-cell table:number-columns-repeated="5" table:style-name="ce91"/>
          <table:covered-table-cell table:style-name="ce92"/>
          <table:table-cell table:style-name="ce54" table:formula="of:=[.IB8]" office:value-type="date" office:date-value="2017-08-14" calcext:value-type="date" table:number-columns-spanned="7" table:number-rows-spanned="1">
            <text:p>14 - Ağu - 17</text:p>
          </table:table-cell>
          <table:covered-table-cell table:number-columns-repeated="5" table:style-name="ce91"/>
          <table:covered-table-cell table:style-name="ce92"/>
          <table:table-cell table:style-name="ce54" table:formula="of:=[.II8]" office:value-type="date" office:date-value="2017-08-21" calcext:value-type="date" table:number-columns-spanned="7" table:number-rows-spanned="1">
            <text:p>21 - Ağu - 17</text:p>
          </table:table-cell>
          <table:covered-table-cell table:number-columns-repeated="5" table:style-name="ce91"/>
          <table:covered-table-cell table:style-name="ce92"/>
          <table:table-cell table:style-name="ce95" table:number-columns-repeated="7"/>
          <table:table-cell table:number-columns-repeated="768"/>
        </table:table-row>
        <table:table-row table:style-name="ro2">
          <table:table-cell table:style-name="ce6"/>
          <table:table-cell table:style-name="ce12" table:number-columns-repeated="3"/>
          <table:table-cell table:style-name="ce29" table:number-columns-repeated="2"/>
          <table:table-cell table:style-name="ce12"/>
          <table:table-cell table:style-name="ce29"/>
          <table:table-cell table:style-name="ce12" table:number-columns-repeated="248"/>
          <table:table-cell table:number-columns-repeated="768"/>
        </table:table-row>
        <table:table-row table:style-name="ro2">
          <table:table-cell table:style-name="ce7" office:value-type="string" calcext:value-type="string">
            <text:p>1</text:p>
          </table:table-cell>
          <table:table-cell table:style-name="ce13" office:value-type="string" calcext:value-type="string">
            <text:p>&lt;Documentation&gt;</text:p>
          </table:table-cell>
          <table:table-cell table:style-name="ce20"/>
          <table:table-cell table:style-name="ce24" office:value-type="date" office:date-value="2017-02-08" calcext:value-type="date">
            <text:p>2/08/17</text:p>
          </table:table-cell>
          <table:table-cell table:style-name="ce30" table:formula="of:=[.D11]+[.F11]" office:value-type="date" office:date-value="2017-03-06" calcext:value-type="date">
            <text:p>3/06/17</text:p>
          </table:table-cell>
          <table:table-cell table:style-name="ce35" table:formula="of:=MAX([.E12:.E17])-[.D11]" office:value-type="float" office:value="26" calcext:value-type="float">
            <text:p>26</text:p>
          </table:table-cell>
          <table:table-cell table:style-name="ce38" table:formula="of:=SUMPRODUCT([.F12:.F15];[.G12:.G15])/SUM([.F12:.F15])" office:value-type="percentage" office:value="1" calcext:value-type="percentage">
            <text:p>100%</text:p>
          </table:table-cell>
          <table:table-cell table:style-name="ce41" table:formula="of:=NETWORKDAYS([.D11];[.E11])" office:value-type="float" office:value="19" calcext:value-type="float">
            <text:p>19</text:p>
          </table:table-cell>
          <table:table-cell table:style-name="ce43" table:formula="of:=ROUNDDOWN([.G11]*[.F11];0)" office:value-type="float" office:value="26" calcext:value-type="float">
            <text:p>26</text:p>
          </table:table-cell>
          <table:table-cell table:style-name="ce41" table:formula="of:=[.F11]-[.I11]" office:value-type="float" office:value="0" calcext:value-type="float">
            <text:p>0</text:p>
          </table:table-cell>
          <table:table-cell table:style-name="ce51"/>
          <table:table-cell table:style-name="ce55" table:number-columns-repeated="238"/>
          <table:table-cell table:style-name="ce12" table:number-columns-repeated="7"/>
          <table:table-cell table:number-columns-repeated="768"/>
        </table:table-row>
        <table:table-row table:style-name="ro2">
          <table:table-cell table:style-name="ce8" office:value-type="string" calcext:value-type="string">
            <text:p>1.1</text:p>
          </table:table-cell>
          <table:table-cell table:style-name="ce14" office:value-type="string" calcext:value-type="string">
            <text:p>&lt;API Research&gt;</text:p>
          </table:table-cell>
          <table:table-cell table:style-name="ce21"/>
          <table:table-cell table:style-name="ce25" office:value-type="date" office:date-value="2017-02-08" calcext:value-type="date">
            <text:p>2/08/17</text:p>
          </table:table-cell>
          <table:table-cell table:style-name="ce31" table:formula="of:=[.D12]+[.F12]" office:value-type="date" office:date-value="2017-02-11" calcext:value-type="date">
            <text:p>2/11/17</text:p>
          </table:table-cell>
          <table:table-cell table:style-name="ce36" office:value-type="float" office:value="3" calcext:value-type="float">
            <text:p>3</text:p>
          </table:table-cell>
          <table:table-cell table:style-name="ce39" office:value-type="percentage" office:value="1" calcext:value-type="percentage">
            <text:p>100%</text:p>
          </table:table-cell>
          <table:table-cell table:style-name="ce42" table:formula="of:=NETWORKDAYS([.D12];[.E12])" office:value-type="float" office:value="3" calcext:value-type="float">
            <text:p>3</text:p>
          </table:table-cell>
          <table:table-cell table:style-name="ce44" table:formula="of:=ROUNDDOWN([.G12]*[.F12];0)" office:value-type="float" office:value="3" calcext:value-type="float">
            <text:p>3</text:p>
          </table:table-cell>
          <table:table-cell table:style-name="ce42" table:formula="of:=[.F12]-[.I12]" office:value-type="float" office:value="0" calcext:value-type="float">
            <text:p>0</text:p>
          </table:table-cell>
          <table:table-cell table:style-name="ce52"/>
          <table:table-cell table:style-name="ce56" table:number-columns-repeated="238"/>
          <table:table-cell table:style-name="ce12" table:number-columns-repeated="7"/>
          <table:table-cell table:number-columns-repeated="768"/>
        </table:table-row>
        <table:table-row table:style-name="ro5">
          <table:table-cell table:style-name="ce8" office:value-type="string" calcext:value-type="string">
            <text:p>1.2</text:p>
          </table:table-cell>
          <table:table-cell table:style-name="ce14" office:value-type="string" calcext:value-type="string">
            <text:p>&lt;Project Investigation&gt;</text:p>
          </table:table-cell>
          <table:table-cell table:style-name="ce21"/>
          <table:table-cell table:style-name="ce25" office:value-type="date" office:date-value="2017-02-14" calcext:value-type="date">
            <text:p>2/14/17</text:p>
          </table:table-cell>
          <table:table-cell table:style-name="ce31" table:formula="of:=[.D13]+[.F13]" office:value-type="date" office:date-value="2017-02-19" calcext:value-type="date">
            <text:p>2/19/17</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D13];[.E13])" office:value-type="float" office:value="4" calcext:value-type="float">
            <text:p>4</text:p>
          </table:table-cell>
          <table:table-cell table:style-name="ce44" table:formula="of:=ROUNDDOWN([.G13]*[.F13];0)" office:value-type="float" office:value="5" calcext:value-type="float">
            <text:p>5</text:p>
          </table:table-cell>
          <table:table-cell table:style-name="ce42" table:formula="of:=[.F13]-[.I13]" office:value-type="float" office:value="0" calcext:value-type="float">
            <text:p>0</text:p>
          </table:table-cell>
          <table:table-cell table:style-name="ce52"/>
          <table:table-cell table:style-name="ce56" table:number-columns-repeated="238"/>
          <table:table-cell table:style-name="ce12" table:number-columns-repeated="7"/>
          <table:table-cell table:number-columns-repeated="768"/>
        </table:table-row>
        <table:table-row table:style-name="ro5">
          <table:table-cell table:style-name="ce8" office:value-type="string" calcext:value-type="string">
            <text:p>1.3</text:p>
          </table:table-cell>
          <table:table-cell table:style-name="ce14" office:value-type="string" calcext:value-type="string">
            <text:p>&lt;Communication Plan&gt;</text:p>
          </table:table-cell>
          <table:table-cell table:style-name="ce21"/>
          <table:table-cell table:style-name="ce25" office:value-type="date" office:date-value="2017-02-22" calcext:value-type="date">
            <text:p>2/22/17</text:p>
          </table:table-cell>
          <table:table-cell table:style-name="ce31" office:value-type="date" office:date-value="2017-02-23" calcext:value-type="date">
            <text:p>2/23/17</text:p>
          </table:table-cell>
          <table:table-cell table:style-name="ce36" office:value-type="float" office:value="4" calcext:value-type="float">
            <text:p>4</text:p>
          </table:table-cell>
          <table:table-cell table:style-name="ce39" office:value-type="percentage" office:value="1" calcext:value-type="percentage">
            <text:p>100%</text:p>
          </table:table-cell>
          <table:table-cell table:style-name="ce42" table:formula="of:=NETWORKDAYS([.D14];[.E14])" office:value-type="float" office:value="2" calcext:value-type="float">
            <text:p>2</text:p>
          </table:table-cell>
          <table:table-cell table:style-name="ce44" table:formula="of:=ROUNDDOWN([.G14]*[.F14];0)" office:value-type="float" office:value="4" calcext:value-type="float">
            <text:p>4</text:p>
          </table:table-cell>
          <table:table-cell table:style-name="ce42" table:formula="of:=[.F14]-[.I14]" office:value-type="float" office:value="0" calcext:value-type="float">
            <text:p>0</text:p>
          </table:table-cell>
          <table:table-cell table:style-name="ce52"/>
          <table:table-cell table:style-name="ce56" table:number-columns-repeated="238"/>
          <table:table-cell table:style-name="ce12" table:number-columns-repeated="7"/>
          <table:table-cell table:number-columns-repeated="768"/>
        </table:table-row>
        <table:table-row table:style-name="ro5">
          <table:table-cell table:style-name="ce8" office:value-type="string" calcext:value-type="string">
            <text:p>1.4</text:p>
          </table:table-cell>
          <table:table-cell table:style-name="ce14" office:value-type="string" calcext:value-type="string">
            <text:p>&lt;Software Requirements&gt;</text:p>
          </table:table-cell>
          <table:table-cell table:style-name="ce21"/>
          <table:table-cell table:style-name="ce25" office:value-type="date" office:date-value="2017-02-28" calcext:value-type="date">
            <text:p>2/28/17</text:p>
          </table:table-cell>
          <table:table-cell table:style-name="ce31" office:value-type="date" office:date-value="2017-03-06" calcext:value-type="date">
            <text:p>3/06/17</text:p>
          </table:table-cell>
          <table:table-cell table:style-name="ce36" office:value-type="float" office:value="12" calcext:value-type="float">
            <text:p>12</text:p>
          </table:table-cell>
          <table:table-cell table:style-name="ce39" office:value-type="percentage" office:value="1" calcext:value-type="percentage">
            <text:p>100%</text:p>
          </table:table-cell>
          <table:table-cell table:style-name="ce42" table:formula="of:=NETWORKDAYS([.D15];[.E15])" office:value-type="float" office:value="5" calcext:value-type="float">
            <text:p>5</text:p>
          </table:table-cell>
          <table:table-cell table:style-name="ce44" table:formula="of:=ROUNDDOWN([.G15]*[.F15];0)" office:value-type="float" office:value="12" calcext:value-type="float">
            <text:p>12</text:p>
          </table:table-cell>
          <table:table-cell table:style-name="ce42" table:formula="of:=[.F15]-[.I15]" office:value-type="float" office:value="0" calcext:value-type="float">
            <text:p>0</text:p>
          </table:table-cell>
          <table:table-cell table:style-name="ce52"/>
          <table:table-cell table:style-name="ce56" table:number-columns-repeated="191"/>
          <table:table-cell table:style-name="ce93" table:number-columns-repeated="4"/>
          <table:table-cell table:style-name="ce56" table:number-columns-repeated="39"/>
          <table:table-cell table:style-name="Default" table:number-columns-repeated="4"/>
          <table:table-cell table:style-name="ce12" table:number-columns-repeated="7"/>
          <table:table-cell table:number-columns-repeated="768"/>
        </table:table-row>
        <table:table-row table:style-name="ro2">
          <table:table-cell table:style-name="ce8" office:value-type="string" calcext:value-type="string">
            <text:p>1.5</text:p>
          </table:table-cell>
          <table:table-cell table:style-name="ce14" office:value-type="string" calcext:value-type="string">
            <text:p>&lt;Use-cases&gt;</text:p>
          </table:table-cell>
          <table:table-cell table:style-name="ce21"/>
          <table:table-cell table:style-name="ce25" office:value-type="date" office:date-value="2017-02-28" calcext:value-type="date">
            <text:p>2/28/17</text:p>
          </table:table-cell>
          <table:table-cell table:style-name="ce31" office:value-type="date" office:date-value="2017-03-06" calcext:value-type="date">
            <text:p>3/06/17</text:p>
          </table:table-cell>
          <table:table-cell table:style-name="ce36" office:value-type="float" office:value="4" calcext:value-type="float">
            <text:p>4</text:p>
          </table:table-cell>
          <table:table-cell table:style-name="ce39" office:value-type="percentage" office:value="1" calcext:value-type="percentage">
            <text:p>100%</text:p>
          </table:table-cell>
          <table:table-cell table:style-name="ce42" table:formula="of:=NETWORKDAYS([.D16];[.E16])" office:value-type="float" office:value="5" calcext:value-type="float">
            <text:p>5</text:p>
          </table:table-cell>
          <table:table-cell table:style-name="ce44" table:formula="of:=ROUNDDOWN([.G16]*[.F16];0)" office:value-type="float" office:value="4" calcext:value-type="float">
            <text:p>4</text:p>
          </table:table-cell>
          <table:table-cell table:style-name="ce42" table:formula="of:=[.F16]-[.I16]" office:value-type="float" office:value="0" calcext:value-type="float">
            <text:p>0</text:p>
          </table:table-cell>
          <table:table-cell table:style-name="ce52"/>
          <table:table-cell table:style-name="ce57" table:number-columns-repeated="191"/>
          <table:table-cell table:style-name="ce94" table:number-columns-repeated="4"/>
          <table:table-cell table:style-name="ce57" table:number-columns-repeated="39"/>
          <table:table-cell table:style-name="Default" table:number-columns-repeated="4"/>
          <table:table-cell table:style-name="ce12" table:number-columns-repeated="7"/>
          <table:table-cell table:number-columns-repeated="768"/>
        </table:table-row>
        <table:table-row table:style-name="ro5">
          <table:table-cell table:style-name="ce8" office:value-type="string" calcext:value-type="string">
            <text:p>1.6</text:p>
          </table:table-cell>
          <table:table-cell table:style-name="ce14" office:value-type="string" calcext:value-type="string">
            <text:p>&lt;Use-case scenarios&gt;</text:p>
          </table:table-cell>
          <table:table-cell table:style-name="ce21"/>
          <table:table-cell table:style-name="ce25" office:value-type="date" office:date-value="2017-02-28" calcext:value-type="date">
            <text:p>2/28/17</text:p>
          </table:table-cell>
          <table:table-cell table:style-name="ce31" office:value-type="date" office:date-value="2017-03-06" calcext:value-type="date">
            <text:p>3/06/17</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D17];[.E17])" office:value-type="float" office:value="5" calcext:value-type="float">
            <text:p>5</text:p>
          </table:table-cell>
          <table:table-cell table:style-name="ce44" table:formula="of:=ROUNDDOWN([.G17]*[.F17];0)" office:value-type="float" office:value="5" calcext:value-type="float">
            <text:p>5</text:p>
          </table:table-cell>
          <table:table-cell table:style-name="ce42" table:formula="of:=[.F17]-[.I17]" office:value-type="float" office:value="0" calcext:value-type="float">
            <text:p>0</text:p>
          </table:table-cell>
          <table:table-cell table:style-name="ce52"/>
          <table:table-cell table:style-name="ce56" table:number-columns-repeated="238"/>
          <table:table-cell table:style-name="ce12" table:number-columns-repeated="7"/>
          <table:table-cell table:number-columns-repeated="768"/>
        </table:table-row>
        <table:table-row table:style-name="ro2">
          <table:table-cell table:style-name="ce7" office:value-type="string" calcext:value-type="string">
            <text:p>2</text:p>
          </table:table-cell>
          <table:table-cell table:style-name="ce13" office:value-type="string" calcext:value-type="string">
            <text:p>&lt;Mock-up Design&gt;</text:p>
          </table:table-cell>
          <table:table-cell table:style-name="ce20"/>
          <table:table-cell table:style-name="ce24" office:value-type="date" office:date-value="2017-02-28" calcext:value-type="date">
            <text:p>2/28/17</text:p>
          </table:table-cell>
          <table:table-cell table:style-name="ce32" table:formula="of:=[.D18]+[.F18]" office:value-type="date" office:date-value="2017-03-09" calcext:value-type="date">
            <text:p>3/09/17</text:p>
          </table:table-cell>
          <table:table-cell table:style-name="ce35" table:formula="of:=MAX([.E19:.E21])-[.D18]" office:value-type="float" office:value="9" calcext:value-type="float">
            <text:p>9</text:p>
          </table:table-cell>
          <table:table-cell table:style-name="ce38" office:value-type="percentage" office:value="1" calcext:value-type="percentage">
            <text:p>100%</text:p>
          </table:table-cell>
          <table:table-cell table:style-name="ce41" table:formula="of:=NETWORKDAYS([.D18];[.E18])" office:value-type="float" office:value="8" calcext:value-type="float">
            <text:p>8</text:p>
          </table:table-cell>
          <table:table-cell table:style-name="ce43" table:formula="of:=ROUNDDOWN([.G18]*[.F18];0)" office:value-type="float" office:value="9" calcext:value-type="float">
            <text:p>9</text:p>
          </table:table-cell>
          <table:table-cell table:style-name="ce41" table:formula="of:=[.F18]-[.I18]" office:value-type="float" office:value="0" calcext:value-type="float">
            <text:p>0</text:p>
          </table:table-cell>
          <table:table-cell table:style-name="ce51"/>
          <table:table-cell table:style-name="ce58" table:number-columns-repeated="238"/>
          <table:table-cell table:style-name="Default" table:number-columns-repeated="2"/>
          <table:table-cell table:style-name="ce12" table:number-columns-repeated="5"/>
          <table:table-cell table:number-columns-repeated="768"/>
        </table:table-row>
        <table:table-row table:style-name="ro5">
          <table:table-cell table:style-name="ce8" office:value-type="string" calcext:value-type="string">
            <text:p>2.1</text:p>
          </table:table-cell>
          <table:table-cell table:style-name="ce14" office:value-type="string" calcext:value-type="string">
            <text:p>&lt;Web design&gt;</text:p>
          </table:table-cell>
          <table:table-cell table:style-name="ce14"/>
          <table:table-cell table:style-name="ce25" office:value-type="date" office:date-value="2017-02-28" calcext:value-type="date">
            <text:p>2/28/17</text:p>
          </table:table-cell>
          <table:table-cell table:style-name="ce31" table:formula="of:=[.D19]+[.F19]" office:value-type="date" office:date-value="2017-03-09" calcext:value-type="date">
            <text:p>3/09/17</text:p>
          </table:table-cell>
          <table:table-cell table:style-name="ce36" office:value-type="float" office:value="9" calcext:value-type="float">
            <text:p>9</text:p>
          </table:table-cell>
          <table:table-cell table:style-name="ce39" office:value-type="percentage" office:value="1" calcext:value-type="percentage">
            <text:p>100%</text:p>
          </table:table-cell>
          <table:table-cell table:style-name="ce42" table:formula="of:=NETWORKDAYS([.D19];[.E19])" office:value-type="float" office:value="8" calcext:value-type="float">
            <text:p>8</text:p>
          </table:table-cell>
          <table:table-cell table:style-name="ce44" table:formula="of:=ROUNDDOWN([.G19]*[.F19];0)" office:value-type="float" office:value="9" calcext:value-type="float">
            <text:p>9</text:p>
          </table:table-cell>
          <table:table-cell table:style-name="ce42" table:formula="of:=[.F19]-[.I19]" office:value-type="float" office:value="0" calcext:value-type="float">
            <text:p>0</text:p>
          </table:table-cell>
          <table:table-cell table:style-name="ce52"/>
          <table:table-cell table:style-name="ce59" table:number-columns-repeated="238"/>
          <table:table-cell table:style-name="ce8" office:value-type="string" calcext:value-type="string">
            <text:p>1.6</text:p>
          </table:table-cell>
          <table:table-cell table:style-name="Default" table:number-columns-repeated="6"/>
          <table:table-cell table:number-columns-repeated="3"/>
          <table:table-cell table:style-name="ce52" table:number-columns-repeated="239"/>
          <table:table-cell table:style-name="ce8" office:value-type="string" calcext:value-type="string">
            <text:p>1.6</text:p>
          </table:table-cell>
          <table:table-cell table:style-name="ce14" office:value-type="string" calcext:value-type="string">
            <text:p>&lt;Use-case scenarios&gt;</text:p>
          </table:table-cell>
          <table:table-cell table:style-name="ce21"/>
          <table:table-cell table:style-name="ce25" office:value-type="date" office:date-value="2012-02-28" calcext:value-type="date">
            <text:p>2/28/12</text:p>
          </table:table-cell>
          <table:table-cell table:style-name="ce31" table:formula="of:=[.SH19]+[.SJ19]" office:value-type="date" office:date-value="2012-03-04" calcext:value-type="date">
            <text:p>3/04/12</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SH19];[.SI19])" office:value-type="float" office:value="4" calcext:value-type="float">
            <text:p>4</text:p>
          </table:table-cell>
          <table:table-cell table:style-name="ce44" table:formula="of:=ROUNDDOWN([.SK19]*[.SJ19];0)" office:value-type="float" office:value="5" calcext:value-type="float">
            <text:p>5</text:p>
          </table:table-cell>
          <table:table-cell table:style-name="ce42" table:formula="of:=[.SJ19]-[.SM19]" office:value-type="float" office:value="0" calcext:value-type="float">
            <text:p>0</text:p>
          </table:table-cell>
          <table:table-cell table:style-name="ce52" table:number-columns-repeated="239"/>
          <table:table-cell table:style-name="ce8" office:value-type="string" calcext:value-type="string">
            <text:p>1.6</text:p>
          </table:table-cell>
          <table:table-cell table:style-name="ce14" office:value-type="string" calcext:value-type="string">
            <text:p>&lt;Use-case scenarios&gt;</text:p>
          </table:table-cell>
          <table:table-cell table:style-name="ce21"/>
          <table:table-cell table:style-name="ce25" office:value-type="date" office:date-value="2012-02-28" calcext:value-type="date">
            <text:p>2/28/12</text:p>
          </table:table-cell>
          <table:table-cell table:style-name="ce31" table:formula="of:=[.ABW19]+[.ABY19]" office:value-type="date" office:date-value="2012-03-04" calcext:value-type="date">
            <text:p>3/04/12</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ABW19];[.ABX19])" office:value-type="float" office:value="4" calcext:value-type="float">
            <text:p>4</text:p>
          </table:table-cell>
          <table:table-cell table:style-name="ce44" table:formula="of:=ROUNDDOWN([.ABZ19]*[.ABY19];0)" office:value-type="float" office:value="5" calcext:value-type="float">
            <text:p>5</text:p>
          </table:table-cell>
          <table:table-cell table:style-name="ce42" table:formula="of:=[.ABY19]-[.ACB19]" office:value-type="float" office:value="0" calcext:value-type="float">
            <text:p>0</text:p>
          </table:table-cell>
          <table:table-cell table:style-name="ce52" table:number-columns-repeated="239"/>
          <table:table-cell table:style-name="ce8" office:value-type="string" calcext:value-type="string">
            <text:p>1.6</text:p>
          </table:table-cell>
          <table:table-cell table:style-name="ce14" office:value-type="string" calcext:value-type="string">
            <text:p>&lt;Use-case scenarios&gt;</text:p>
          </table:table-cell>
          <table:table-cell table:style-name="ce21"/>
          <table:table-cell table:style-name="ce25" office:value-type="date" office:date-value="2012-02-28" calcext:value-type="date">
            <text:p>2/28/12</text:p>
          </table:table-cell>
          <table:table-cell table:style-name="ce31" table:formula="of:=[.ALL19]+[.ALN19]" office:value-type="date" office:date-value="2012-03-04" calcext:value-type="date">
            <text:p>3/04/12</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ALL19];[.ALM19])" office:value-type="float" office:value="4" calcext:value-type="float">
            <text:p>4</text:p>
          </table:table-cell>
          <table:table-cell table:style-name="ce44" table:formula="of:=ROUNDDOWN([.ALO19]*[.ALN19];0)" office:value-type="float" office:value="5" calcext:value-type="float">
            <text:p>5</text:p>
          </table:table-cell>
          <table:table-cell table:style-name="ce42" table:formula="of:=[.ALN19]-[.ALQ19]" office:value-type="float" office:value="0" calcext:value-type="float">
            <text:p>0</text:p>
          </table:table-cell>
          <table:table-cell table:style-name="ce52" table:number-columns-repeated="18"/>
        </table:table-row>
        <table:table-row table:style-name="ro2">
          <table:table-cell table:style-name="ce8" office:value-type="string" calcext:value-type="string">
            <text:p>2.1</text:p>
          </table:table-cell>
          <table:table-cell table:style-name="ce14" office:value-type="string" calcext:value-type="string">
            <text:p>&lt;Android design&gt;</text:p>
          </table:table-cell>
          <table:table-cell table:style-name="ce21"/>
          <table:table-cell table:style-name="ce25" office:value-type="date" office:date-value="2017-02-28" calcext:value-type="date">
            <text:p>2/28/17</text:p>
          </table:table-cell>
          <table:table-cell table:style-name="ce31" table:formula="of:=[.D20]+[.F20]" office:value-type="date" office:date-value="2017-03-09" calcext:value-type="date">
            <text:p>3/09/17</text:p>
          </table:table-cell>
          <table:table-cell table:style-name="ce36" office:value-type="float" office:value="9" calcext:value-type="float">
            <text:p>9</text:p>
          </table:table-cell>
          <table:table-cell table:style-name="ce39" office:value-type="percentage" office:value="1" calcext:value-type="percentage">
            <text:p>100%</text:p>
          </table:table-cell>
          <table:table-cell table:style-name="ce42" table:formula="of:=NETWORKDAYS([.D20];[.E20])" office:value-type="float" office:value="8" calcext:value-type="float">
            <text:p>8</text:p>
          </table:table-cell>
          <table:table-cell table:style-name="ce44" table:formula="of:=ROUNDDOWN([.G20]*[.F20];0)" office:value-type="float" office:value="9" calcext:value-type="float">
            <text:p>9</text:p>
          </table:table-cell>
          <table:table-cell table:style-name="ce42" table:formula="of:=[.F20]-[.I20]" office:value-type="float" office:value="0" calcext:value-type="float">
            <text:p>0</text:p>
          </table:table-cell>
          <table:table-cell table:style-name="ce52"/>
          <table:table-cell table:style-name="ce60" table:number-columns-repeated="238"/>
          <table:table-cell table:style-name="Default" table:number-columns-repeated="2"/>
          <table:table-cell table:style-name="ce12" table:number-columns-repeated="5"/>
          <table:table-cell table:number-columns-repeated="768"/>
        </table:table-row>
        <table:table-row table:style-name="ro6">
          <table:table-cell table:style-name="ce8" office:value-type="string" calcext:value-type="string">
            <text:p>2.2</text:p>
          </table:table-cell>
          <table:table-cell table:style-name="ce15" office:value-type="string" calcext:value-type="string">
            <text:p>Milestone 1-Completion of Requirements and Mock-ups</text:p>
          </table:table-cell>
          <table:table-cell table:style-name="ce21"/>
          <table:table-cell table:style-name="ce25" office:value-type="date" office:date-value="2017-02-08" calcext:value-type="date">
            <text:p>2/08/17</text:p>
          </table:table-cell>
          <table:table-cell table:style-name="ce31" table:formula="of:=[.D21]+[.F21]" office:value-type="date" office:date-value="2017-03-09" calcext:value-type="date">
            <text:p>3/09/17</text:p>
          </table:table-cell>
          <table:table-cell table:style-name="ce36" office:value-type="float" office:value="29" calcext:value-type="float">
            <text:p>29</text:p>
          </table:table-cell>
          <table:table-cell table:style-name="ce39" office:value-type="percentage" office:value="1" calcext:value-type="percentage">
            <text:p>100%</text:p>
          </table:table-cell>
          <table:table-cell table:style-name="ce42" table:formula="of:=NETWORKDAYS([.D21];[.E21])" office:value-type="float" office:value="22" calcext:value-type="float">
            <text:p>22</text:p>
          </table:table-cell>
          <table:table-cell table:style-name="ce44" table:formula="of:=ROUNDDOWN([.G21]*[.F21];0)" office:value-type="float" office:value="29" calcext:value-type="float">
            <text:p>29</text:p>
          </table:table-cell>
          <table:table-cell table:style-name="ce42" table:formula="of:=[.F21]-[.I21]" office:value-type="float" office:value="0" calcext:value-type="float">
            <text:p>0</text:p>
          </table:table-cell>
          <table:table-cell table:style-name="ce52"/>
          <table:table-cell table:style-name="ce61" table:number-columns-repeated="238"/>
          <table:table-cell table:style-name="Default" table:number-columns-repeated="2"/>
          <table:table-cell table:style-name="ce12" table:number-columns-repeated="5"/>
          <table:table-cell table:number-columns-repeated="768"/>
        </table:table-row>
        <table:table-row table:style-name="ro2">
          <table:table-cell table:style-name="ce7" office:value-type="string" calcext:value-type="string">
            <text:p>3</text:p>
          </table:table-cell>
          <table:table-cell table:style-name="ce13" office:value-type="string" calcext:value-type="string">
            <text:p>&lt;Diagrams&gt;</text:p>
          </table:table-cell>
          <table:table-cell table:style-name="ce20"/>
          <table:table-cell table:style-name="ce24" office:value-type="date" office:date-value="2017-02-28" calcext:value-type="date">
            <text:p>2/28/17</text:p>
          </table:table-cell>
          <table:table-cell table:style-name="ce30" table:formula="of:=[.D22]+[.F22]" office:value-type="date" office:date-value="2017-04-23" calcext:value-type="date">
            <text:p>4/23/17</text:p>
          </table:table-cell>
          <table:table-cell table:style-name="ce35" table:formula="of:=MAX([.E23:.E27])-[.D22]" office:value-type="float" office:value="54" calcext:value-type="float">
            <text:p>54</text:p>
          </table:table-cell>
          <table:table-cell table:style-name="ce38" table:formula="of:=SUMPRODUCT([.F24:.F28];[.G24:.G28])/SUM([.F24:.F28])" office:value-type="percentage" office:value="0.542372881355932" calcext:value-type="percentage">
            <text:p>54%</text:p>
          </table:table-cell>
          <table:table-cell table:style-name="ce41" table:formula="of:=NETWORKDAYS([.D22];[.E22])" office:value-type="float" office:value="39" calcext:value-type="float">
            <text:p>39</text:p>
          </table:table-cell>
          <table:table-cell table:style-name="ce43" table:formula="of:=ROUNDDOWN([.G22]*[.F22];0)" office:value-type="float" office:value="29" calcext:value-type="float">
            <text:p>29</text:p>
          </table:table-cell>
          <table:table-cell table:style-name="ce41" table:formula="of:=[.F22]-[.I22]" office:value-type="float" office:value="25" calcext:value-type="float">
            <text:p>25</text:p>
          </table:table-cell>
          <table:table-cell table:style-name="ce51"/>
          <table:table-cell table:style-name="ce62" table:number-columns-repeated="238"/>
          <table:table-cell table:style-name="Default" table:number-columns-repeated="2"/>
          <table:table-cell table:style-name="ce12" table:number-columns-repeated="5"/>
          <table:table-cell table:number-columns-repeated="768"/>
        </table:table-row>
        <table:table-row table:style-name="ro2">
          <table:table-cell table:style-name="ce8" office:value-type="string" calcext:value-type="string">
            <text:p>3.1</text:p>
          </table:table-cell>
          <table:table-cell table:style-name="ce14" office:value-type="string" calcext:value-type="string">
            <text:p>&lt;Use-case diagram&gt;</text:p>
          </table:table-cell>
          <table:table-cell table:style-name="ce14"/>
          <table:table-cell table:style-name="ce25" office:value-type="date" office:date-value="2017-02-28" calcext:value-type="date">
            <text:p>2/28/17</text:p>
          </table:table-cell>
          <table:table-cell table:style-name="ce31" table:formula="of:=[.D23]+[.F23]" office:value-type="date" office:date-value="2017-03-06" calcext:value-type="date">
            <text:p>3/06/17</text:p>
          </table:table-cell>
          <table:table-cell table:style-name="ce36" office:value-type="float" office:value="6" calcext:value-type="float">
            <text:p>6</text:p>
          </table:table-cell>
          <table:table-cell table:style-name="ce39" office:value-type="percentage" office:value="1" calcext:value-type="percentage">
            <text:p>100%</text:p>
          </table:table-cell>
          <table:table-cell table:style-name="ce42" table:formula="of:=NETWORKDAYS([.D23];[.E23])" office:value-type="float" office:value="5" calcext:value-type="float">
            <text:p>5</text:p>
          </table:table-cell>
          <table:table-cell table:style-name="ce44" table:formula="of:=ROUNDDOWN([.G23]*[.F23];0)" office:value-type="float" office:value="6" calcext:value-type="float">
            <text:p>6</text:p>
          </table:table-cell>
          <table:table-cell table:style-name="ce42" table:formula="of:=[.F23]-[.I23]" office:value-type="float" office:value="0" calcext:value-type="float">
            <text:p>0</text:p>
          </table:table-cell>
          <table:table-cell table:style-name="ce52"/>
          <table:table-cell table:style-name="ce63" table:number-columns-repeated="238"/>
          <table:table-cell table:style-name="Default" table:number-columns-repeated="2"/>
          <table:table-cell table:style-name="ce12" table:number-columns-repeated="5"/>
          <table:table-cell table:number-columns-repeated="768"/>
        </table:table-row>
        <table:table-row table:style-name="ro2">
          <table:table-cell table:style-name="ce8" office:value-type="string" calcext:value-type="string">
            <text:p>3.2</text:p>
          </table:table-cell>
          <table:table-cell table:style-name="ce14" office:value-type="string" calcext:value-type="string">
            <text:p>&lt;Class diagram&gt;</text:p>
          </table:table-cell>
          <table:table-cell table:style-name="ce14"/>
          <table:table-cell table:style-name="ce25" office:value-type="date" office:date-value="2017-03-07" calcext:value-type="date">
            <text:p>3/07/17</text:p>
          </table:table-cell>
          <table:table-cell table:style-name="ce31" table:formula="of:=[.D24]+[.F24]" office:value-type="date" office:date-value="2017-03-12" calcext:value-type="date">
            <text:p>3/12/17</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D24];[.E24])" office:value-type="float" office:value="4" calcext:value-type="float">
            <text:p>4</text:p>
          </table:table-cell>
          <table:table-cell table:style-name="ce44" table:formula="of:=ROUNDDOWN([.G24]*[.F24];0)" office:value-type="float" office:value="5" calcext:value-type="float">
            <text:p>5</text:p>
          </table:table-cell>
          <table:table-cell table:style-name="ce42" table:formula="of:=[.F24]-[.I24]" office:value-type="float" office:value="0" calcext:value-type="float">
            <text:p>0</text:p>
          </table:table-cell>
          <table:table-cell table:style-name="ce52"/>
          <table:table-cell table:style-name="ce64" table:number-columns-repeated="238"/>
          <table:table-cell table:style-name="Default" table:number-columns-repeated="2"/>
          <table:table-cell table:style-name="ce12" table:number-columns-repeated="5"/>
          <table:table-cell table:number-columns-repeated="768"/>
        </table:table-row>
        <table:table-row table:style-name="ro2">
          <table:table-cell table:style-name="ce8" office:value-type="string" calcext:value-type="string">
            <text:p>3.3</text:p>
          </table:table-cell>
          <table:table-cell table:style-name="ce14" office:value-type="string" calcext:value-type="string">
            <text:p>&lt;Sequence diagram&gt;</text:p>
          </table:table-cell>
          <table:table-cell table:style-name="ce14"/>
          <table:table-cell table:style-name="ce25" office:value-type="date" office:date-value="2017-03-17" calcext:value-type="date">
            <text:p>3/17/17</text:p>
          </table:table-cell>
          <table:table-cell table:style-name="ce31" table:formula="of:=[.D25]+[.F25]" office:value-type="date" office:date-value="2017-03-22" calcext:value-type="date">
            <text:p>3/22/17</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D25];[.E25])" office:value-type="float" office:value="4" calcext:value-type="float">
            <text:p>4</text:p>
          </table:table-cell>
          <table:table-cell table:style-name="ce44" table:formula="of:=ROUNDDOWN([.G25]*[.F25];0)" office:value-type="float" office:value="5" calcext:value-type="float">
            <text:p>5</text:p>
          </table:table-cell>
          <table:table-cell table:style-name="ce42" table:formula="of:=[.F25]-[.I25]" office:value-type="float" office:value="0" calcext:value-type="float">
            <text:p>0</text:p>
          </table:table-cell>
          <table:table-cell table:style-name="ce52"/>
          <table:table-cell table:style-name="ce65" table:number-columns-repeated="238"/>
          <table:table-cell table:style-name="Default" table:number-columns-repeated="2"/>
          <table:table-cell table:style-name="ce12" table:number-columns-repeated="5"/>
          <table:table-cell table:number-columns-repeated="768"/>
        </table:table-row>
        <table:table-row table:style-name="ro2">
          <table:table-cell table:style-name="ce8" office:value-type="string" calcext:value-type="string">
            <text:p>3.4</text:p>
          </table:table-cell>
          <table:table-cell table:style-name="ce14" office:value-type="string" calcext:value-type="string">
            <text:p>&lt;Activity diagram&gt;</text:p>
          </table:table-cell>
          <table:table-cell table:style-name="ce14"/>
          <table:table-cell table:style-name="ce25" office:value-type="date" office:date-value="2017-04-18" calcext:value-type="date">
            <text:p>4/18/17</text:p>
          </table:table-cell>
          <table:table-cell table:style-name="ce31" office:value-type="date" office:date-value="2017-04-23" calcext:value-type="date">
            <text:p>4/23/17</text:p>
          </table:table-cell>
          <table:table-cell table:style-name="ce36" office:value-type="float" office:value="5" calcext:value-type="float">
            <text:p>5</text:p>
          </table:table-cell>
          <table:table-cell table:style-name="ce39" office:value-type="percentage" office:value="0" calcext:value-type="percentage">
            <text:p>0%</text:p>
          </table:table-cell>
          <table:table-cell table:style-name="ce42"/>
          <table:table-cell table:style-name="ce44"/>
          <table:table-cell table:style-name="ce42"/>
          <table:table-cell table:style-name="ce52"/>
          <table:table-cell table:style-name="ce65" table:number-columns-repeated="238"/>
          <table:table-cell table:style-name="Default" table:number-columns-repeated="2"/>
          <table:table-cell table:style-name="ce12" table:number-columns-repeated="5"/>
          <table:table-cell table:number-columns-repeated="768"/>
        </table:table-row>
        <table:table-row table:style-name="ro7">
          <table:table-cell table:style-name="ce8" office:value-type="string" calcext:value-type="string">
            <text:p>3.5</text:p>
          </table:table-cell>
          <table:table-cell table:style-name="ce15" office:value-type="string" calcext:value-type="string">
            <text:p>Milestone 2-Completion of diagrams</text:p>
          </table:table-cell>
          <table:table-cell table:style-name="ce14"/>
          <table:table-cell table:style-name="ce25" office:value-type="date" office:date-value="2017-02-28" calcext:value-type="date">
            <text:p>2/28/17</text:p>
          </table:table-cell>
          <table:table-cell table:style-name="ce31" table:formula="of:=[.D27]+[.F27]" office:value-type="date" office:date-value="2017-04-23" calcext:value-type="date">
            <text:p>4/23/17</text:p>
          </table:table-cell>
          <table:table-cell table:style-name="ce36" office:value-type="float" office:value="54" calcext:value-type="float">
            <text:p>54</text:p>
          </table:table-cell>
          <table:table-cell table:style-name="ce39" office:value-type="percentage" office:value="1" calcext:value-type="percentage">
            <text:p>100%</text:p>
          </table:table-cell>
          <table:table-cell table:style-name="ce42" table:formula="of:=NETWORKDAYS([.D27];[.E27])" office:value-type="float" office:value="39" calcext:value-type="float">
            <text:p>39</text:p>
          </table:table-cell>
          <table:table-cell table:style-name="ce44" table:formula="of:=ROUNDDOWN([.G27]*[.F27];0)" office:value-type="float" office:value="54" calcext:value-type="float">
            <text:p>54</text:p>
          </table:table-cell>
          <table:table-cell table:style-name="ce42" table:formula="of:=[.F27]-[.I27]" office:value-type="float" office:value="0" calcext:value-type="float">
            <text:p>0</text:p>
          </table:table-cell>
          <table:table-cell table:style-name="ce52"/>
          <table:table-cell table:style-name="ce66" table:number-columns-repeated="238"/>
          <table:table-cell table:style-name="Default" table:number-columns-repeated="2"/>
          <table:table-cell table:style-name="ce12" table:number-columns-repeated="5"/>
          <table:table-cell table:number-columns-repeated="768"/>
        </table:table-row>
        <table:table-row table:style-name="ro2">
          <table:table-cell table:style-name="ce7" office:value-type="string" calcext:value-type="string">
            <text:p>4</text:p>
          </table:table-cell>
          <table:table-cell table:style-name="ce13" office:value-type="string" calcext:value-type="string">
            <text:p>&lt;Planning&gt;</text:p>
          </table:table-cell>
          <table:table-cell table:style-name="ce20"/>
          <table:table-cell table:style-name="ce24" office:value-type="date" office:date-value="2017-03-14" calcext:value-type="date">
            <text:p>3/14/17</text:p>
          </table:table-cell>
          <table:table-cell table:style-name="ce30" table:formula="of:=[.D28]+[.F28]" office:value-type="date" office:date-value="2017-05-02" calcext:value-type="date">
            <text:p>5/02/17</text:p>
          </table:table-cell>
          <table:table-cell table:style-name="ce35" table:formula="of:=MAX([.E29:.E31])-[.D28]" office:value-type="float" office:value="49" calcext:value-type="float">
            <text:p>49</text:p>
          </table:table-cell>
          <table:table-cell table:style-name="ce38" table:formula="of:=SUMPRODUCT([.F30:.F33];[.G30:.G33])/SUM([.F30:.F33])" office:value-type="percentage" office:value="0" calcext:value-type="percentage">
            <text:p>0%</text:p>
          </table:table-cell>
          <table:table-cell table:style-name="ce41" table:formula="of:=NETWORKDAYS([.D28];[.E28])" office:value-type="float" office:value="36" calcext:value-type="float">
            <text:p>36</text:p>
          </table:table-cell>
          <table:table-cell table:style-name="ce43" table:formula="of:=ROUNDDOWN([.G28]*[.F28];0)" office:value-type="float" office:value="0" calcext:value-type="float">
            <text:p>0</text:p>
          </table:table-cell>
          <table:table-cell table:style-name="ce41" table:formula="of:=[.F28]-[.I28]" office:value-type="float" office:value="49" calcext:value-type="float">
            <text:p>49</text:p>
          </table:table-cell>
          <table:table-cell table:style-name="ce51"/>
          <table:table-cell table:style-name="ce67" table:number-columns-repeated="238"/>
          <table:table-cell table:style-name="ce12" table:number-columns-repeated="7"/>
          <table:table-cell table:number-columns-repeated="768"/>
        </table:table-row>
        <table:table-row table:style-name="ro2">
          <table:table-cell table:style-name="ce8" office:value-type="string" calcext:value-type="string">
            <text:p>4.1</text:p>
          </table:table-cell>
          <table:table-cell table:style-name="ce14" office:value-type="string" calcext:value-type="string">
            <text:p>&lt;Initial project plan&gt;</text:p>
          </table:table-cell>
          <table:table-cell table:style-name="ce14"/>
          <table:table-cell table:style-name="ce25" office:value-type="date" office:date-value="2017-03-14" calcext:value-type="date">
            <text:p>3/14/17</text:p>
          </table:table-cell>
          <table:table-cell table:style-name="ce31" table:formula="of:=[.D29]+[.F29]" office:value-type="date" office:date-value="2017-03-19" calcext:value-type="date">
            <text:p>3/19/17</text:p>
          </table:table-cell>
          <table:table-cell table:style-name="ce36" office:value-type="float" office:value="5" calcext:value-type="float">
            <text:p>5</text:p>
          </table:table-cell>
          <table:table-cell table:style-name="ce39" office:value-type="percentage" office:value="1" calcext:value-type="percentage">
            <text:p>100%</text:p>
          </table:table-cell>
          <table:table-cell table:style-name="ce42" table:formula="of:=NETWORKDAYS([.D29];[.E29])" office:value-type="float" office:value="4" calcext:value-type="float">
            <text:p>4</text:p>
          </table:table-cell>
          <table:table-cell table:style-name="ce44" table:formula="of:=ROUNDDOWN([.G29]*[.F29];0)" office:value-type="float" office:value="5" calcext:value-type="float">
            <text:p>5</text:p>
          </table:table-cell>
          <table:table-cell table:style-name="ce42" table:formula="of:=[.F29]-[.I29]" office:value-type="float" office:value="0" calcext:value-type="float">
            <text:p>0</text:p>
          </table:table-cell>
          <table:table-cell table:style-name="ce52"/>
          <table:table-cell table:style-name="ce68" table:number-columns-repeated="238"/>
          <table:table-cell table:style-name="ce12" table:number-columns-repeated="7"/>
          <table:table-cell table:number-columns-repeated="768"/>
        </table:table-row>
        <table:table-row table:style-name="ro5">
          <table:table-cell table:style-name="ce8" office:value-type="string" calcext:value-type="string">
            <text:p>4.2</text:p>
          </table:table-cell>
          <table:table-cell table:style-name="ce14" office:value-type="string" calcext:value-type="string">
            <text:p>&lt;Responsibility assignment matrix&gt;</text:p>
          </table:table-cell>
          <table:table-cell table:style-name="ce14"/>
          <table:table-cell table:style-name="ce25" office:value-type="date" office:date-value="2017-04-04" calcext:value-type="date">
            <text:p>4/04/17</text:p>
          </table:table-cell>
          <table:table-cell table:style-name="ce31" table:formula="of:=[.D30]+[.F30]" office:value-type="date" office:date-value="2017-04-08" calcext:value-type="date">
            <text:p>4/08/17</text:p>
          </table:table-cell>
          <table:table-cell table:style-name="ce36" office:value-type="float" office:value="4" calcext:value-type="float">
            <text:p>4</text:p>
          </table:table-cell>
          <table:table-cell table:style-name="ce39" office:value-type="percentage" office:value="0" calcext:value-type="percentage">
            <text:p>0%</text:p>
          </table:table-cell>
          <table:table-cell table:style-name="ce42" table:formula="of:=NETWORKDAYS([.D30];[.E30])" office:value-type="float" office:value="4" calcext:value-type="float">
            <text:p>4</text:p>
          </table:table-cell>
          <table:table-cell table:style-name="ce44" table:formula="of:=ROUNDDOWN([.G30]*[.F30];0)" office:value-type="float" office:value="0" calcext:value-type="float">
            <text:p>0</text:p>
          </table:table-cell>
          <table:table-cell table:style-name="ce42" table:formula="of:=[.F30]-[.I30]" office:value-type="float" office:value="4" calcext:value-type="float">
            <text:p>4</text:p>
          </table:table-cell>
          <table:table-cell table:style-name="ce52"/>
          <table:table-cell table:style-name="ce69" table:number-columns-repeated="238"/>
          <table:table-cell table:style-name="ce12" table:number-columns-repeated="7"/>
          <table:table-cell table:number-columns-repeated="768"/>
        </table:table-row>
        <table:table-row table:style-name="ro2">
          <table:table-cell table:style-name="ce8" office:value-type="string" calcext:value-type="string">
            <text:p>4.3</text:p>
          </table:table-cell>
          <table:table-cell table:style-name="ce14" office:value-type="string" calcext:value-type="string">
            <text:p>&lt;Test plan&gt;</text:p>
          </table:table-cell>
          <table:table-cell table:style-name="ce14"/>
          <table:table-cell table:style-name="ce25" office:value-type="date" office:date-value="2017-04-28" calcext:value-type="date">
            <text:p>4/28/17</text:p>
          </table:table-cell>
          <table:table-cell table:style-name="ce31" table:formula="of:=[.D31]+[.F31]" office:value-type="date" office:date-value="2017-05-02" calcext:value-type="date">
            <text:p>5/02/17</text:p>
          </table:table-cell>
          <table:table-cell table:style-name="ce36" office:value-type="float" office:value="4" calcext:value-type="float">
            <text:p>4</text:p>
          </table:table-cell>
          <table:table-cell table:style-name="ce39" office:value-type="percentage" office:value="0" calcext:value-type="percentage">
            <text:p>0%</text:p>
          </table:table-cell>
          <table:table-cell table:style-name="ce42" table:formula="of:=NETWORKDAYS([.D31];[.E31])" office:value-type="float" office:value="3" calcext:value-type="float">
            <text:p>3</text:p>
          </table:table-cell>
          <table:table-cell table:style-name="ce44" table:formula="of:=ROUNDDOWN([.G31]*[.F31];0)" office:value-type="float" office:value="0" calcext:value-type="float">
            <text:p>0</text:p>
          </table:table-cell>
          <table:table-cell table:style-name="ce42" table:formula="of:=[.F31]-[.I31]" office:value-type="float" office:value="4" calcext:value-type="float">
            <text:p>4</text:p>
          </table:table-cell>
          <table:table-cell table:style-name="ce52"/>
          <table:table-cell table:style-name="ce70" table:number-columns-repeated="238"/>
          <table:table-cell table:style-name="ce12" table:number-columns-repeated="7"/>
          <table:table-cell table:number-columns-repeated="768"/>
        </table:table-row>
        <table:table-row table:style-name="ro2">
          <table:table-cell table:style-name="ce7" office:value-type="string" calcext:value-type="string">
            <text:p>5</text:p>
          </table:table-cell>
          <table:table-cell table:style-name="ce13" office:value-type="string" calcext:value-type="string">
            <text:p>&lt;Implementation&gt;</text:p>
          </table:table-cell>
          <table:table-cell table:style-name="ce20"/>
          <table:table-cell table:style-name="ce24" office:value-type="date" office:date-value="2017-05-05" calcext:value-type="date">
            <text:p>5/05/17</text:p>
          </table:table-cell>
          <table:table-cell table:style-name="ce30" table:formula="of:=[.D32]+[.F32]" office:value-type="date" office:date-value="2017-12-14" calcext:value-type="date">
            <text:p>12/14/17</text:p>
          </table:table-cell>
          <table:table-cell table:style-name="ce35" table:formula="of:=MAX([.E33:.E50])-[.D32]" office:value-type="float" office:value="223" calcext:value-type="float">
            <text:p>223</text:p>
          </table:table-cell>
          <table:table-cell table:style-name="ce38" table:formula="of:=SUMPRODUCT([.F34:.F37];[.G34:.G37])/SUM([.F34:.F37])" office:value-type="percentage" office:value="0" calcext:value-type="percentage">
            <text:p>0%</text:p>
          </table:table-cell>
          <table:table-cell table:style-name="ce41" table:formula="of:=NETWORKDAYS([.D32];[.E32])" office:value-type="float" office:value="160" calcext:value-type="float">
            <text:p>160</text:p>
          </table:table-cell>
          <table:table-cell table:style-name="ce43" table:formula="of:=ROUNDDOWN([.G32]*[.F32];0)" office:value-type="float" office:value="0" calcext:value-type="float">
            <text:p>0</text:p>
          </table:table-cell>
          <table:table-cell table:style-name="ce41" table:formula="of:=[.F32]-[.I32]" office:value-type="float" office:value="223" calcext:value-type="float">
            <text:p>223</text:p>
          </table:table-cell>
          <table:table-cell table:style-name="ce51"/>
          <table:table-cell table:style-name="ce71" table:number-columns-repeated="238"/>
          <table:table-cell table:style-name="ce12" table:number-columns-repeated="7"/>
          <table:table-cell table:number-columns-repeated="768"/>
        </table:table-row>
        <table:table-row table:style-name="ro5">
          <table:table-cell table:style-name="ce8" office:value-type="string" calcext:value-type="string">
            <text:p>5.1</text:p>
          </table:table-cell>
          <table:table-cell table:style-name="ce14" office:value-type="string" calcext:value-type="string">
            <text:p>&lt;Learn Android application coding&gt;</text:p>
          </table:table-cell>
          <table:table-cell table:style-name="ce14"/>
          <table:table-cell table:style-name="ce25" office:value-type="date" office:date-value="2017-05-05" calcext:value-type="date">
            <text:p>5/05/17</text:p>
          </table:table-cell>
          <table:table-cell table:style-name="ce31" table:formula="of:=[.D33]+[.F33]" office:value-type="date" office:date-value="2017-09-02" calcext:value-type="date">
            <text:p>9/02/17</text:p>
          </table:table-cell>
          <table:table-cell table:style-name="ce36" office:value-type="float" office:value="120" calcext:value-type="float">
            <text:p>120</text:p>
          </table:table-cell>
          <table:table-cell table:style-name="ce39" office:value-type="percentage" office:value="0" calcext:value-type="percentage">
            <text:p>0%</text:p>
          </table:table-cell>
          <table:table-cell table:style-name="ce42" table:formula="of:=NETWORKDAYS([.D33];[.E33])" office:value-type="float" office:value="86" calcext:value-type="float">
            <text:p>86</text:p>
          </table:table-cell>
          <table:table-cell table:style-name="ce44" table:formula="of:=ROUNDDOWN([.G33]*[.F33];0)" office:value-type="float" office:value="0" calcext:value-type="float">
            <text:p>0</text:p>
          </table:table-cell>
          <table:table-cell table:style-name="ce42" table:formula="of:=[.F33]-[.I33]" office:value-type="float" office:value="120" calcext:value-type="float">
            <text:p>120</text:p>
          </table:table-cell>
          <table:table-cell table:style-name="ce52"/>
          <table:table-cell table:style-name="ce72" table:number-columns-repeated="238"/>
          <table:table-cell table:style-name="ce12" table:number-columns-repeated="7"/>
          <table:table-cell table:number-columns-repeated="768"/>
        </table:table-row>
        <table:table-row table:style-name="ro2">
          <table:table-cell table:style-name="ce8" office:value-type="string" calcext:value-type="string">
            <text:p>5.2</text:p>
          </table:table-cell>
          <table:table-cell table:style-name="ce14" office:value-type="string" calcext:value-type="string">
            <text:p>&lt;Learn web coding&gt;</text:p>
          </table:table-cell>
          <table:table-cell table:style-name="ce14"/>
          <table:table-cell table:style-name="ce25" office:value-type="date" office:date-value="2017-05-05" calcext:value-type="date">
            <text:p>5/05/17</text:p>
          </table:table-cell>
          <table:table-cell table:style-name="ce31" office:value-type="date" office:date-value="2017-09-02" calcext:value-type="date">
            <text:p>9/02/17</text:p>
          </table:table-cell>
          <table:table-cell table:style-name="ce36" office:value-type="float" office:value="120" calcext:value-type="float">
            <text:p>120</text:p>
          </table:table-cell>
          <table:table-cell table:style-name="ce39" office:value-type="percentage" office:value="0" calcext:value-type="percentage">
            <text:p>0%</text:p>
          </table:table-cell>
          <table:table-cell table:style-name="ce42" table:formula="of:=NETWORKDAYS([.D34];[.E34])" office:value-type="float" office:value="86" calcext:value-type="float">
            <text:p>86</text:p>
          </table:table-cell>
          <table:table-cell table:style-name="ce44" table:formula="of:=ROUNDDOWN([.G34]*[.F34];0)" office:value-type="float" office:value="0" calcext:value-type="float">
            <text:p>0</text:p>
          </table:table-cell>
          <table:table-cell table:style-name="ce42" table:formula="of:=[.F34]-[.I34]" office:value-type="float" office:value="120" calcext:value-type="float">
            <text:p>120</text:p>
          </table:table-cell>
          <table:table-cell table:style-name="ce52"/>
          <table:table-cell table:style-name="ce73" table:number-columns-repeated="238"/>
          <table:table-cell table:style-name="ce12"/>
          <table:table-cell table:number-columns-repeated="774"/>
        </table:table-row>
        <table:table-row table:style-name="ro8">
          <table:table-cell table:style-name="ce8" office:value-type="string" calcext:value-type="string">
            <text:p>5.3</text:p>
          </table:table-cell>
          <table:table-cell table:style-name="ce14" office:value-type="string" calcext:value-type="string">
            <text:p>&lt;Learn more about back-end development&gt;</text:p>
          </table:table-cell>
          <table:table-cell table:style-name="ce14"/>
          <table:table-cell table:style-name="ce25" office:value-type="date" office:date-value="2017-05-05" calcext:value-type="date">
            <text:p>5/05/17</text:p>
          </table:table-cell>
          <table:table-cell table:style-name="ce31" table:formula="of:=[.D35]+[.F35]" office:value-type="date" office:date-value="2017-09-02" calcext:value-type="date">
            <text:p>9/02/17</text:p>
          </table:table-cell>
          <table:table-cell table:style-name="ce36" office:value-type="float" office:value="120" calcext:value-type="float">
            <text:p>120</text:p>
          </table:table-cell>
          <table:table-cell table:style-name="ce39" office:value-type="percentage" office:value="0" calcext:value-type="percentage">
            <text:p>0%</text:p>
          </table:table-cell>
          <table:table-cell table:style-name="ce42" table:formula="of:=NETWORKDAYS([.D35];[.E35])" office:value-type="float" office:value="86" calcext:value-type="float">
            <text:p>86</text:p>
          </table:table-cell>
          <table:table-cell table:style-name="ce44" table:formula="of:=ROUNDDOWN([.G35]*[.F35];0)" office:value-type="float" office:value="0" calcext:value-type="float">
            <text:p>0</text:p>
          </table:table-cell>
          <table:table-cell table:style-name="ce42" table:formula="of:=[.F35]-[.I35]" office:value-type="float" office:value="120" calcext:value-type="float">
            <text:p>120</text:p>
          </table:table-cell>
          <table:table-cell table:style-name="ce52"/>
          <table:table-cell table:style-name="ce74" table:number-columns-repeated="238"/>
          <table:table-cell table:style-name="ce12"/>
          <table:table-cell table:number-columns-repeated="774"/>
        </table:table-row>
        <table:table-row table:style-name="ro9">
          <table:table-cell table:style-name="ce8" office:value-type="string" calcext:value-type="string">
            <text:p>5.4</text:p>
          </table:table-cell>
          <table:table-cell table:style-name="ce15" office:value-type="string" calcext:value-type="string">
            <text:p>Milestone 3-Learning coding</text:p>
          </table:table-cell>
          <table:table-cell table:style-name="ce14"/>
          <table:table-cell table:style-name="ce25" office:value-type="date" office:date-value="2017-05-05" calcext:value-type="date">
            <text:p>5/05/17</text:p>
          </table:table-cell>
          <table:table-cell table:style-name="ce31" table:formula="of:=[.D36]+[.F36]" office:value-type="date" office:date-value="2017-09-02" calcext:value-type="date">
            <text:p>9/02/17</text:p>
          </table:table-cell>
          <table:table-cell table:style-name="ce36" office:value-type="float" office:value="120" calcext:value-type="float">
            <text:p>120</text:p>
          </table:table-cell>
          <table:table-cell table:style-name="ce39" office:value-type="percentage" office:value="0" calcext:value-type="percentage">
            <text:p>0%</text:p>
          </table:table-cell>
          <table:table-cell table:style-name="ce42" table:formula="of:=NETWORKDAYS([.D36];[.E36])" office:value-type="float" office:value="86" calcext:value-type="float">
            <text:p>86</text:p>
          </table:table-cell>
          <table:table-cell table:style-name="ce44" table:formula="of:=ROUNDDOWN([.G36]*[.F36];0)" office:value-type="float" office:value="0" calcext:value-type="float">
            <text:p>0</text:p>
          </table:table-cell>
          <table:table-cell table:style-name="ce42" table:formula="of:=[.F36]-[.I36]" office:value-type="float" office:value="120" calcext:value-type="float">
            <text:p>120</text:p>
          </table:table-cell>
          <table:table-cell table:style-name="ce52"/>
          <table:table-cell table:style-name="ce75" table:number-columns-repeated="238"/>
          <table:table-cell table:number-columns-repeated="775"/>
        </table:table-row>
        <table:table-row table:style-name="ro5">
          <table:table-cell table:style-name="ce8" office:value-type="string" calcext:value-type="string">
            <text:p>5.5</text:p>
          </table:table-cell>
          <table:table-cell table:style-name="ce14" office:value-type="string" calcext:value-type="string">
            <text:p>&lt;Implementation of user class&gt;</text:p>
          </table:table-cell>
          <table:table-cell table:style-name="ce14"/>
          <table:table-cell table:style-name="ce25" office:value-type="date" office:date-value="2017-09-23" calcext:value-type="date">
            <text:p>9/23/17</text:p>
          </table:table-cell>
          <table:table-cell table:style-name="ce31" table:formula="of:=[.D37]+[.F37]" office:value-type="date" office:date-value="2017-09-30" calcext:value-type="date">
            <text:p>9/30/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37];[.E37])" office:value-type="float" office:value="5" calcext:value-type="float">
            <text:p>5</text:p>
          </table:table-cell>
          <table:table-cell table:style-name="ce44" table:formula="of:=ROUNDDOWN([.G37]*[.F37];0)" office:value-type="float" office:value="0" calcext:value-type="float">
            <text:p>0</text:p>
          </table:table-cell>
          <table:table-cell table:style-name="ce42" table:formula="of:=[.F37]-[.I37]" office:value-type="float" office:value="7" calcext:value-type="float">
            <text:p>7</text:p>
          </table:table-cell>
          <table:table-cell table:style-name="ce52"/>
          <table:table-cell table:style-name="ce76" table:number-columns-repeated="238"/>
          <table:table-cell table:number-columns-repeated="775"/>
        </table:table-row>
        <table:table-row table:style-name="ro5">
          <table:table-cell table:style-name="ce8" office:value-type="string" calcext:value-type="string">
            <text:p>5.6</text:p>
          </table:table-cell>
          <table:table-cell table:style-name="ce14" office:value-type="string" calcext:value-type="string">
            <text:p>&lt;Implementation of Authentication class&gt;</text:p>
          </table:table-cell>
          <table:table-cell table:style-name="ce14"/>
          <table:table-cell table:style-name="ce25" office:value-type="date" office:date-value="2017-09-30" calcext:value-type="date">
            <text:p>9/30/17</text:p>
          </table:table-cell>
          <table:table-cell table:style-name="ce31" office:value-type="date" office:date-value="2017-10-07" calcext:value-type="date">
            <text:p>10/07/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38];[.E38])" office:value-type="float" office:value="5" calcext:value-type="float">
            <text:p>5</text:p>
          </table:table-cell>
          <table:table-cell table:style-name="ce44" table:formula="of:=ROUNDDOWN([.G38]*[.F38];0)" office:value-type="float" office:value="0" calcext:value-type="float">
            <text:p>0</text:p>
          </table:table-cell>
          <table:table-cell table:style-name="ce42" table:formula="of:=[.F38]-[.I38]" office:value-type="float" office:value="7" calcext:value-type="float">
            <text:p>7</text:p>
          </table:table-cell>
          <table:table-cell table:style-name="ce52"/>
          <table:table-cell table:style-name="ce77" table:number-columns-repeated="238"/>
          <table:table-cell table:number-columns-repeated="775"/>
        </table:table-row>
        <table:table-row table:style-name="ro5">
          <table:table-cell table:style-name="ce8" office:value-type="string" calcext:value-type="string">
            <text:p>5.7</text:p>
          </table:table-cell>
          <table:table-cell table:style-name="ce14" office:value-type="string" calcext:value-type="string">
            <text:p>&lt;Implementation of sign-up&gt;</text:p>
          </table:table-cell>
          <table:table-cell table:style-name="ce14"/>
          <table:table-cell table:style-name="ce25" office:value-type="date" office:date-value="2017-10-07" calcext:value-type="date">
            <text:p>10/07/17</text:p>
          </table:table-cell>
          <table:table-cell table:style-name="ce31" table:formula="of:=[.D39]+[.F39]" office:value-type="date" office:date-value="2017-10-14" calcext:value-type="date">
            <text:p>10/14/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39];[.E39])" office:value-type="float" office:value="5" calcext:value-type="float">
            <text:p>5</text:p>
          </table:table-cell>
          <table:table-cell table:style-name="ce44" table:formula="of:=ROUNDDOWN([.G39]*[.F39];0)" office:value-type="float" office:value="0" calcext:value-type="float">
            <text:p>0</text:p>
          </table:table-cell>
          <table:table-cell table:style-name="ce42" table:formula="of:=[.F39]-[.I39]" office:value-type="float" office:value="7" calcext:value-type="float">
            <text:p>7</text:p>
          </table:table-cell>
          <table:table-cell table:style-name="ce52"/>
          <table:table-cell table:style-name="ce78" table:number-columns-repeated="238"/>
          <table:table-cell table:number-columns-repeated="775"/>
        </table:table-row>
        <table:table-row table:style-name="ro5">
          <table:table-cell table:style-name="ce8" office:value-type="string" calcext:value-type="string">
            <text:p>5.8</text:p>
          </table:table-cell>
          <table:table-cell table:style-name="ce14" office:value-type="string" calcext:value-type="string">
            <text:p>&lt;Implementation of sign-in&gt;</text:p>
          </table:table-cell>
          <table:table-cell table:style-name="ce14"/>
          <table:table-cell table:style-name="ce25" office:value-type="date" office:date-value="2017-10-07" calcext:value-type="date">
            <text:p>10/07/17</text:p>
          </table:table-cell>
          <table:table-cell table:style-name="ce31" table:formula="of:=[.D40]+[.F40]" office:value-type="date" office:date-value="2017-10-14" calcext:value-type="date">
            <text:p>10/14/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40];[.E40])" office:value-type="float" office:value="5" calcext:value-type="float">
            <text:p>5</text:p>
          </table:table-cell>
          <table:table-cell table:style-name="ce44" table:formula="of:=ROUNDDOWN([.G40]*[.F40];0)" office:value-type="float" office:value="0" calcext:value-type="float">
            <text:p>0</text:p>
          </table:table-cell>
          <table:table-cell table:style-name="ce42" table:formula="of:=[.F40]-[.I40]" office:value-type="float" office:value="7" calcext:value-type="float">
            <text:p>7</text:p>
          </table:table-cell>
          <table:table-cell table:style-name="ce52"/>
          <table:table-cell table:style-name="ce79" table:number-columns-repeated="238"/>
          <table:table-cell table:number-columns-repeated="775"/>
        </table:table-row>
        <table:table-row table:style-name="ro5">
          <table:table-cell table:style-name="ce8" office:value-type="string" calcext:value-type="string">
            <text:p>5.9</text:p>
          </table:table-cell>
          <table:table-cell table:style-name="ce14" office:value-type="string" calcext:value-type="string">
            <text:p>&lt;Implementation of home page&gt;</text:p>
          </table:table-cell>
          <table:table-cell table:style-name="ce14"/>
          <table:table-cell table:style-name="ce25" office:value-type="date" office:date-value="2017-10-14" calcext:value-type="date">
            <text:p>10/14/17</text:p>
          </table:table-cell>
          <table:table-cell table:style-name="ce31" table:formula="of:=[.D41]+[.F41]" office:value-type="date" office:date-value="2017-10-21" calcext:value-type="date">
            <text:p>10/21/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41];[.E41])" office:value-type="float" office:value="5" calcext:value-type="float">
            <text:p>5</text:p>
          </table:table-cell>
          <table:table-cell table:style-name="ce44" table:formula="of:=ROUNDDOWN([.G41]*[.F41];0)" office:value-type="float" office:value="0" calcext:value-type="float">
            <text:p>0</text:p>
          </table:table-cell>
          <table:table-cell table:style-name="ce42" table:formula="of:=[.F41]-[.I41]" office:value-type="float" office:value="7" calcext:value-type="float">
            <text:p>7</text:p>
          </table:table-cell>
          <table:table-cell table:style-name="ce52"/>
          <table:table-cell table:style-name="ce80" table:number-columns-repeated="238"/>
          <table:table-cell table:number-columns-repeated="775"/>
        </table:table-row>
        <table:table-row table:style-name="ro5">
          <table:table-cell table:style-name="ce8" office:value-type="string" calcext:value-type="string">
            <text:p>5.10</text:p>
          </table:table-cell>
          <table:table-cell table:style-name="ce14" office:value-type="string" calcext:value-type="string">
            <text:p>&lt;Implementation of profile page&gt;</text:p>
          </table:table-cell>
          <table:table-cell table:style-name="ce14"/>
          <table:table-cell table:style-name="ce25" office:value-type="date" office:date-value="2017-10-14" calcext:value-type="date">
            <text:p>10/14/17</text:p>
          </table:table-cell>
          <table:table-cell table:style-name="ce31" table:formula="of:=[.D42]+[.F42]" office:value-type="date" office:date-value="2017-10-21" calcext:value-type="date">
            <text:p>10/21/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42];[.E42])" office:value-type="float" office:value="5" calcext:value-type="float">
            <text:p>5</text:p>
          </table:table-cell>
          <table:table-cell table:style-name="ce44" table:formula="of:=ROUNDDOWN([.G42]*[.F42];0)" office:value-type="float" office:value="0" calcext:value-type="float">
            <text:p>0</text:p>
          </table:table-cell>
          <table:table-cell table:style-name="ce42" table:formula="of:=[.F42]-[.I42]" office:value-type="float" office:value="7" calcext:value-type="float">
            <text:p>7</text:p>
          </table:table-cell>
          <table:table-cell table:style-name="ce52"/>
          <table:table-cell table:style-name="ce81" table:number-columns-repeated="238"/>
          <table:table-cell table:number-columns-repeated="775"/>
        </table:table-row>
        <table:table-row table:style-name="ro6">
          <table:table-cell table:style-name="ce8" office:value-type="string" calcext:value-type="string">
            <text:p>5.11</text:p>
          </table:table-cell>
          <table:table-cell table:style-name="ce15" office:value-type="string" calcext:value-type="string">
            <text:p>Milestone 4-Implementation of basic classes and pages</text:p>
          </table:table-cell>
          <table:table-cell table:style-name="ce14"/>
          <table:table-cell table:style-name="ce25" office:value-type="date" office:date-value="2017-09-23" calcext:value-type="date">
            <text:p>9/23/17</text:p>
          </table:table-cell>
          <table:table-cell table:style-name="ce31" office:value-type="date" office:date-value="2017-10-21" calcext:value-type="date">
            <text:p>10/21/17</text:p>
          </table:table-cell>
          <table:table-cell table:style-name="ce36" office:value-type="float" office:value="28" calcext:value-type="float">
            <text:p>28</text:p>
          </table:table-cell>
          <table:table-cell table:style-name="ce39" office:value-type="percentage" office:value="0" calcext:value-type="percentage">
            <text:p>0%</text:p>
          </table:table-cell>
          <table:table-cell table:style-name="ce42" table:formula="of:=NETWORKDAYS([.D43];[.E43])" office:value-type="float" office:value="20" calcext:value-type="float">
            <text:p>20</text:p>
          </table:table-cell>
          <table:table-cell table:style-name="ce44" table:formula="of:=ROUNDDOWN([.G43]*[.F43];0)" office:value-type="float" office:value="0" calcext:value-type="float">
            <text:p>0</text:p>
          </table:table-cell>
          <table:table-cell table:style-name="ce42" table:formula="of:=[.F43]-[.I43]" office:value-type="float" office:value="28" calcext:value-type="float">
            <text:p>28</text:p>
          </table:table-cell>
          <table:table-cell table:style-name="ce52"/>
          <table:table-cell table:style-name="ce82" table:number-columns-repeated="238"/>
          <table:table-cell table:number-columns-repeated="775"/>
        </table:table-row>
        <table:table-row table:style-name="ro8">
          <table:table-cell table:style-name="ce8" office:value-type="string" calcext:value-type="string">
            <text:p>5.12</text:p>
          </table:table-cell>
          <table:table-cell table:style-name="ce14" office:value-type="string" calcext:value-type="string">
            <text:p>&lt;Implementation of comment and annotation classes&gt;</text:p>
          </table:table-cell>
          <table:table-cell table:style-name="ce14"/>
          <table:table-cell table:style-name="ce25" office:value-type="date" office:date-value="2017-10-21" calcext:value-type="date">
            <text:p>10/21/17</text:p>
          </table:table-cell>
          <table:table-cell table:style-name="ce31" table:formula="of:=[.D44]+[.F44]" office:value-type="date" office:date-value="2017-10-28" calcext:value-type="date">
            <text:p>10/28/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44];[.E44])" office:value-type="float" office:value="5" calcext:value-type="float">
            <text:p>5</text:p>
          </table:table-cell>
          <table:table-cell table:style-name="ce44" table:formula="of:=ROUNDDOWN([.G44]*[.F44];0)" office:value-type="float" office:value="0" calcext:value-type="float">
            <text:p>0</text:p>
          </table:table-cell>
          <table:table-cell table:style-name="ce42" table:formula="of:=[.F44]-[.I44]" office:value-type="float" office:value="7" calcext:value-type="float">
            <text:p>7</text:p>
          </table:table-cell>
          <table:table-cell table:style-name="ce52"/>
          <table:table-cell table:style-name="ce83" table:number-columns-repeated="238"/>
          <table:table-cell table:number-columns-repeated="775"/>
        </table:table-row>
        <table:table-row table:style-name="ro5">
          <table:table-cell table:style-name="ce8" office:value-type="string" calcext:value-type="string">
            <text:p>5.13</text:p>
          </table:table-cell>
          <table:table-cell table:style-name="ce14" office:value-type="string" calcext:value-type="string">
            <text:p>&lt;Implementation of tag and date classes&gt;</text:p>
          </table:table-cell>
          <table:table-cell table:style-name="ce14"/>
          <table:table-cell table:style-name="ce25" office:value-type="date" office:date-value="2017-10-28" calcext:value-type="date">
            <text:p>10/28/17</text:p>
          </table:table-cell>
          <table:table-cell table:style-name="ce31" table:formula="of:=[.D45]+[.F45]" office:value-type="date" office:date-value="2017-11-04" calcext:value-type="date">
            <text:p>11/04/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45];[.E45])" office:value-type="float" office:value="5" calcext:value-type="float">
            <text:p>5</text:p>
          </table:table-cell>
          <table:table-cell table:style-name="ce44" table:formula="of:=ROUNDDOWN([.G45]*[.F45];0)" office:value-type="float" office:value="0" calcext:value-type="float">
            <text:p>0</text:p>
          </table:table-cell>
          <table:table-cell table:style-name="ce42" table:formula="of:=[.F45]-[.I45]" office:value-type="float" office:value="7" calcext:value-type="float">
            <text:p>7</text:p>
          </table:table-cell>
          <table:table-cell table:style-name="ce52"/>
          <table:table-cell table:style-name="ce84" table:number-columns-repeated="238"/>
          <table:table-cell table:number-columns-repeated="775"/>
        </table:table-row>
        <table:table-row table:style-name="ro5">
          <table:table-cell table:style-name="ce8" office:value-type="string" calcext:value-type="string">
            <text:p>5.14</text:p>
          </table:table-cell>
          <table:table-cell table:style-name="ce14" office:value-type="string" calcext:value-type="string">
            <text:p>&lt;Implementation of media item class&gt;</text:p>
          </table:table-cell>
          <table:table-cell table:style-name="ce14"/>
          <table:table-cell table:style-name="ce25" office:value-type="date" office:date-value="2017-11-02" calcext:value-type="date">
            <text:p>11/02/17</text:p>
          </table:table-cell>
          <table:table-cell table:style-name="ce31" table:formula="of:=[.D46]+[.F46]" office:value-type="date" office:date-value="2017-11-09" calcext:value-type="date">
            <text:p>11/09/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46];[.E46])" office:value-type="float" office:value="6" calcext:value-type="float">
            <text:p>6</text:p>
          </table:table-cell>
          <table:table-cell table:style-name="ce44" table:formula="of:=ROUNDDOWN([.G46]*[.F46];0)" office:value-type="float" office:value="0" calcext:value-type="float">
            <text:p>0</text:p>
          </table:table-cell>
          <table:table-cell table:style-name="ce42" table:formula="of:=[.F46]-[.I46]" office:value-type="float" office:value="7" calcext:value-type="float">
            <text:p>7</text:p>
          </table:table-cell>
          <table:table-cell table:style-name="ce52"/>
          <table:table-cell table:style-name="ce85" table:number-columns-repeated="238"/>
          <table:table-cell table:number-columns-repeated="775"/>
        </table:table-row>
        <table:table-row table:style-name="ro8">
          <table:table-cell table:style-name="ce8" office:value-type="string" calcext:value-type="string">
            <text:p>5.15</text:p>
          </table:table-cell>
          <table:table-cell table:style-name="ce14" office:value-type="string" calcext:value-type="string">
            <text:p>&lt;Implementation of cultural heritage item class&gt;</text:p>
          </table:table-cell>
          <table:table-cell table:style-name="ce14"/>
          <table:table-cell table:style-name="ce25" office:value-type="date" office:date-value="2017-11-09" calcext:value-type="date">
            <text:p>11/09/17</text:p>
          </table:table-cell>
          <table:table-cell table:style-name="ce31" table:formula="of:=[.D47]+[.F47]" office:value-type="date" office:date-value="2017-11-16" calcext:value-type="date">
            <text:p>11/16/17</text:p>
          </table:table-cell>
          <table:table-cell table:style-name="ce36" office:value-type="float" office:value="7" calcext:value-type="float">
            <text:p>7</text:p>
          </table:table-cell>
          <table:table-cell table:style-name="ce39" office:value-type="percentage" office:value="0" calcext:value-type="percentage">
            <text:p>0%</text:p>
          </table:table-cell>
          <table:table-cell table:style-name="ce42" table:formula="of:=NETWORKDAYS([.D47];[.E47])" office:value-type="float" office:value="6" calcext:value-type="float">
            <text:p>6</text:p>
          </table:table-cell>
          <table:table-cell table:style-name="ce44" table:formula="of:=ROUNDDOWN([.G47]*[.F47];0)" office:value-type="float" office:value="0" calcext:value-type="float">
            <text:p>0</text:p>
          </table:table-cell>
          <table:table-cell table:style-name="ce42" table:formula="of:=[.F47]-[.I47]" office:value-type="float" office:value="7" calcext:value-type="float">
            <text:p>7</text:p>
          </table:table-cell>
          <table:table-cell table:style-name="ce52"/>
          <table:table-cell table:style-name="ce86" table:number-columns-repeated="238"/>
          <table:table-cell table:number-columns-repeated="775"/>
        </table:table-row>
        <table:table-row table:style-name="ro8">
          <table:table-cell table:style-name="ce8" office:value-type="string" calcext:value-type="string">
            <text:p>5.16</text:p>
          </table:table-cell>
          <table:table-cell table:style-name="ce14" office:value-type="string" calcext:value-type="string">
            <text:p>&lt;Implementation of recommendation manager&gt;</text:p>
          </table:table-cell>
          <table:table-cell table:style-name="ce14"/>
          <table:table-cell table:style-name="ce25" office:value-type="date" office:date-value="2017-11-16" calcext:value-type="date">
            <text:p>11/16/17</text:p>
          </table:table-cell>
          <table:table-cell table:style-name="ce31" table:formula="of:=[.D48]+[.F48]" office:value-type="date" office:date-value="2017-11-30" calcext:value-type="date">
            <text:p>11/30/17</text:p>
          </table:table-cell>
          <table:table-cell table:style-name="ce36" office:value-type="float" office:value="14" calcext:value-type="float">
            <text:p>14</text:p>
          </table:table-cell>
          <table:table-cell table:style-name="ce39" office:value-type="percentage" office:value="0" calcext:value-type="percentage">
            <text:p>0%</text:p>
          </table:table-cell>
          <table:table-cell table:style-name="ce42" table:formula="of:=NETWORKDAYS([.D48];[.E48])" office:value-type="float" office:value="11" calcext:value-type="float">
            <text:p>11</text:p>
          </table:table-cell>
          <table:table-cell table:style-name="ce44" table:formula="of:=ROUNDDOWN([.G48]*[.F48];0)" office:value-type="float" office:value="0" calcext:value-type="float">
            <text:p>0</text:p>
          </table:table-cell>
          <table:table-cell table:style-name="ce42" table:formula="of:=[.F48]-[.I48]" office:value-type="float" office:value="14" calcext:value-type="float">
            <text:p>14</text:p>
          </table:table-cell>
          <table:table-cell table:style-name="ce52"/>
          <table:table-cell table:style-name="ce87" table:number-columns-repeated="238"/>
          <table:table-cell table:number-columns-repeated="775"/>
        </table:table-row>
        <table:table-row table:style-name="ro5">
          <table:table-cell table:style-name="ce8" office:value-type="string" calcext:value-type="string">
            <text:p>5.17</text:p>
          </table:table-cell>
          <table:table-cell table:style-name="ce14" office:value-type="string" calcext:value-type="string">
            <text:p>&lt;Implementation of search manager&gt;</text:p>
          </table:table-cell>
          <table:table-cell table:style-name="ce14"/>
          <table:table-cell table:style-name="ce25" office:value-type="date" office:date-value="2017-11-30" calcext:value-type="date">
            <text:p>11/30/17</text:p>
          </table:table-cell>
          <table:table-cell table:style-name="ce31" table:formula="of:=[.D49]+[.F49]" office:value-type="date" office:date-value="2017-12-14" calcext:value-type="date">
            <text:p>12/14/17</text:p>
          </table:table-cell>
          <table:table-cell table:style-name="ce36" office:value-type="float" office:value="14" calcext:value-type="float">
            <text:p>14</text:p>
          </table:table-cell>
          <table:table-cell table:style-name="ce39" office:value-type="percentage" office:value="0" calcext:value-type="percentage">
            <text:p>0%</text:p>
          </table:table-cell>
          <table:table-cell table:style-name="ce42" table:formula="of:=NETWORKDAYS([.D49];[.E49])" office:value-type="float" office:value="11" calcext:value-type="float">
            <text:p>11</text:p>
          </table:table-cell>
          <table:table-cell table:style-name="ce44" table:formula="of:=ROUNDDOWN([.G49]*[.F49];0)" office:value-type="float" office:value="0" calcext:value-type="float">
            <text:p>0</text:p>
          </table:table-cell>
          <table:table-cell table:style-name="ce42" table:formula="of:=[.F49]-[.I49]" office:value-type="float" office:value="14" calcext:value-type="float">
            <text:p>14</text:p>
          </table:table-cell>
          <table:table-cell table:style-name="ce52"/>
          <table:table-cell table:style-name="ce88" table:number-columns-repeated="237"/>
          <table:table-cell table:number-columns-repeated="776"/>
        </table:table-row>
        <table:table-row table:style-name="ro7">
          <table:table-cell table:style-name="ce8" office:value-type="string" calcext:value-type="string">
            <text:p>5.18</text:p>
          </table:table-cell>
          <table:table-cell table:style-name="ce15" office:value-type="string" calcext:value-type="string">
            <text:p>Milestone 5-Completion of implementation</text:p>
          </table:table-cell>
          <table:table-cell table:style-name="ce14"/>
          <table:table-cell table:style-name="ce25" office:value-type="date" office:date-value="2017-10-21" calcext:value-type="date">
            <text:p>10/21/17</text:p>
          </table:table-cell>
          <table:table-cell table:style-name="ce31" table:formula="of:=[.D50]+[.F50]" office:value-type="date" office:date-value="2017-12-14" calcext:value-type="date">
            <text:p>12/14/17</text:p>
          </table:table-cell>
          <table:table-cell table:style-name="ce36" office:value-type="float" office:value="54" calcext:value-type="float">
            <text:p>54</text:p>
          </table:table-cell>
          <table:table-cell table:style-name="ce39" office:value-type="percentage" office:value="0" calcext:value-type="percentage">
            <text:p>0%</text:p>
          </table:table-cell>
          <table:table-cell table:style-name="ce42" table:formula="of:=NETWORKDAYS([.D50];[.E50])" office:value-type="float" office:value="39" calcext:value-type="float">
            <text:p>39</text:p>
          </table:table-cell>
          <table:table-cell table:style-name="ce44" table:formula="of:=ROUNDDOWN([.G50]*[.F50];0)" office:value-type="float" office:value="0" calcext:value-type="float">
            <text:p>0</text:p>
          </table:table-cell>
          <table:table-cell table:style-name="ce42" table:formula="of:=[.F50]-[.I50]" office:value-type="float" office:value="54" calcext:value-type="float">
            <text:p>54</text:p>
          </table:table-cell>
          <table:table-cell table:style-name="ce52"/>
          <table:table-cell table:style-name="ce89" table:number-columns-repeated="237"/>
          <table:table-cell table:number-columns-repeated="776"/>
        </table:table-row>
        <table:table-row table:style-name="ro2" table:number-rows-repeated="6">
          <table:table-cell table:number-columns-repeated="1024"/>
        </table:table-row>
        <table:table-row table:style-name="ro2">
          <table:table-cell>
            <draw:custom-shape table:end-cell-address="GanttChart.FR88" table:end-x="0.84mm" table:end-y="2.7mm" draw:z-index="1" draw:style-name="gr3" draw:text-style-name="P4" svg:width="295.6mm" svg:height="158.1mm" svg:x="0mm" svg:y="-28.31m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mirror-horizontal="false" draw:mirror-vertical="false" draw:type="rectangle" draw:enhanced-path="M 0 0 L 21600 0 21600 21600 0 21600 0 0 Z N"/>
            </draw:custom-shape>
          </table:table-cell>
          <table:table-cell table:number-columns-repeated="1023"/>
        </table:table-row>
        <table:table-row table:style-name="ro2" table:number-rows-repeated="65480">
          <table:table-cell table:number-columns-repeated="1024"/>
        </table:table-row>
        <table:table-row table:style-name="ro2">
          <table:table-cell table:number-columns-repeated="1024"/>
        </table:table-row>
        <calcext:conditional-formats>
          <calcext:conditional-format calcext:target-range-address="GanttChart.L11:GanttChart.IO11">
            <calcext:condition calcext:apply-style-name="Excel_CondFormat_1_2_1" calcext:value="formula-is([GanttChart.L$8]=[GanttChart.$C$7])" calcext:base-cell-address="GanttChart.L11"/>
            <calcext:condition calcext:apply-style-name="Excel_CondFormat_1_2_2" calcext:value="formula-is(AND([GanttChart.L$8]&gt;=[GanttChart.$D11];[GanttChart.L$8]&lt;[GanttChart.$D11]+[GanttChart.$I11]))" calcext:base-cell-address="GanttChart.L11"/>
            <calcext:condition calcext:apply-style-name="Excel_CondFormat_1_2_3" calcext:value="formula-is(AND([GanttChart.L$8]&gt;=[GanttChart.$D11];[GanttChart.L$8]&lt;=[GanttChart.$D11]+[GanttChart.$F11]-1))" calcext:base-cell-address="GanttChart.L11"/>
          </calcext:conditional-format>
          <calcext:conditional-format calcext:target-range-address="GanttChart.L12:GanttChart.IO14 GanttChart.L17:GanttChart.IO17 GanttChart.GY15:GanttChart.IK15 GanttChart.L15:GanttChart.GT15">
            <calcext:condition calcext:apply-style-name="Excel_CondFormat_1_1_1" calcext:value="formula-is([GanttChart.L$8]=[GanttChart.$C$7])" calcext:base-cell-address="GanttChart.L12"/>
            <calcext:condition calcext:apply-style-name="Excel_CondFormat_1_1_2" calcext:value="formula-is(AND([GanttChart.L$8]&gt;=[GanttChart.$D12];[GanttChart.L$8]&lt;[GanttChart.$D12]+[GanttChart.$I12]))" calcext:base-cell-address="GanttChart.L12"/>
            <calcext:condition calcext:apply-style-name="Excel_CondFormat_1_1_3" calcext:value="formula-is(AND([GanttChart.L$8]&gt;=[GanttChart.$D12];[GanttChart.L$8]&lt;=[GanttChart.$D12]+[GanttChart.$F12]-1))" calcext:base-cell-address="GanttChart.L12"/>
          </calcext:conditional-format>
          <calcext:conditional-format calcext:target-range-address="GanttChart.GU15:GanttChart.GX15">
            <calcext:condition calcext:apply-style-name="Excel_CondFormat_1_1_1" calcext:value="formula-is([GanttChart.GU$8]=[GanttChart.$C$7])" calcext:base-cell-address="GanttChart.GU15"/>
            <calcext:condition calcext:apply-style-name="Excel_CondFormat_1_1_2" calcext:value="formula-is(AND([GanttChart.GU$8]&gt;=[GanttChart.$D15];[GanttChart.GU$8]&lt;[GanttChart.$D15]+[GanttChart.$I15]))" calcext:base-cell-address="GanttChart.GU15"/>
            <calcext:condition calcext:apply-style-name="Excel_CondFormat_1_1_3" calcext:value="formula-is(AND([GanttChart.GU$8]&gt;=[GanttChart.$D15];[GanttChart.GU$8]&lt;=[GanttChart.$D15]+[GanttChart.$F15]-1))" calcext:base-cell-address="GanttChart.GU15"/>
          </calcext:conditional-format>
          <calcext:conditional-format calcext:target-range-address="GanttChart.GY16:GanttChart.IK16 GanttChart.L16:GanttChart.GT16">
            <calcext:condition calcext:apply-style-name="Excel_CondFormat_1_1_1" calcext:value="formula-is([GanttChart.L$8]=[GanttChart.$C$7])" calcext:base-cell-address="GanttChart.L16"/>
            <calcext:condition calcext:apply-style-name="Excel_CondFormat_1_1_2" calcext:value="formula-is(AND([GanttChart.L$8]&gt;=[GanttChart.$D16];[GanttChart.L$8]&lt;[GanttChart.$D16]+[GanttChart.$I16]))" calcext:base-cell-address="GanttChart.L16"/>
            <calcext:condition calcext:apply-style-name="Excel_CondFormat_1_1_3" calcext:value="formula-is(AND([GanttChart.L$8]&gt;=[GanttChart.$D16];[GanttChart.L$8]&lt;=[GanttChart.$D16]+[GanttChart.$F16]-1))" calcext:base-cell-address="GanttChart.L16"/>
          </calcext:conditional-format>
          <calcext:conditional-format calcext:target-range-address="GanttChart.GU16:GanttChart.GX16">
            <calcext:condition calcext:apply-style-name="Excel_CondFormat_1_1_1" calcext:value="formula-is([GanttChart.GU$8]=[GanttChart.$C$7])" calcext:base-cell-address="GanttChart.GU16"/>
            <calcext:condition calcext:apply-style-name="Excel_CondFormat_1_1_2" calcext:value="formula-is(AND([GanttChart.GU$8]&gt;=[GanttChart.$D16];[GanttChart.GU$8]&lt;[GanttChart.$D16]+[GanttChart.$I16]))" calcext:base-cell-address="GanttChart.GU16"/>
            <calcext:condition calcext:apply-style-name="Excel_CondFormat_1_1_3" calcext:value="formula-is(AND([GanttChart.GU$8]&gt;=[GanttChart.$D16];[GanttChart.GU$8]&lt;=[GanttChart.$D16]+[GanttChart.$F16]-1))" calcext:base-cell-address="GanttChart.GU16"/>
          </calcext:conditional-format>
          <calcext:conditional-format calcext:target-range-address="GanttChart.L18:GanttChart.IO18">
            <calcext:condition calcext:apply-style-name="Excel_CondFormat_1_2_1" calcext:value="formula-is([GanttChart.L$8]=[GanttChart.$C$7])" calcext:base-cell-address="GanttChart.L18"/>
            <calcext:condition calcext:apply-style-name="Excel_CondFormat_1_2_2" calcext:value="formula-is(AND([GanttChart.L$8]&gt;=[GanttChart.$D18];[GanttChart.L$8]&lt;[GanttChart.$D18]+[GanttChart.$I18]))" calcext:base-cell-address="GanttChart.L18"/>
            <calcext:condition calcext:apply-style-name="Excel_CondFormat_1_2_3" calcext:value="formula-is(AND([GanttChart.L$8]&gt;=[GanttChart.$D18];[GanttChart.L$8]&lt;=[GanttChart.$D18]+[GanttChart.$F18]-1))" calcext:base-cell-address="GanttChart.L18"/>
          </calcext:conditional-format>
          <calcext:conditional-format calcext:target-range-address="GanttChart.L19:GanttChart.IO19">
            <calcext:condition calcext:apply-style-name="Excel_CondFormat_1_1_1" calcext:value="formula-is([GanttChart.L$8]=[GanttChart.$C$7])" calcext:base-cell-address="GanttChart.L19"/>
            <calcext:condition calcext:apply-style-name="Excel_CondFormat_1_1_2" calcext:value="formula-is(AND([GanttChart.L$8]&gt;=[GanttChart.$D19];[GanttChart.L$8]&lt;[GanttChart.$D19]+[GanttChart.$I19]))" calcext:base-cell-address="GanttChart.L19"/>
            <calcext:condition calcext:apply-style-name="Excel_CondFormat_1_1_3" calcext:value="formula-is(AND([GanttChart.L$8]&gt;=[GanttChart.$D19];[GanttChart.L$8]&lt;=[GanttChart.$D19]+[GanttChart.$F19]-1))" calcext:base-cell-address="GanttChart.L19"/>
          </calcext:conditional-format>
          <calcext:conditional-format calcext:target-range-address="GanttChart.L20:GanttChart.IO20">
            <calcext:condition calcext:apply-style-name="Excel_CondFormat_1_1_1" calcext:value="formula-is([GanttChart.L$8]=[GanttChart.$C$7])" calcext:base-cell-address="GanttChart.L20"/>
            <calcext:condition calcext:apply-style-name="Excel_CondFormat_1_1_2" calcext:value="formula-is(AND([GanttChart.L$8]&gt;=[GanttChart.$D20];[GanttChart.L$8]&lt;[GanttChart.$D20]+[GanttChart.$I20]))" calcext:base-cell-address="GanttChart.L20"/>
            <calcext:condition calcext:apply-style-name="Excel_CondFormat_1_1_3" calcext:value="formula-is(AND([GanttChart.L$8]&gt;=[GanttChart.$D20];[GanttChart.L$8]&lt;=[GanttChart.$D20]+[GanttChart.$F20]-1))" calcext:base-cell-address="GanttChart.L20"/>
          </calcext:conditional-format>
          <calcext:conditional-format calcext:target-range-address="GanttChart.L21:GanttChart.IO21">
            <calcext:condition calcext:apply-style-name="Excel_CondFormat_1_1_1" calcext:value="formula-is([GanttChart.L$8]=[GanttChart.$C$7])" calcext:base-cell-address="GanttChart.L21"/>
            <calcext:condition calcext:apply-style-name="Excel_CondFormat_1_1_2" calcext:value="formula-is(AND([GanttChart.L$8]&gt;=[GanttChart.$D21];[GanttChart.L$8]&lt;[GanttChart.$D21]+[GanttChart.$I21]))" calcext:base-cell-address="GanttChart.L21"/>
            <calcext:condition calcext:apply-style-name="Excel_CondFormat_1_1_3" calcext:value="formula-is(AND([GanttChart.L$8]&gt;=[GanttChart.$D21];[GanttChart.L$8]&lt;=[GanttChart.$D21]+[GanttChart.$F21]-1))" calcext:base-cell-address="GanttChart.L21"/>
          </calcext:conditional-format>
          <calcext:conditional-format calcext:target-range-address="GanttChart.L22:GanttChart.IO22">
            <calcext:condition calcext:apply-style-name="Excel_CondFormat_1_2_1" calcext:value="formula-is([GanttChart.L$8]=[GanttChart.$C$7])" calcext:base-cell-address="GanttChart.L22"/>
            <calcext:condition calcext:apply-style-name="Excel_CondFormat_1_2_2" calcext:value="formula-is(AND([GanttChart.L$8]&gt;=[GanttChart.$D22];[GanttChart.L$8]&lt;[GanttChart.$D22]+[GanttChart.$I22]))" calcext:base-cell-address="GanttChart.L22"/>
            <calcext:condition calcext:apply-style-name="Excel_CondFormat_1_2_3" calcext:value="formula-is(AND([GanttChart.L$8]&gt;=[GanttChart.$D22];[GanttChart.L$8]&lt;=[GanttChart.$D22]+[GanttChart.$F22]-1))" calcext:base-cell-address="GanttChart.L22"/>
          </calcext:conditional-format>
          <calcext:conditional-format calcext:target-range-address="GanttChart.L23:GanttChart.IO23">
            <calcext:condition calcext:apply-style-name="Excel_CondFormat_1_1_1" calcext:value="formula-is([GanttChart.L$8]=[GanttChart.$C$7])" calcext:base-cell-address="GanttChart.L23"/>
            <calcext:condition calcext:apply-style-name="Excel_CondFormat_1_1_2" calcext:value="formula-is(AND([GanttChart.L$8]&gt;=[GanttChart.$D23];[GanttChart.L$8]&lt;[GanttChart.$D23]+[GanttChart.$I23]))" calcext:base-cell-address="GanttChart.L23"/>
            <calcext:condition calcext:apply-style-name="Excel_CondFormat_1_1_3" calcext:value="formula-is(AND([GanttChart.L$8]&gt;=[GanttChart.$D23];[GanttChart.L$8]&lt;=[GanttChart.$D23]+[GanttChart.$F23]-1))" calcext:base-cell-address="GanttChart.L23"/>
          </calcext:conditional-format>
          <calcext:conditional-format calcext:target-range-address="GanttChart.L24:GanttChart.IO24">
            <calcext:condition calcext:apply-style-name="Excel_CondFormat_1_1_1" calcext:value="formula-is([GanttChart.L$8]=[GanttChart.$C$7])" calcext:base-cell-address="GanttChart.L24"/>
            <calcext:condition calcext:apply-style-name="Excel_CondFormat_1_1_2" calcext:value="formula-is(AND([GanttChart.L$8]&gt;=[GanttChart.$D24];[GanttChart.L$8]&lt;[GanttChart.$D24]+[GanttChart.$I24]))" calcext:base-cell-address="GanttChart.L24"/>
            <calcext:condition calcext:apply-style-name="Excel_CondFormat_1_1_3" calcext:value="formula-is(AND([GanttChart.L$8]&gt;=[GanttChart.$D24];[GanttChart.L$8]&lt;=[GanttChart.$D24]+[GanttChart.$F24]-1))" calcext:base-cell-address="GanttChart.L24"/>
          </calcext:conditional-format>
          <calcext:conditional-format calcext:target-range-address="GanttChart.L25:GanttChart.IO26">
            <calcext:condition calcext:apply-style-name="Excel_CondFormat_1_1_1" calcext:value="formula-is([GanttChart.L$8]=[GanttChart.$C$7])" calcext:base-cell-address="GanttChart.L25"/>
            <calcext:condition calcext:apply-style-name="Excel_CondFormat_1_1_2" calcext:value="formula-is(AND([GanttChart.L$8]&gt;=[GanttChart.$D25];[GanttChart.L$8]&lt;[GanttChart.$D25]+[GanttChart.$I25]))" calcext:base-cell-address="GanttChart.L25"/>
            <calcext:condition calcext:apply-style-name="Excel_CondFormat_1_1_3" calcext:value="formula-is(AND([GanttChart.L$8]&gt;=[GanttChart.$D25];[GanttChart.L$8]&lt;=[GanttChart.$D25]+[GanttChart.$F25]-1))" calcext:base-cell-address="GanttChart.L25"/>
          </calcext:conditional-format>
          <calcext:conditional-format calcext:target-range-address="GanttChart.L27:GanttChart.IO27">
            <calcext:condition calcext:apply-style-name="Excel_CondFormat_1_1_1" calcext:value="formula-is([GanttChart.L$8]=[GanttChart.$C$7])" calcext:base-cell-address="GanttChart.L27"/>
            <calcext:condition calcext:apply-style-name="Excel_CondFormat_1_1_2" calcext:value="formula-is(AND([GanttChart.L$8]&gt;=[GanttChart.$D27];[GanttChart.L$8]&lt;[GanttChart.$D27]+[GanttChart.$I27]))" calcext:base-cell-address="GanttChart.L27"/>
            <calcext:condition calcext:apply-style-name="Excel_CondFormat_1_1_3" calcext:value="formula-is(AND([GanttChart.L$8]&gt;=[GanttChart.$D27];[GanttChart.L$8]&lt;=[GanttChart.$D27]+[GanttChart.$F27]-1))" calcext:base-cell-address="GanttChart.L27"/>
          </calcext:conditional-format>
          <calcext:conditional-format calcext:target-range-address="GanttChart.L28:GanttChart.IO28">
            <calcext:condition calcext:apply-style-name="Excel_CondFormat_1_2_1" calcext:value="formula-is([GanttChart.L$8]=[GanttChart.$C$7])" calcext:base-cell-address="GanttChart.L28"/>
            <calcext:condition calcext:apply-style-name="Excel_CondFormat_1_2_2" calcext:value="formula-is(AND([GanttChart.L$8]&gt;=[GanttChart.$D28];[GanttChart.L$8]&lt;[GanttChart.$D28]+[GanttChart.$I28]))" calcext:base-cell-address="GanttChart.L28"/>
            <calcext:condition calcext:apply-style-name="Excel_CondFormat_1_2_3" calcext:value="formula-is(AND([GanttChart.L$8]&gt;=[GanttChart.$D28];[GanttChart.L$8]&lt;=[GanttChart.$D28]+[GanttChart.$F28]-1))" calcext:base-cell-address="GanttChart.L28"/>
          </calcext:conditional-format>
          <calcext:conditional-format calcext:target-range-address="GanttChart.L29:GanttChart.IO29">
            <calcext:condition calcext:apply-style-name="Excel_CondFormat_1_1_1" calcext:value="formula-is([GanttChart.L$8]=[GanttChart.$C$7])" calcext:base-cell-address="GanttChart.L29"/>
            <calcext:condition calcext:apply-style-name="Excel_CondFormat_1_1_2" calcext:value="formula-is(AND([GanttChart.L$8]&gt;=[GanttChart.$D29];[GanttChart.L$8]&lt;[GanttChart.$D29]+[GanttChart.$I29]))" calcext:base-cell-address="GanttChart.L29"/>
            <calcext:condition calcext:apply-style-name="Excel_CondFormat_1_1_3" calcext:value="formula-is(AND([GanttChart.L$8]&gt;=[GanttChart.$D29];[GanttChart.L$8]&lt;=[GanttChart.$D29]+[GanttChart.$F29]-1))" calcext:base-cell-address="GanttChart.L29"/>
          </calcext:conditional-format>
          <calcext:conditional-format calcext:target-range-address="GanttChart.L30:GanttChart.IO30">
            <calcext:condition calcext:apply-style-name="Excel_CondFormat_1_1_1" calcext:value="formula-is([GanttChart.L$8]=[GanttChart.$C$7])" calcext:base-cell-address="GanttChart.L30"/>
            <calcext:condition calcext:apply-style-name="Excel_CondFormat_1_1_2" calcext:value="formula-is(AND([GanttChart.L$8]&gt;=[GanttChart.$D30];[GanttChart.L$8]&lt;[GanttChart.$D30]+[GanttChart.$I30]))" calcext:base-cell-address="GanttChart.L30"/>
            <calcext:condition calcext:apply-style-name="Excel_CondFormat_1_1_3" calcext:value="formula-is(AND([GanttChart.L$8]&gt;=[GanttChart.$D30];[GanttChart.L$8]&lt;=[GanttChart.$D30]+[GanttChart.$F30]-1))" calcext:base-cell-address="GanttChart.L30"/>
          </calcext:conditional-format>
          <calcext:conditional-format calcext:target-range-address="GanttChart.L31:GanttChart.IO31">
            <calcext:condition calcext:apply-style-name="Excel_CondFormat_1_1_1" calcext:value="formula-is([GanttChart.L$8]=[GanttChart.$C$7])" calcext:base-cell-address="GanttChart.L31"/>
            <calcext:condition calcext:apply-style-name="Excel_CondFormat_1_1_2" calcext:value="formula-is(AND([GanttChart.L$8]&gt;=[GanttChart.$D31];[GanttChart.L$8]&lt;[GanttChart.$D31]+[GanttChart.$I31]))" calcext:base-cell-address="GanttChart.L31"/>
            <calcext:condition calcext:apply-style-name="Excel_CondFormat_1_1_3" calcext:value="formula-is(AND([GanttChart.L$8]&gt;=[GanttChart.$D31];[GanttChart.L$8]&lt;=[GanttChart.$D31]+[GanttChart.$F31]-1))" calcext:base-cell-address="GanttChart.L31"/>
          </calcext:conditional-format>
          <calcext:conditional-format calcext:target-range-address="GanttChart.L32:GanttChart.IO32">
            <calcext:condition calcext:apply-style-name="Excel_CondFormat_1_2_1" calcext:value="formula-is([GanttChart.L$8]=[GanttChart.$C$7])" calcext:base-cell-address="GanttChart.L32"/>
            <calcext:condition calcext:apply-style-name="Excel_CondFormat_1_2_2" calcext:value="formula-is(AND([GanttChart.L$8]&gt;=[GanttChart.$D32];[GanttChart.L$8]&lt;[GanttChart.$D32]+[GanttChart.$I32]))" calcext:base-cell-address="GanttChart.L32"/>
            <calcext:condition calcext:apply-style-name="Excel_CondFormat_1_2_3" calcext:value="formula-is(AND([GanttChart.L$8]&gt;=[GanttChart.$D32];[GanttChart.L$8]&lt;=[GanttChart.$D32]+[GanttChart.$F32]-1))" calcext:base-cell-address="GanttChart.L32"/>
          </calcext:conditional-format>
          <calcext:conditional-format calcext:target-range-address="GanttChart.L33:GanttChart.IO33">
            <calcext:condition calcext:apply-style-name="Excel_CondFormat_1_1_1" calcext:value="formula-is([GanttChart.L$8]=[GanttChart.$C$7])" calcext:base-cell-address="GanttChart.L33"/>
            <calcext:condition calcext:apply-style-name="Excel_CondFormat_1_1_2" calcext:value="formula-is(AND([GanttChart.L$8]&gt;=[GanttChart.$D33];[GanttChart.L$8]&lt;[GanttChart.$D33]+[GanttChart.$I33]))" calcext:base-cell-address="GanttChart.L33"/>
            <calcext:condition calcext:apply-style-name="Excel_CondFormat_1_1_3" calcext:value="formula-is(AND([GanttChart.L$8]&gt;=[GanttChart.$D33];[GanttChart.L$8]&lt;=[GanttChart.$D33]+[GanttChart.$F33]-1))" calcext:base-cell-address="GanttChart.L33"/>
          </calcext:conditional-format>
          <calcext:conditional-format calcext:target-range-address="GanttChart.L34:GanttChart.IO34">
            <calcext:condition calcext:apply-style-name="Excel_CondFormat_1_1_1" calcext:value="formula-is([GanttChart.L$8]=[GanttChart.$C$7])" calcext:base-cell-address="GanttChart.L34"/>
            <calcext:condition calcext:apply-style-name="Excel_CondFormat_1_1_2" calcext:value="formula-is(AND([GanttChart.L$8]&gt;=[GanttChart.$D34];[GanttChart.L$8]&lt;[GanttChart.$D34]+[GanttChart.$I34]))" calcext:base-cell-address="GanttChart.L34"/>
            <calcext:condition calcext:apply-style-name="Excel_CondFormat_1_1_3" calcext:value="formula-is(AND([GanttChart.L$8]&gt;=[GanttChart.$D34];[GanttChart.L$8]&lt;=[GanttChart.$D34]+[GanttChart.$F34]-1))" calcext:base-cell-address="GanttChart.L34"/>
          </calcext:conditional-format>
          <calcext:conditional-format calcext:target-range-address="GanttChart.L35:GanttChart.IO35">
            <calcext:condition calcext:apply-style-name="Excel_CondFormat_1_1_1" calcext:value="formula-is([GanttChart.L$8]=[GanttChart.$C$7])" calcext:base-cell-address="GanttChart.L35"/>
            <calcext:condition calcext:apply-style-name="Excel_CondFormat_1_1_2" calcext:value="formula-is(AND([GanttChart.L$8]&gt;=[GanttChart.$D35];[GanttChart.L$8]&lt;[GanttChart.$D35]+[GanttChart.$I35]))" calcext:base-cell-address="GanttChart.L35"/>
            <calcext:condition calcext:apply-style-name="Excel_CondFormat_1_1_3" calcext:value="formula-is(AND([GanttChart.L$8]&gt;=[GanttChart.$D35];[GanttChart.L$8]&lt;=[GanttChart.$D35]+[GanttChart.$F35]-1))" calcext:base-cell-address="GanttChart.L35"/>
          </calcext:conditional-format>
          <calcext:conditional-format calcext:target-range-address="GanttChart.L36:GanttChart.IO36">
            <calcext:condition calcext:apply-style-name="Excel_CondFormat_1_1_1" calcext:value="formula-is([GanttChart.L$8]=[GanttChart.$C$7])" calcext:base-cell-address="GanttChart.L36"/>
            <calcext:condition calcext:apply-style-name="Excel_CondFormat_1_1_2" calcext:value="formula-is(AND([GanttChart.L$8]&gt;=[GanttChart.$D36];[GanttChart.L$8]&lt;[GanttChart.$D36]+[GanttChart.$I36]))" calcext:base-cell-address="GanttChart.L36"/>
            <calcext:condition calcext:apply-style-name="Excel_CondFormat_1_1_3" calcext:value="formula-is(AND([GanttChart.L$8]&gt;=[GanttChart.$D36];[GanttChart.L$8]&lt;=[GanttChart.$D36]+[GanttChart.$F36]-1))" calcext:base-cell-address="GanttChart.L36"/>
          </calcext:conditional-format>
          <calcext:conditional-format calcext:target-range-address="GanttChart.L37:GanttChart.IO37">
            <calcext:condition calcext:apply-style-name="Excel_CondFormat_1_1_1" calcext:value="formula-is([GanttChart.L$8]=[GanttChart.$C$7])" calcext:base-cell-address="GanttChart.L37"/>
            <calcext:condition calcext:apply-style-name="Excel_CondFormat_1_1_2" calcext:value="formula-is(AND([GanttChart.L$8]&gt;=[GanttChart.$D37];[GanttChart.L$8]&lt;[GanttChart.$D37]+[GanttChart.$I37]))" calcext:base-cell-address="GanttChart.L37"/>
            <calcext:condition calcext:apply-style-name="Excel_CondFormat_1_1_3" calcext:value="formula-is(AND([GanttChart.L$8]&gt;=[GanttChart.$D37];[GanttChart.L$8]&lt;=[GanttChart.$D37]+[GanttChart.$F37]-1))" calcext:base-cell-address="GanttChart.L37"/>
          </calcext:conditional-format>
          <calcext:conditional-format calcext:target-range-address="GanttChart.L38:GanttChart.IO38">
            <calcext:condition calcext:apply-style-name="Excel_CondFormat_1_1_1" calcext:value="formula-is([GanttChart.L$8]=[GanttChart.$C$7])" calcext:base-cell-address="GanttChart.L38"/>
            <calcext:condition calcext:apply-style-name="Excel_CondFormat_1_1_2" calcext:value="formula-is(AND([GanttChart.L$8]&gt;=[GanttChart.$D38];[GanttChart.L$8]&lt;[GanttChart.$D38]+[GanttChart.$I38]))" calcext:base-cell-address="GanttChart.L38"/>
            <calcext:condition calcext:apply-style-name="Excel_CondFormat_1_1_3" calcext:value="formula-is(AND([GanttChart.L$8]&gt;=[GanttChart.$D38];[GanttChart.L$8]&lt;=[GanttChart.$D38]+[GanttChart.$F38]-1))" calcext:base-cell-address="GanttChart.L38"/>
          </calcext:conditional-format>
          <calcext:conditional-format calcext:target-range-address="GanttChart.L39:GanttChart.IO39">
            <calcext:condition calcext:apply-style-name="Excel_CondFormat_1_1_1" calcext:value="formula-is([GanttChart.L$8]=[GanttChart.$C$7])" calcext:base-cell-address="GanttChart.L39"/>
            <calcext:condition calcext:apply-style-name="Excel_CondFormat_1_1_2" calcext:value="formula-is(AND([GanttChart.L$8]&gt;=[GanttChart.$D39];[GanttChart.L$8]&lt;[GanttChart.$D39]+[GanttChart.$I39]))" calcext:base-cell-address="GanttChart.L39"/>
            <calcext:condition calcext:apply-style-name="Excel_CondFormat_1_1_3" calcext:value="formula-is(AND([GanttChart.L$8]&gt;=[GanttChart.$D39];[GanttChart.L$8]&lt;=[GanttChart.$D39]+[GanttChart.$F39]-1))" calcext:base-cell-address="GanttChart.L39"/>
          </calcext:conditional-format>
          <calcext:conditional-format calcext:target-range-address="GanttChart.L40:GanttChart.IO40">
            <calcext:condition calcext:apply-style-name="Excel_CondFormat_1_1_1" calcext:value="formula-is([GanttChart.L$8]=[GanttChart.$C$7])" calcext:base-cell-address="GanttChart.L40"/>
            <calcext:condition calcext:apply-style-name="Excel_CondFormat_1_1_2" calcext:value="formula-is(AND([GanttChart.L$8]&gt;=[GanttChart.$D40];[GanttChart.L$8]&lt;[GanttChart.$D40]+[GanttChart.$I40]))" calcext:base-cell-address="GanttChart.L40"/>
            <calcext:condition calcext:apply-style-name="Excel_CondFormat_1_1_3" calcext:value="formula-is(AND([GanttChart.L$8]&gt;=[GanttChart.$D40];[GanttChart.L$8]&lt;=[GanttChart.$D40]+[GanttChart.$F40]-1))" calcext:base-cell-address="GanttChart.L40"/>
          </calcext:conditional-format>
          <calcext:conditional-format calcext:target-range-address="GanttChart.L41:GanttChart.IO41">
            <calcext:condition calcext:apply-style-name="Excel_CondFormat_1_1_1" calcext:value="formula-is([GanttChart.L$8]=[GanttChart.$C$7])" calcext:base-cell-address="GanttChart.L41"/>
            <calcext:condition calcext:apply-style-name="Excel_CondFormat_1_1_2" calcext:value="formula-is(AND([GanttChart.L$8]&gt;=[GanttChart.$D41];[GanttChart.L$8]&lt;[GanttChart.$D41]+[GanttChart.$I41]))" calcext:base-cell-address="GanttChart.L41"/>
            <calcext:condition calcext:apply-style-name="Excel_CondFormat_1_1_3" calcext:value="formula-is(AND([GanttChart.L$8]&gt;=[GanttChart.$D41];[GanttChart.L$8]&lt;=[GanttChart.$D41]+[GanttChart.$F41]-1))" calcext:base-cell-address="GanttChart.L41"/>
          </calcext:conditional-format>
          <calcext:conditional-format calcext:target-range-address="GanttChart.L42:GanttChart.IO42">
            <calcext:condition calcext:apply-style-name="Excel_CondFormat_1_1_1" calcext:value="formula-is([GanttChart.L$8]=[GanttChart.$C$7])" calcext:base-cell-address="GanttChart.L42"/>
            <calcext:condition calcext:apply-style-name="Excel_CondFormat_1_1_2" calcext:value="formula-is(AND([GanttChart.L$8]&gt;=[GanttChart.$D42];[GanttChart.L$8]&lt;[GanttChart.$D42]+[GanttChart.$I42]))" calcext:base-cell-address="GanttChart.L42"/>
            <calcext:condition calcext:apply-style-name="Excel_CondFormat_1_1_3" calcext:value="formula-is(AND([GanttChart.L$8]&gt;=[GanttChart.$D42];[GanttChart.L$8]&lt;=[GanttChart.$D42]+[GanttChart.$F42]-1))" calcext:base-cell-address="GanttChart.L42"/>
          </calcext:conditional-format>
          <calcext:conditional-format calcext:target-range-address="GanttChart.L43:GanttChart.IO43">
            <calcext:condition calcext:apply-style-name="Excel_CondFormat_1_1_1" calcext:value="formula-is([GanttChart.L$8]=[GanttChart.$C$7])" calcext:base-cell-address="GanttChart.L43"/>
            <calcext:condition calcext:apply-style-name="Excel_CondFormat_1_1_2" calcext:value="formula-is(AND([GanttChart.L$8]&gt;=[GanttChart.$D43];[GanttChart.L$8]&lt;[GanttChart.$D43]+[GanttChart.$I43]))" calcext:base-cell-address="GanttChart.L43"/>
            <calcext:condition calcext:apply-style-name="Excel_CondFormat_1_1_3" calcext:value="formula-is(AND([GanttChart.L$8]&gt;=[GanttChart.$D43];[GanttChart.L$8]&lt;=[GanttChart.$D43]+[GanttChart.$F43]-1))" calcext:base-cell-address="GanttChart.L43"/>
          </calcext:conditional-format>
          <calcext:conditional-format calcext:target-range-address="GanttChart.L44:GanttChart.IO44">
            <calcext:condition calcext:apply-style-name="Excel_CondFormat_1_1_1" calcext:value="formula-is([GanttChart.L$8]=[GanttChart.$C$7])" calcext:base-cell-address="GanttChart.L44"/>
            <calcext:condition calcext:apply-style-name="Excel_CondFormat_1_1_2" calcext:value="formula-is(AND([GanttChart.L$8]&gt;=[GanttChart.$D44];[GanttChart.L$8]&lt;[GanttChart.$D44]+[GanttChart.$I44]))" calcext:base-cell-address="GanttChart.L44"/>
            <calcext:condition calcext:apply-style-name="Excel_CondFormat_1_1_3" calcext:value="formula-is(AND([GanttChart.L$8]&gt;=[GanttChart.$D44];[GanttChart.L$8]&lt;=[GanttChart.$D44]+[GanttChart.$F44]-1))" calcext:base-cell-address="GanttChart.L44"/>
          </calcext:conditional-format>
          <calcext:conditional-format calcext:target-range-address="GanttChart.L45:GanttChart.IO45">
            <calcext:condition calcext:apply-style-name="Excel_CondFormat_1_1_1" calcext:value="formula-is([GanttChart.L$8]=[GanttChart.$C$7])" calcext:base-cell-address="GanttChart.L45"/>
            <calcext:condition calcext:apply-style-name="Excel_CondFormat_1_1_2" calcext:value="formula-is(AND([GanttChart.L$8]&gt;=[GanttChart.$D45];[GanttChart.L$8]&lt;[GanttChart.$D45]+[GanttChart.$I45]))" calcext:base-cell-address="GanttChart.L45"/>
            <calcext:condition calcext:apply-style-name="Excel_CondFormat_1_1_3" calcext:value="formula-is(AND([GanttChart.L$8]&gt;=[GanttChart.$D45];[GanttChart.L$8]&lt;=[GanttChart.$D45]+[GanttChart.$F45]-1))" calcext:base-cell-address="GanttChart.L45"/>
          </calcext:conditional-format>
          <calcext:conditional-format calcext:target-range-address="GanttChart.L46:GanttChart.IO46">
            <calcext:condition calcext:apply-style-name="Excel_CondFormat_1_1_1" calcext:value="formula-is([GanttChart.L$8]=[GanttChart.$C$7])" calcext:base-cell-address="GanttChart.L46"/>
            <calcext:condition calcext:apply-style-name="Excel_CondFormat_1_1_2" calcext:value="formula-is(AND([GanttChart.L$8]&gt;=[GanttChart.$D46];[GanttChart.L$8]&lt;[GanttChart.$D46]+[GanttChart.$I46]))" calcext:base-cell-address="GanttChart.L46"/>
            <calcext:condition calcext:apply-style-name="Excel_CondFormat_1_1_3" calcext:value="formula-is(AND([GanttChart.L$8]&gt;=[GanttChart.$D46];[GanttChart.L$8]&lt;=[GanttChart.$D46]+[GanttChart.$F46]-1))" calcext:base-cell-address="GanttChart.L46"/>
          </calcext:conditional-format>
          <calcext:conditional-format calcext:target-range-address="GanttChart.L47:GanttChart.IO47">
            <calcext:condition calcext:apply-style-name="Excel_CondFormat_1_1_1" calcext:value="formula-is([GanttChart.L$8]=[GanttChart.$C$7])" calcext:base-cell-address="GanttChart.L47"/>
            <calcext:condition calcext:apply-style-name="Excel_CondFormat_1_1_2" calcext:value="formula-is(AND([GanttChart.L$8]&gt;=[GanttChart.$D47];[GanttChart.L$8]&lt;[GanttChart.$D47]+[GanttChart.$I47]))" calcext:base-cell-address="GanttChart.L47"/>
            <calcext:condition calcext:apply-style-name="Excel_CondFormat_1_1_3" calcext:value="formula-is(AND([GanttChart.L$8]&gt;=[GanttChart.$D47];[GanttChart.L$8]&lt;=[GanttChart.$D47]+[GanttChart.$F47]-1))" calcext:base-cell-address="GanttChart.L47"/>
          </calcext:conditional-format>
          <calcext:conditional-format calcext:target-range-address="GanttChart.L48:GanttChart.IO48">
            <calcext:condition calcext:apply-style-name="Excel_CondFormat_1_1_1" calcext:value="formula-is([GanttChart.L$8]=[GanttChart.$C$7])" calcext:base-cell-address="GanttChart.L48"/>
            <calcext:condition calcext:apply-style-name="Excel_CondFormat_1_1_2" calcext:value="formula-is(AND([GanttChart.L$8]&gt;=[GanttChart.$D48];[GanttChart.L$8]&lt;[GanttChart.$D48]+[GanttChart.$I48]))" calcext:base-cell-address="GanttChart.L48"/>
            <calcext:condition calcext:apply-style-name="Excel_CondFormat_1_1_3" calcext:value="formula-is(AND([GanttChart.L$8]&gt;=[GanttChart.$D48];[GanttChart.L$8]&lt;=[GanttChart.$D48]+[GanttChart.$F48]-1))" calcext:base-cell-address="GanttChart.L48"/>
          </calcext:conditional-format>
          <calcext:conditional-format calcext:target-range-address="GanttChart.L49:GanttChart.IN49">
            <calcext:condition calcext:apply-style-name="Excel_CondFormat_1_1_1" calcext:value="formula-is([GanttChart.L$8]=[GanttChart.$C$7])" calcext:base-cell-address="GanttChart.L48"/>
            <calcext:condition calcext:apply-style-name="Excel_CondFormat_1_1_2" calcext:value="formula-is(AND([GanttChart.L$8]&gt;=[GanttChart.$D48];[GanttChart.L$8]&lt;[GanttChart.$D48]+[GanttChart.$I48]))" calcext:base-cell-address="GanttChart.L48"/>
            <calcext:condition calcext:apply-style-name="Excel_CondFormat_1_1_3" calcext:value="formula-is(AND([GanttChart.L$8]&gt;=[GanttChart.$D48];[GanttChart.L$8]&lt;=[GanttChart.$D48]+[GanttChart.$F48]-1))" calcext:base-cell-address="GanttChart.L48"/>
          </calcext:conditional-format>
          <calcext:conditional-format calcext:target-range-address="GanttChart.L50:GanttChart.IN50">
            <calcext:condition calcext:apply-style-name="Excel_CondFormat_1_1_1" calcext:value="formula-is([GanttChart.L$8]=[GanttChart.$C$7])" calcext:base-cell-address="GanttChart.L48"/>
            <calcext:condition calcext:apply-style-name="Excel_CondFormat_1_1_2" calcext:value="formula-is(AND([GanttChart.L$8]&gt;=[GanttChart.$D48];[GanttChart.L$8]&lt;[GanttChart.$D48]+[GanttChart.$I48]))" calcext:base-cell-address="GanttChart.L48"/>
            <calcext:condition calcext:apply-style-name="Excel_CondFormat_1_1_3" calcext:value="formula-is(AND([GanttChart.L$8]&gt;=[GanttChart.$D48];[GanttChart.L$8]&lt;=[GanttChart.$D48]+[GanttChart.$F48]-1))" calcext:base-cell-address="GanttChart.L48"/>
          </calcext:conditional-format>
        </calcext:conditional-formats>
      </table:table>
      <table:named-expressions>
        <table:named-range table:name="Excel_BuiltIn_Print_Area_1" table:base-cell-address="$GanttChart.$A$1" table:cell-range-address="$GanttChart.$A$3:.$IO$38"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m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zxx" style:country-complex="none"/>
    </style:default-style>
    <number:number-style style:name="N0">
      <number:number number:min-integer-digits="1"/>
    </number:number-style>
    <number:percentage-style style:name="N111">
      <number:number number:decimal-places="0" loext:min-decimal-places="0" number:min-integer-digits="1"/>
      <number:text>%</number:text>
    </number:percentage-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3P0"/>
    </number:currency-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3P0" style:volatile="true">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loext:min-decimal-places="2" number:min-integer-digits="1" number:grouping="true"/>
      <number:text> </number:text>
    </number:number-style>
    <number:number-style style:name="N131P1" style:volatile="true">
      <number:text> (</number:text>
      <number:number number:decimal-places="2" loext:min-decimal-places="2" number:min-integer-digits="1" number:grouping="true"/>
      <number:text>)</number:text>
    </number:number-style>
    <number:number-style style:name="N131P2" style:volatile="true">
      <number:text> -</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3" number:min-exponent-digits="1" loext:exponent-interval="3" loext:forced-exponent-sign="true"/>
    </number:number-style>
    <number:date-style style:name="N141P0" style:volatile="true">
      <number:month/>
      <number:text>/</number:text>
      <number:day/>
    </number:date-style>
    <number:text-style style:name="N141">
      <number:text-content/>
      <style:map style:condition="value()&lt;=1.79769313486232E+308" style:apply-style-name="N141P0"/>
    </number:text-style>
    <number:date-style style:name="N142">
      <number:month/>
      <number:text>/</number:text>
      <number:day number:style="long"/>
      <number:text>/</number:text>
      <number:year/>
    </number:date-style>
    <number:date-style style:name="N143">
      <number:month number:textual="true"/>
      <number:text>, </number:text>
      <number:year number:style="long"/>
    </number:date-style>
    <number:date-style style:name="N144">
      <number:month number:style="long" number:textual="true"/>
      <number:text>, </number:text>
      <number:year number:style="long"/>
    </number:date-style>
    <number:date-style style:name="N145">
      <number:month number:textual="true"/>
    </number:date-style>
    <number:date-style style:name="N146">
      <number:month number:textual="true"/>
      <number:text>, </number:text>
      <number:year/>
    </number:date-style>
    <number:number-style style:name="N147">
      <number:number number:decimal-places="7" loext:min-decimal-places="7" number:min-integer-digits="1"/>
    </number:number-style>
    <number:number-style style:name="N148">
      <number:number number:decimal-places="6" loext:min-decimal-places="6" number:min-integer-digits="1"/>
    </number:number-style>
    <number:number-style style:name="N149">
      <number:number number:decimal-places="5" loext:min-decimal-places="5" number:min-integer-digits="1"/>
    </number:number-style>
    <number:number-style style:name="N150">
      <number:number number:decimal-places="4" loext:min-decimal-places="4" number:min-integer-digits="1"/>
    </number:number-style>
    <number:number-style style:name="N151">
      <number:number number:decimal-places="3" loext:min-decimal-places="3" number:min-integer-digits="1"/>
    </number:number-style>
    <number:date-style style:name="N152">
      <number:year number:style="long"/>
    </number:date-style>
    <number:time-style style:name="N153">
      <number:hours/>
      <number:text>:</number:text>
      <number:minutes number:style="long"/>
      <number:text>:</number:text>
      <number:seconds number:style="long"/>
      <number:text> </number:text>
      <number:am-pm/>
    </number:time-style>
    <number:number-style style:name="N154">
      <number:number number:decimal-places="1" loext:min-decimal-places="1" number:min-integer-digits="1"/>
    </number:number-style>
    <number:date-style style:name="N155">
      <number:month number:textual="true"/>
      <number:text>-</number:text>
      <number:year number:style="long"/>
    </number:date-style>
    <number:date-style style:name="N156">
      <number:month/>
      <number:text> / </number:text>
      <number:day/>
      <number:text> / </number:text>
      <number:year/>
    </number:date-style>
    <number:date-style style:name="N157">
      <number:text>(</number:text>
      <number:day-of-week/>
      <number:text>)</number:text>
    </number:date-style>
    <number:date-style style:name="N158">
      <number:day number:style="long"/>
      <number:text> - </number:text>
      <number:month number:textual="true"/>
      <number:text> - </number:text>
      <number:year/>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11"/>
    <style:style style:name="Excel_5f_BuiltIn_5f_Hyperlink" style:display-name="Excel_BuiltIn_Hyperlink" style:family="table-cell" style:parent-style-name="Default">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2.7mm" fo:margin-bottom="24.99mm" fo:margin-left="12.7mm" fo:margin-right="12.7mm" style:first-page-number="continue" loext:scale-to-X="1" loext:scale-to-Y="1" style:writing-mode="lr-tb"/>
      <style:header-style>
        <style:header-footer-properties fo:min-height="7.51mm" fo:margin-left="6.3mm" fo:margin-right="6.3mm" fo:margin-bottom="0mm"/>
      </style:header-style>
      <style:footer-style>
        <style:header-footer-properties fo:min-height="7.51mm" fo:margin-left="6.3mm" fo:margin-right="6.3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17:08:33.309646172">00:00:00</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7-03-27T15:24:12.524372009</meta:creation-date>
    <meta:keyword>business</meta:keyword>
    <meta:keyword>project management</meta:keyword>
    <meta:keyword>project</meta:keyword>
    <meta:keyword>schedule</meta:keyword>
    <meta:keyword>timeline</meta:keyword>
    <meta:keyword>spreadsheet</meta:keyword>
    <meta:keyword>template</meta:keyword>
    <meta:editing-cycles>5</meta:editing-cycles>
    <meta:editing-duration>PT15M20S</meta:editing-duration>
    <dc:date>2017-03-27T17:10:38.757857145</dc:date>
    <meta:document-statistic meta:table-count="1" meta:cell-count="685"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